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OT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608" calcext:value-type="float">
            <text:p>0.29608</text:p>
          </table:table-cell>
          <table:table-cell office:value-type="float" office:value="0.165432" calcext:value-type="float">
            <text:p>0.16543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25" calcext:value-type="float">
            <text:p>0.2925</text:p>
          </table:table-cell>
          <table:table-cell office:value-type="float" office:value="1.888" calcext:value-type="float">
            <text:p>1.8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839" calcext:value-type="float">
            <text:p>0.26839</text:p>
          </table:table-cell>
          <table:table-cell office:value-type="float" office:value="0.0502563" calcext:value-type="float">
            <text:p>0.050256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85" calcext:value-type="float">
            <text:p>0.285</text:p>
          </table:table-cell>
          <table:table-cell office:value-type="float" office:value="0.705" calcext:value-type="float">
            <text:p>0.7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76" calcext:value-type="float">
            <text:p>0.24576</text:p>
          </table:table-cell>
          <table:table-cell office:value-type="float" office:value="0.039956" calcext:value-type="float">
            <text:p>0.039956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61" calcext:value-type="float">
            <text:p>0.5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188" calcext:value-type="float">
            <text:p>0.24188</text:p>
          </table:table-cell>
          <table:table-cell office:value-type="float" office:value="0.0368652" calcext:value-type="float">
            <text:p>0.036865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427" calcext:value-type="float">
            <text:p>0.4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36" calcext:value-type="float">
            <text:p>0.24636</text:p>
          </table:table-cell>
          <table:table-cell office:value-type="float" office:value="0.0250202" calcext:value-type="float">
            <text:p>0.025020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4" calcext:value-type="float">
            <text:p>0.244</text:p>
          </table:table-cell>
          <table:table-cell office:value-type="float" office:value="0.394" calcext:value-type="float">
            <text:p>0.3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627" calcext:value-type="float">
            <text:p>0.26627</text:p>
          </table:table-cell>
          <table:table-cell office:value-type="float" office:value="0.0286911" calcext:value-type="float">
            <text:p>0.028691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421" calcext:value-type="float">
            <text:p>0.42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0231993" calcext:value-type="float">
            <text:p>0.023199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279" calcext:value-type="float">
            <text:p>0.279</text:p>
          </table:table-cell>
          <table:table-cell office:value-type="float" office:value="0.379" calcext:value-type="float">
            <text:p>0.37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0376954" calcext:value-type="float">
            <text:p>0.037695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4" calcext:value-type="float">
            <text:p>0.324</text:p>
          </table:table-cell>
          <table:table-cell office:value-type="float" office:value="0.462" calcext:value-type="float">
            <text:p>0.4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099" calcext:value-type="float">
            <text:p>0.33099</text:p>
          </table:table-cell>
          <table:table-cell office:value-type="float" office:value="0.0328738" calcext:value-type="float">
            <text:p>0.032873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495" calcext:value-type="float">
            <text:p>0.4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866" calcext:value-type="float">
            <text:p>0.39866</text:p>
          </table:table-cell>
          <table:table-cell office:value-type="float" office:value="0.0292076" calcext:value-type="float">
            <text:p>0.029207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4" calcext:value-type="float">
            <text:p>0.5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398" calcext:value-type="float">
            <text:p>0.58398</text:p>
          </table:table-cell>
          <table:table-cell office:value-type="float" office:value="0.0526471" calcext:value-type="float">
            <text:p>0.052647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8" calcext:value-type="float">
            <text:p>0.578</text:p>
          </table:table-cell>
          <table:table-cell office:value-type="float" office:value="0.935" calcext:value-type="float">
            <text:p>0.9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1578" calcext:value-type="float">
            <text:p>0.91578</text:p>
          </table:table-cell>
          <table:table-cell office:value-type="float" office:value="0.0527531" calcext:value-type="float">
            <text:p>0.052753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9" calcext:value-type="float">
            <text:p>0.89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26" calcext:value-type="float">
            <text:p>0.926</text:p>
          </table:table-cell>
          <table:table-cell office:value-type="float" office:value="1.273" calcext:value-type="float">
            <text:p>1.2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4072" calcext:value-type="float">
            <text:p>1.54072</text:p>
          </table:table-cell>
          <table:table-cell office:value-type="float" office:value="0.0811116" calcext:value-type="float">
            <text:p>0.0811116</text:p>
          </table:table-cell>
          <table:table-cell office:value-type="float" office:value="1.415" calcext:value-type="float">
            <text:p>1.415</text:p>
          </table:table-cell>
          <table:table-cell office:value-type="float" office:value="1.484" calcext:value-type="float">
            <text:p>1.484</text:p>
          </table:table-cell>
          <table:table-cell office:value-type="float" office:value="1.537" calcext:value-type="float">
            <text:p>1.537</text:p>
          </table:table-cell>
          <table:table-cell office:value-type="float" office:value="1.5655" calcext:value-type="float">
            <text:p>1.5655</text:p>
          </table:table-cell>
          <table:table-cell office:value-type="float" office:value="1.916" calcext:value-type="float">
            <text:p>1.9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7295" calcext:value-type="float">
            <text:p>2.77295</text:p>
          </table:table-cell>
          <table:table-cell office:value-type="float" office:value="0.194737" calcext:value-type="float">
            <text:p>0.194737</text:p>
          </table:table-cell>
          <table:table-cell office:value-type="float" office:value="2.592" calcext:value-type="float">
            <text:p>2.592</text:p>
          </table:table-cell>
          <table:table-cell office:value-type="float" office:value="2.641" calcext:value-type="float">
            <text:p>2.641</text:p>
          </table:table-cell>
          <table:table-cell office:value-type="float" office:value="2.771" calcext:value-type="float">
            <text:p>2.771</text:p>
          </table:table-cell>
          <table:table-cell office:value-type="float" office:value="2.791" calcext:value-type="float">
            <text:p>2.791</text:p>
          </table:table-cell>
          <table:table-cell office:value-type="float" office:value="3.805" calcext:value-type="float">
            <text:p>3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0473" calcext:value-type="float">
            <text:p>5.0473</text:p>
          </table:table-cell>
          <table:table-cell office:value-type="float" office:value="0.347337" calcext:value-type="float">
            <text:p>0.347337</text:p>
          </table:table-cell>
          <table:table-cell office:value-type="float" office:value="4.615" calcext:value-type="float">
            <text:p>4.615</text:p>
          </table:table-cell>
          <table:table-cell office:value-type="float" office:value="4.824" calcext:value-type="float">
            <text:p>4.824</text:p>
          </table:table-cell>
          <table:table-cell office:value-type="float" office:value="5.0495" calcext:value-type="float">
            <text:p>5.0495</text:p>
          </table:table-cell>
          <table:table-cell office:value-type="float" office:value="5.1205" calcext:value-type="float">
            <text:p>5.1205</text:p>
          </table:table-cell>
          <table:table-cell office:value-type="float" office:value="7.29" calcext:value-type="float">
            <text:p>7.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4696" calcext:value-type="float">
            <text:p>10.4696</text:p>
          </table:table-cell>
          <table:table-cell office:value-type="float" office:value="0.625019" calcext:value-type="float">
            <text:p>0.625019</text:p>
          </table:table-cell>
          <table:table-cell office:value-type="float" office:value="9.07" calcext:value-type="float">
            <text:p>9.07</text:p>
          </table:table-cell>
          <table:table-cell office:value-type="float" office:value="10.2235" calcext:value-type="float">
            <text:p>10.2235</text:p>
          </table:table-cell>
          <table:table-cell office:value-type="float" office:value="10.317" calcext:value-type="float">
            <text:p>10.317</text:p>
          </table:table-cell>
          <table:table-cell office:value-type="float" office:value="10.656" calcext:value-type="float">
            <text:p>10.656</text:p>
          </table:table-cell>
          <table:table-cell office:value-type="float" office:value="14.197" calcext:value-type="float">
            <text:p>14.1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1612" calcext:value-type="float">
            <text:p>23.1612</text:p>
          </table:table-cell>
          <table:table-cell office:value-type="float" office:value="1.22361" calcext:value-type="float">
            <text:p>1.22361</text:p>
          </table:table-cell>
          <table:table-cell office:value-type="float" office:value="19.212" calcext:value-type="float">
            <text:p>19.212</text:p>
          </table:table-cell>
          <table:table-cell office:value-type="float" office:value="22.4085" calcext:value-type="float">
            <text:p>22.4085</text:p>
          </table:table-cell>
          <table:table-cell office:value-type="float" office:value="23.149" calcext:value-type="float">
            <text:p>23.149</text:p>
          </table:table-cell>
          <table:table-cell office:value-type="float" office:value="23.4765" calcext:value-type="float">
            <text:p>23.4765</text:p>
          </table:table-cell>
          <table:table-cell office:value-type="float" office:value="28.982" calcext:value-type="float">
            <text:p>28.9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.6754" calcext:value-type="float">
            <text:p>47.6754</text:p>
          </table:table-cell>
          <table:table-cell office:value-type="float" office:value="2.57412" calcext:value-type="float">
            <text:p>2.57412</text:p>
          </table:table-cell>
          <table:table-cell office:value-type="float" office:value="42.472" calcext:value-type="float">
            <text:p>42.472</text:p>
          </table:table-cell>
          <table:table-cell office:value-type="float" office:value="46.479" calcext:value-type="float">
            <text:p>46.479</text:p>
          </table:table-cell>
          <table:table-cell office:value-type="float" office:value="47.59" calcext:value-type="float">
            <text:p>47.59</text:p>
          </table:table-cell>
          <table:table-cell office:value-type="float" office:value="48.6885" calcext:value-type="float">
            <text:p>48.6885</text:p>
          </table:table-cell>
          <table:table-cell office:value-type="float" office:value="59.994" calcext:value-type="float">
            <text:p>59.9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.808" calcext:value-type="float">
            <text:p>114.808</text:p>
          </table:table-cell>
          <table:table-cell office:value-type="float" office:value="2.31232" calcext:value-type="float">
            <text:p>2.31232</text:p>
          </table:table-cell>
          <table:table-cell office:value-type="float" office:value="103.95" calcext:value-type="float">
            <text:p>103.95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115.552" calcext:value-type="float">
            <text:p>115.552</text:p>
          </table:table-cell>
          <table:table-cell office:value-type="float" office:value="116.519" calcext:value-type="float">
            <text:p>116.519</text:p>
          </table:table-cell>
          <table:table-cell office:value-type="float" office:value="118.02" calcext:value-type="float">
            <text:p>118.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.552" calcext:value-type="float">
            <text:p>230.552</text:p>
          </table:table-cell>
          <table:table-cell office:value-type="float" office:value="2.47395" calcext:value-type="float">
            <text:p>2.47395</text:p>
          </table:table-cell>
          <table:table-cell office:value-type="float" office:value="218.46" calcext:value-type="float">
            <text:p>218.46</text:p>
          </table:table-cell>
          <table:table-cell office:value-type="float" office:value="229.715" calcext:value-type="float">
            <text:p>229.715</text:p>
          </table:table-cell>
          <table:table-cell office:value-type="float" office:value="230.986" calcext:value-type="float">
            <text:p>230.986</text:p>
          </table:table-cell>
          <table:table-cell office:value-type="float" office:value="232.273" calcext:value-type="float">
            <text:p>232.273</text:p>
          </table:table-cell>
          <table:table-cell office:value-type="float" office:value="233.419" calcext:value-type="float">
            <text:p>233.41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6.658" calcext:value-type="float">
            <text:p>466.658</text:p>
          </table:table-cell>
          <table:table-cell office:value-type="float" office:value="3.65157" calcext:value-type="float">
            <text:p>3.65157</text:p>
          </table:table-cell>
          <table:table-cell office:value-type="float" office:value="444.856" calcext:value-type="float">
            <text:p>444.856</text:p>
          </table:table-cell>
          <table:table-cell office:value-type="float" office:value="465.762" calcext:value-type="float">
            <text:p>465.762</text:p>
          </table:table-cell>
          <table:table-cell office:value-type="float" office:value="467.146" calcext:value-type="float">
            <text:p>467.146</text:p>
          </table:table-cell>
          <table:table-cell office:value-type="float" office:value="469.151" calcext:value-type="float">
            <text:p>469.151</text:p>
          </table:table-cell>
          <table:table-cell office:value-type="float" office:value="470.951" calcext:value-type="float">
            <text:p>470.9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1.085" calcext:value-type="float">
            <text:p>931.085</text:p>
          </table:table-cell>
          <table:table-cell office:value-type="float" office:value="3.64233" calcext:value-type="float">
            <text:p>3.64233</text:p>
          </table:table-cell>
          <table:table-cell office:value-type="float" office:value="920.219" calcext:value-type="float">
            <text:p>920.219</text:p>
          </table:table-cell>
          <table:table-cell office:value-type="float" office:value="928.693" calcext:value-type="float">
            <text:p>928.693</text:p>
          </table:table-cell>
          <table:table-cell office:value-type="float" office:value="929.944" calcext:value-type="float">
            <text:p>929.944</text:p>
          </table:table-cell>
          <table:table-cell office:value-type="float" office:value="934.548" calcext:value-type="float">
            <text:p>934.548</text:p>
          </table:table-cell>
          <table:table-cell office:value-type="float" office:value="937.907" calcext:value-type="float">
            <text:p>937.9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97.59" calcext:value-type="float">
            <text:p>1897.59</text:p>
          </table:table-cell>
          <table:table-cell office:value-type="float" office:value="6.76184" calcext:value-type="float">
            <text:p>6.76184</text:p>
          </table:table-cell>
          <table:table-cell office:value-type="float" office:value="1884.51" calcext:value-type="float">
            <text:p>1884.51</text:p>
          </table:table-cell>
          <table:table-cell office:value-type="float" office:value="1891.68" calcext:value-type="float">
            <text:p>1891.68</text:p>
          </table:table-cell>
          <table:table-cell office:value-type="float" office:value="1894.49" calcext:value-type="float">
            <text:p>1894.49</text:p>
          </table:table-cell>
          <table:table-cell office:value-type="float" office:value="1904.35" calcext:value-type="float">
            <text:p>1904.35</text:p>
          </table:table-cell>
          <table:table-cell office:value-type="float" office:value="1908.38" calcext:value-type="float">
            <text:p>1908.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73.43" calcext:value-type="float">
            <text:p>4073.43</text:p>
          </table:table-cell>
          <table:table-cell office:value-type="float" office:value="57.6341" calcext:value-type="float">
            <text:p>57.6341</text:p>
          </table:table-cell>
          <table:table-cell office:value-type="float" office:value="3768.91" calcext:value-type="float">
            <text:p>3768.91</text:p>
          </table:table-cell>
          <table:table-cell office:value-type="float" office:value="4078.14" calcext:value-type="float">
            <text:p>4078.14</text:p>
          </table:table-cell>
          <table:table-cell office:value-type="float" office:value="4084.76" calcext:value-type="float">
            <text:p>4084.76</text:p>
          </table:table-cell>
          <table:table-cell office:value-type="float" office:value="4089.74" calcext:value-type="float">
            <text:p>4089.74</text:p>
          </table:table-cell>
          <table:table-cell office:value-type="float" office:value="4115.15" calcext:value-type="float">
            <text:p>4115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26.07" calcext:value-type="float">
            <text:p>9026.07</text:p>
          </table:table-cell>
          <table:table-cell office:value-type="float" office:value="66.0396" calcext:value-type="float">
            <text:p>66.0396</text:p>
          </table:table-cell>
          <table:table-cell office:value-type="float" office:value="8415.78" calcext:value-type="float">
            <text:p>8415.78</text:p>
          </table:table-cell>
          <table:table-cell office:value-type="float" office:value="9023.59" calcext:value-type="float">
            <text:p>9023.59</text:p>
          </table:table-cell>
          <table:table-cell office:value-type="float" office:value="9032.97" calcext:value-type="float">
            <text:p>9032.97</text:p>
          </table:table-cell>
          <table:table-cell office:value-type="float" office:value="9044.39" calcext:value-type="float">
            <text:p>9044.39</text:p>
          </table:table-cell>
          <table:table-cell office:value-type="float" office:value="9079.95" calcext:value-type="float">
            <text:p>9079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94699" calcext:value-type="float">
            <text:p>0.0994699</text:p>
          </table:table-cell>
          <table:table-cell office:value-type="float" office:value="1.04802" calcext:value-type="float">
            <text:p>1.04802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3" calcext:value-type="float">
            <text:p>0.1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93998" calcext:value-type="float">
            <text:p>0.0993998</text:p>
          </table:table-cell>
          <table:table-cell office:value-type="float" office:value="1.03684" calcext:value-type="float">
            <text:p>1.0368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33" calcext:value-type="float">
            <text:p>0.1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7398" calcext:value-type="float">
            <text:p>0.127398</text:p>
          </table:table-cell>
          <table:table-cell office:value-type="float" office:value="1.03325" calcext:value-type="float">
            <text:p>1.0332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9" calcext:value-type="float">
            <text:p>0.1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6876" calcext:value-type="float">
            <text:p>0.126876</text:p>
          </table:table-cell>
          <table:table-cell office:value-type="float" office:value="1.03605" calcext:value-type="float">
            <text:p>1.0360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59" calcext:value-type="float">
            <text:p>0.1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5731" calcext:value-type="float">
            <text:p>0.155731</text:p>
          </table:table-cell>
          <table:table-cell office:value-type="float" office:value="1.03161" calcext:value-type="float">
            <text:p>1.03161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6" calcext:value-type="float">
            <text:p>0.1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4979" calcext:value-type="float">
            <text:p>0.154979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86" calcext:value-type="float">
            <text:p>0.1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3036" calcext:value-type="float">
            <text:p>0.183036</text:p>
          </table:table-cell>
          <table:table-cell office:value-type="float" office:value="1.03011" calcext:value-type="float">
            <text:p>1.03011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3" calcext:value-type="float">
            <text:p>0.21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302" calcext:value-type="float">
            <text:p>0.18302</text:p>
          </table:table-cell>
          <table:table-cell office:value-type="float" office:value="1.02532" calcext:value-type="float">
            <text:p>1.02532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5" calcext:value-type="float">
            <text:p>0.2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1949" calcext:value-type="float">
            <text:p>0.211949</text:p>
          </table:table-cell>
          <table:table-cell office:value-type="float" office:value="1.02396" calcext:value-type="float">
            <text:p>1.02396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42" calcext:value-type="float">
            <text:p>0.2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2441" calcext:value-type="float">
            <text:p>0.212441</text:p>
          </table:table-cell>
          <table:table-cell office:value-type="float" office:value="1.02341" calcext:value-type="float">
            <text:p>1.0234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5" calcext:value-type="float">
            <text:p>0.2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1766" calcext:value-type="float">
            <text:p>0.241766</text:p>
          </table:table-cell>
          <table:table-cell office:value-type="float" office:value="1.02116" calcext:value-type="float">
            <text:p>1.02116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3" calcext:value-type="float">
            <text:p>0.27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6266" calcext:value-type="float">
            <text:p>0.246266</text:p>
          </table:table-cell>
          <table:table-cell office:value-type="float" office:value="1.02097" calcext:value-type="float">
            <text:p>1.0209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7753" calcext:value-type="float">
            <text:p>0.277753</text:p>
          </table:table-cell>
          <table:table-cell office:value-type="float" office:value="1.01839" calcext:value-type="float">
            <text:p>1.0183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309" calcext:value-type="float">
            <text:p>0.3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57" calcext:value-type="float">
            <text:p>0.3057</text:p>
          </table:table-cell>
          <table:table-cell office:value-type="float" office:value="1.02957" calcext:value-type="float">
            <text:p>1.0295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" calcext:value-type="float">
            <text:p>0.31</text:p>
          </table:table-cell>
          <table:table-cell office:value-type="float" office:value="0.328" calcext:value-type="float">
            <text:p>0.32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4766" calcext:value-type="float">
            <text:p>0.384766</text:p>
          </table:table-cell>
          <table:table-cell office:value-type="float" office:value="1.01339" calcext:value-type="float">
            <text:p>1.01339</text:p>
          </table:table-cell>
          <table:table-cell office:value-type="float" office:value="0.381" calcext:value-type="float">
            <text:p>0.381</text:p>
          </table:table-cell>
          <table:table-cell table:number-columns-repeated="2" office:value-type="float" office:value="0.383" calcext:value-type="float">
            <text:p>0.383</text:p>
          </table:table-cell>
          <table:table-cell office:value-type="float" office:value="0.384" calcext:value-type="float">
            <text:p>0.384</text:p>
          </table:table-cell>
          <table:table-cell office:value-type="float" office:value="0.414" calcext:value-type="float">
            <text:p>0.4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6998" calcext:value-type="float">
            <text:p>0.556998</text:p>
          </table:table-cell>
          <table:table-cell office:value-type="float" office:value="1.00894" calcext:value-type="float">
            <text:p>1.0089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7" calcext:value-type="float">
            <text:p>0.58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4234" calcext:value-type="float">
            <text:p>1.64234</text:p>
          </table:table-cell>
          <table:table-cell office:value-type="float" office:value="1.00438" calcext:value-type="float">
            <text:p>1.00438</text:p>
          </table:table-cell>
          <table:table-cell office:value-type="float" office:value="1.604" calcext:value-type="float">
            <text:p>1.604</text:p>
          </table:table-cell>
          <table:table-cell office:value-type="float" office:value="1.639" calcext:value-type="float">
            <text:p>1.639</text:p>
          </table:table-cell>
          <table:table-cell office:value-type="float" office:value="1.641" calcext:value-type="float">
            <text:p>1.641</text:p>
          </table:table-cell>
          <table:table-cell office:value-type="float" office:value="1.644" calcext:value-type="float">
            <text:p>1.644</text:p>
          </table:table-cell>
          <table:table-cell office:value-type="float" office:value="1.683" calcext:value-type="float">
            <text:p>1.68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9558" calcext:value-type="float">
            <text:p>3.09558</text:p>
          </table:table-cell>
          <table:table-cell office:value-type="float" office:value="1.0025" calcext:value-type="float">
            <text:p>1.0025</text:p>
          </table:table-cell>
          <table:table-cell office:value-type="float" office:value="3.082" calcext:value-type="float">
            <text:p>3.082</text:p>
          </table:table-cell>
          <table:table-cell office:value-type="float" office:value="3.091" calcext:value-type="float">
            <text:p>3.091</text:p>
          </table:table-cell>
          <table:table-cell office:value-type="float" office:value="3.094" calcext:value-type="float">
            <text:p>3.094</text:p>
          </table:table-cell>
          <table:table-cell office:value-type="float" office:value="3.097" calcext:value-type="float">
            <text:p>3.097</text:p>
          </table:table-cell>
          <table:table-cell office:value-type="float" office:value="3.126" calcext:value-type="float">
            <text:p>3.1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40511" calcext:value-type="float">
            <text:p>6.40511</text:p>
          </table:table-cell>
          <table:table-cell office:value-type="float" office:value="1.00177" calcext:value-type="float">
            <text:p>1.00177</text:p>
          </table:table-cell>
          <table:table-cell office:value-type="float" office:value="6.358" calcext:value-type="float">
            <text:p>6.358</text:p>
          </table:table-cell>
          <table:table-cell office:value-type="float" office:value="6.398" calcext:value-type="float">
            <text:p>6.398</text:p>
          </table:table-cell>
          <table:table-cell office:value-type="float" office:value="6.404" calcext:value-type="float">
            <text:p>6.404</text:p>
          </table:table-cell>
          <table:table-cell office:value-type="float" office:value="6.4115" calcext:value-type="float">
            <text:p>6.4115</text:p>
          </table:table-cell>
          <table:table-cell office:value-type="float" office:value="6.437" calcext:value-type="float">
            <text:p>6.43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12.497" calcext:value-type="float">
            <text:p>12.497</text:p>
          </table:table-cell>
          <table:table-cell office:value-type="float" office:value="12.521" calcext:value-type="float">
            <text:p>12.521</text:p>
          </table:table-cell>
          <table:table-cell office:value-type="float" office:value="12.5285" calcext:value-type="float">
            <text:p>12.5285</text:p>
          </table:table-cell>
          <table:table-cell office:value-type="float" office:value="12.535" calcext:value-type="float">
            <text:p>12.535</text:p>
          </table:table-cell>
          <table:table-cell office:value-type="float" office:value="12.576" calcext:value-type="float">
            <text:p>12.5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7278" calcext:value-type="float">
            <text:p>26.7278</text:p>
          </table:table-cell>
          <table:table-cell office:value-type="float" office:value="1.00069" calcext:value-type="float">
            <text:p>1.00069</text:p>
          </table:table-cell>
          <table:table-cell office:value-type="float" office:value="26.65" calcext:value-type="float">
            <text:p>26.65</text:p>
          </table:table-cell>
          <table:table-cell office:value-type="float" office:value="26.7185" calcext:value-type="float">
            <text:p>26.7185</text:p>
          </table:table-cell>
          <table:table-cell office:value-type="float" office:value="26.728" calcext:value-type="float">
            <text:p>26.728</text:p>
          </table:table-cell>
          <table:table-cell office:value-type="float" office:value="26.741" calcext:value-type="float">
            <text:p>26.741</text:p>
          </table:table-cell>
          <table:table-cell office:value-type="float" office:value="26.779" calcext:value-type="float">
            <text:p>26.7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.5436" calcext:value-type="float">
            <text:p>53.5436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53.487" calcext:value-type="float">
            <text:p>53.487</text:p>
          </table:table-cell>
          <table:table-cell office:value-type="float" office:value="53.519" calcext:value-type="float">
            <text:p>53.519</text:p>
          </table:table-cell>
          <table:table-cell office:value-type="float" office:value="53.5405" calcext:value-type="float">
            <text:p>53.5405</text:p>
          </table:table-cell>
          <table:table-cell office:value-type="float" office:value="53.5635" calcext:value-type="float">
            <text:p>53.5635</text:p>
          </table:table-cell>
          <table:table-cell office:value-type="float" office:value="53.628" calcext:value-type="float">
            <text:p>53.62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4.733" calcext:value-type="float">
            <text:p>114.733</text:p>
          </table:table-cell>
          <table:table-cell office:value-type="float" office:value="1.00034" calcext:value-type="float">
            <text:p>1.00034</text:p>
          </table:table-cell>
          <table:table-cell office:value-type="float" office:value="114.634" calcext:value-type="float">
            <text:p>114.634</text:p>
          </table:table-cell>
          <table:table-cell office:value-type="float" office:value="114.708" calcext:value-type="float">
            <text:p>114.708</text:p>
          </table:table-cell>
          <table:table-cell office:value-type="float" office:value="114.736" calcext:value-type="float">
            <text:p>114.736</text:p>
          </table:table-cell>
          <table:table-cell office:value-type="float" office:value="114.759" calcext:value-type="float">
            <text:p>114.759</text:p>
          </table:table-cell>
          <table:table-cell office:value-type="float" office:value="114.822" calcext:value-type="float">
            <text:p>114.8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1.06" calcext:value-type="float">
            <text:p>231.06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230.839" calcext:value-type="float">
            <text:p>230.839</text:p>
          </table:table-cell>
          <table:table-cell office:value-type="float" office:value="230.991" calcext:value-type="float">
            <text:p>230.991</text:p>
          </table:table-cell>
          <table:table-cell office:value-type="float" office:value="231.055" calcext:value-type="float">
            <text:p>231.055</text:p>
          </table:table-cell>
          <table:table-cell office:value-type="float" office:value="231.134" calcext:value-type="float">
            <text:p>231.134</text:p>
          </table:table-cell>
          <table:table-cell office:value-type="float" office:value="231.416" calcext:value-type="float">
            <text:p>231.4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3.561" calcext:value-type="float">
            <text:p>493.561</text:p>
          </table:table-cell>
          <table:table-cell office:value-type="float" office:value="1.00035" calcext:value-type="float">
            <text:p>1.00035</text:p>
          </table:table-cell>
          <table:table-cell office:value-type="float" office:value="493.088" calcext:value-type="float">
            <text:p>493.088</text:p>
          </table:table-cell>
          <table:table-cell office:value-type="float" office:value="493.445" calcext:value-type="float">
            <text:p>493.445</text:p>
          </table:table-cell>
          <table:table-cell office:value-type="float" office:value="493.568" calcext:value-type="float">
            <text:p>493.568</text:p>
          </table:table-cell>
          <table:table-cell office:value-type="float" office:value="493.661" calcext:value-type="float">
            <text:p>493.661</text:p>
          </table:table-cell>
          <table:table-cell office:value-type="float" office:value="494.346" calcext:value-type="float">
            <text:p>494.3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151294" calcext:value-type="float">
            <text:p>0.015129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103" calcext:value-type="float">
            <text:p>0.1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997" calcext:value-type="float">
            <text:p>0.02997</text:p>
          </table:table-cell>
          <table:table-cell office:value-type="float" office:value="0.00368091" calcext:value-type="float">
            <text:p>0.0036809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51" calcext:value-type="float">
            <text:p>0.04451</text:p>
          </table:table-cell>
          <table:table-cell office:value-type="float" office:value="0.00109996" calcext:value-type="float">
            <text:p>0.00109996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00886341" calcext:value-type="float">
            <text:p>0.0008863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" calcext:value-type="float">
            <text:p>0.04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123" calcext:value-type="float">
            <text:p>0.06123</text:p>
          </table:table-cell>
          <table:table-cell office:value-type="float" office:value="0.0124063" calcext:value-type="float">
            <text:p>0.012406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142" calcext:value-type="float">
            <text:p>0.1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0919891" calcext:value-type="float">
            <text:p>0.0091989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15" calcext:value-type="float">
            <text:p>0.1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438" calcext:value-type="float">
            <text:p>0.07438</text:p>
          </table:table-cell>
          <table:table-cell office:value-type="float" office:value="0.00148176" calcext:value-type="float">
            <text:p>0.0014817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441" calcext:value-type="float">
            <text:p>0.07441</text:p>
          </table:table-cell>
          <table:table-cell office:value-type="float" office:value="0.00496205" calcext:value-type="float">
            <text:p>0.00496205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6" calcext:value-type="float">
            <text:p>0.1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0.0018451" calcext:value-type="float">
            <text:p>0.001845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027" calcext:value-type="float">
            <text:p>0.09027</text:p>
          </table:table-cell>
          <table:table-cell office:value-type="float" office:value="0.011843" calcext:value-type="float">
            <text:p>0.01184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389" calcext:value-type="float">
            <text:p>0.10389</text:p>
          </table:table-cell>
          <table:table-cell office:value-type="float" office:value="0.00482886" calcext:value-type="float">
            <text:p>0.00482886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052469" calcext:value-type="float">
            <text:p>0.00524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8" calcext:value-type="float">
            <text:p>0.1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787" calcext:value-type="float">
            <text:p>0.11787</text:p>
          </table:table-cell>
          <table:table-cell office:value-type="float" office:value="0.00209597" calcext:value-type="float">
            <text:p>0.002095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0143267" calcext:value-type="float">
            <text:p>0.01432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202" calcext:value-type="float">
            <text:p>0.2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504" calcext:value-type="float">
            <text:p>0.13504</text:p>
          </table:table-cell>
          <table:table-cell office:value-type="float" office:value="0.00474325" calcext:value-type="float">
            <text:p>0.004743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65" calcext:value-type="float">
            <text:p>0.1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658" calcext:value-type="float">
            <text:p>0.13658</text:p>
          </table:table-cell>
          <table:table-cell office:value-type="float" office:value="0.00961995" calcext:value-type="float">
            <text:p>0.009619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97" calcext:value-type="float">
            <text:p>0.15097</text:p>
          </table:table-cell>
          <table:table-cell office:value-type="float" office:value="0.0103696" calcext:value-type="float">
            <text:p>0.010369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366" calcext:value-type="float">
            <text:p>0.15366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41" calcext:value-type="float">
            <text:p>0.2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6487" calcext:value-type="float">
            <text:p>0.16487</text:p>
          </table:table-cell>
          <table:table-cell office:value-type="float" office:value="0.00317696" calcext:value-type="float">
            <text:p>0.00317696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6806" calcext:value-type="float">
            <text:p>0.16806</text:p>
          </table:table-cell>
          <table:table-cell office:value-type="float" office:value="0.0103777" calcext:value-type="float">
            <text:p>0.010377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48" calcext:value-type="float">
            <text:p>0.2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00765898" calcext:value-type="float">
            <text:p>0.0076589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239" calcext:value-type="float">
            <text:p>0.23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212" calcext:value-type="float">
            <text:p>0.18212</text:p>
          </table:table-cell>
          <table:table-cell office:value-type="float" office:value="0.00921768" calcext:value-type="float">
            <text:p>0.0092176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239" calcext:value-type="float">
            <text:p>0.23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9942" calcext:value-type="float">
            <text:p>0.19942</text:p>
          </table:table-cell>
          <table:table-cell office:value-type="float" office:value="0.0439514" calcext:value-type="float">
            <text:p>0.04395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194" calcext:value-type="float">
            <text:p>0.194</text:p>
          </table:table-cell>
          <table:table-cell office:value-type="float" office:value="0.609" calcext:value-type="float">
            <text:p>0.6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641" calcext:value-type="float">
            <text:p>0.19641</text:p>
          </table:table-cell>
          <table:table-cell office:value-type="float" office:value="0.0124821" calcext:value-type="float">
            <text:p>0.012482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75" calcext:value-type="float">
            <text:p>0.2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122" calcext:value-type="float">
            <text:p>0.21122</text:p>
          </table:table-cell>
          <table:table-cell office:value-type="float" office:value="0.00821776" calcext:value-type="float">
            <text:p>0.0082177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7" calcext:value-type="float">
            <text:p>0.2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36972" calcext:value-type="float">
            <text:p>0.0436972</text:p>
          </table:table-cell>
          <table:table-cell office:value-type="float" office:value="5.077" calcext:value-type="float">
            <text:p>5.07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4986" calcext:value-type="float">
            <text:p>0.09249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7" calcext:value-type="float">
            <text:p>0.1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4002" calcext:value-type="float">
            <text:p>0.0414002</text:p>
          </table:table-cell>
          <table:table-cell office:value-type="float" office:value="5.17743" calcext:value-type="float">
            <text:p>5.177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2481" calcext:value-type="float">
            <text:p>0.016248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71" calcext:value-type="float">
            <text:p>0.17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41949" calcext:value-type="float">
            <text:p>0.0941949</text:p>
          </table:table-cell>
          <table:table-cell office:value-type="float" office:value="3.60443" calcext:value-type="float">
            <text:p>3.604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6" calcext:value-type="float">
            <text:p>0.166</text:p>
          </table:table-cell>
          <table:table-cell office:value-type="float" office:value="0.239" calcext:value-type="float">
            <text:p>0.2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71949" calcext:value-type="float">
            <text:p>0.0771949</text:p>
          </table:table-cell>
          <table:table-cell office:value-type="float" office:value="4.3269" calcext:value-type="float">
            <text:p>4.326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3406" calcext:value-type="float">
            <text:p>0.123406</text:p>
          </table:table-cell>
          <table:table-cell office:value-type="float" office:value="0.166" calcext:value-type="float">
            <text:p>0.166</text:p>
          </table:table-cell>
          <table:table-cell office:value-type="float" office:value="0.27" calcext:value-type="float">
            <text:p>0.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07261" calcext:value-type="float">
            <text:p>0.0907261</text:p>
          </table:table-cell>
          <table:table-cell office:value-type="float" office:value="3.99243" calcext:value-type="float">
            <text:p>3.992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24986" calcext:value-type="float">
            <text:p>0.092498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7467" calcext:value-type="float">
            <text:p>0.187467</text:p>
          </table:table-cell>
          <table:table-cell office:value-type="float" office:value="0.31" calcext:value-type="float">
            <text:p>0.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3933" calcext:value-type="float">
            <text:p>0.123933</text:p>
          </table:table-cell>
          <table:table-cell office:value-type="float" office:value="3.16684" calcext:value-type="float">
            <text:p>3.1668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7" calcext:value-type="float">
            <text:p>0.167</text:p>
          </table:table-cell>
          <table:table-cell office:value-type="float" office:value="0.237" calcext:value-type="float">
            <text:p>0.237</text:p>
          </table:table-cell>
          <table:table-cell office:value-type="float" office:value="0.311" calcext:value-type="float">
            <text:p>0.3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3822" calcext:value-type="float">
            <text:p>0.153822</text:p>
          </table:table-cell>
          <table:table-cell office:value-type="float" office:value="2.69352" calcext:value-type="float">
            <text:p>2.69352</text:p>
          </table:table-cell>
          <table:table-cell office:value-type="float" office:value="0.003" calcext:value-type="float">
            <text:p>0.00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377" calcext:value-type="float">
            <text:p>0.37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3493" calcext:value-type="float">
            <text:p>0.153493</text:p>
          </table:table-cell>
          <table:table-cell office:value-type="float" office:value="2.86851" calcext:value-type="float">
            <text:p>2.8685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0499" calcext:value-type="float">
            <text:p>0.170499</text:p>
          </table:table-cell>
          <table:table-cell office:value-type="float" office:value="0.244" calcext:value-type="float">
            <text:p>0.244</text:p>
          </table:table-cell>
          <table:table-cell office:value-type="float" office:value="0.424" calcext:value-type="float">
            <text:p>0.4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6441" calcext:value-type="float">
            <text:p>0.216441</text:p>
          </table:table-cell>
          <table:table-cell office:value-type="float" office:value="1.76518" calcext:value-type="float">
            <text:p>1.765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169499" calcext:value-type="float">
            <text:p>0.169499</text:p>
          </table:table-cell>
          <table:table-cell office:value-type="float" office:value="0.237" calcext:value-type="float">
            <text:p>0.237</text:p>
          </table:table-cell>
          <table:table-cell office:value-type="float" office:value="0.308" calcext:value-type="float">
            <text:p>0.308</text:p>
          </table:table-cell>
          <table:table-cell office:value-type="float" office:value="0.448" calcext:value-type="float">
            <text:p>0.44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0149" calcext:value-type="float">
            <text:p>0.20149</text:p>
          </table:table-cell>
          <table:table-cell office:value-type="float" office:value="2.03751" calcext:value-type="float">
            <text:p>2.037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168499" calcext:value-type="float">
            <text:p>0.168499</text:p>
          </table:table-cell>
          <table:table-cell office:value-type="float" office:value="0.237499" calcext:value-type="float">
            <text:p>0.23749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64" calcext:value-type="float">
            <text:p>0.4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8295" calcext:value-type="float">
            <text:p>0.238295</text:p>
          </table:table-cell>
          <table:table-cell office:value-type="float" office:value="1.51637" calcext:value-type="float">
            <text:p>1.5163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" calcext:value-type="float">
            <text:p>0.17</text:p>
          </table:table-cell>
          <table:table-cell office:value-type="float" office:value="0.241" calcext:value-type="float">
            <text:p>0.241</text:p>
          </table:table-cell>
          <table:table-cell office:value-type="float" office:value="0.321994" calcext:value-type="float">
            <text:p>0.321994</text:p>
          </table:table-cell>
          <table:table-cell office:value-type="float" office:value="0.461" calcext:value-type="float">
            <text:p>0.4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49" calcext:value-type="float">
            <text:p>0.2549</text:p>
          </table:table-cell>
          <table:table-cell office:value-type="float" office:value="1.74455" calcext:value-type="float">
            <text:p>1.7445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8877" calcext:value-type="float">
            <text:p>0.19887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4" calcext:value-type="float">
            <text:p>0.374</text:p>
          </table:table-cell>
          <table:table-cell office:value-type="float" office:value="0.514" calcext:value-type="float">
            <text:p>0.5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2709" calcext:value-type="float">
            <text:p>0.252709</text:p>
          </table:table-cell>
          <table:table-cell office:value-type="float" office:value="2.01097" calcext:value-type="float">
            <text:p>2.01097</text:p>
          </table:table-cell>
          <table:table-cell office:value-type="float" office:value="0.003" calcext:value-type="float">
            <text:p>0.003</text:p>
          </table:table-cell>
          <table:table-cell office:value-type="float" office:value="0.233998" calcext:value-type="float">
            <text:p>0.233998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546" calcext:value-type="float">
            <text:p>0.54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4595" calcext:value-type="float">
            <text:p>0.304595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523" calcext:value-type="float">
            <text:p>0.5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5715" calcext:value-type="float">
            <text:p>0.325715</text:p>
          </table:table-cell>
          <table:table-cell office:value-type="float" office:value="1.4479" calcext:value-type="float">
            <text:p>1.4479</text:p>
          </table:table-cell>
          <table:table-cell office:value-type="float" office:value="0.09" calcext:value-type="float">
            <text:p>0.09</text:p>
          </table:table-cell>
          <table:table-cell office:value-type="float" office:value="0.275227" calcext:value-type="float">
            <text:p>0.275227</text:p>
          </table:table-cell>
          <table:table-cell office:value-type="float" office:value="0.319496" calcext:value-type="float">
            <text:p>0.319496</text:p>
          </table:table-cell>
          <table:table-cell office:value-type="float" office:value="0.387" calcext:value-type="float">
            <text:p>0.387</text:p>
          </table:table-cell>
          <table:table-cell office:value-type="float" office:value="0.607" calcext:value-type="float">
            <text:p>0.6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24409" calcext:value-type="float">
            <text:p>0.324409</text:p>
          </table:table-cell>
          <table:table-cell office:value-type="float" office:value="1.41258" calcext:value-type="float">
            <text:p>1.41258</text:p>
          </table:table-cell>
          <table:table-cell office:value-type="float" office:value="0.087" calcext:value-type="float">
            <text:p>0.087</text:p>
          </table:table-cell>
          <table:table-cell office:value-type="float" office:value="0.247499" calcext:value-type="float">
            <text:p>0.247499</text:p>
          </table:table-cell>
          <table:table-cell office:value-type="float" office:value="0.319998" calcext:value-type="float">
            <text:p>0.319998</text:p>
          </table:table-cell>
          <table:table-cell office:value-type="float" office:value="0.39982" calcext:value-type="float">
            <text:p>0.39982</text:p>
          </table:table-cell>
          <table:table-cell office:value-type="float" office:value="0.654" calcext:value-type="float">
            <text:p>0.65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0037" calcext:value-type="float">
            <text:p>0.350037</text:p>
          </table:table-cell>
          <table:table-cell office:value-type="float" office:value="1.33923" calcext:value-type="float">
            <text:p>1.33923</text:p>
          </table:table-cell>
          <table:table-cell office:value-type="float" office:value="0.165" calcext:value-type="float">
            <text:p>0.1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448999" calcext:value-type="float">
            <text:p>0.448999</text:p>
          </table:table-cell>
          <table:table-cell office:value-type="float" office:value="0.597" calcext:value-type="float">
            <text:p>0.5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85116" calcext:value-type="float">
            <text:p>0.385116</text:p>
          </table:table-cell>
          <table:table-cell office:value-type="float" office:value="1.38538" calcext:value-type="float">
            <text:p>1.38538</text:p>
          </table:table-cell>
          <table:table-cell office:value-type="float" office:value="0.096" calcext:value-type="float">
            <text:p>0.096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67932" calcext:value-type="float">
            <text:p>0.467932</text:p>
          </table:table-cell>
          <table:table-cell office:value-type="float" office:value="0.612" calcext:value-type="float">
            <text:p>0.61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17713" calcext:value-type="float">
            <text:p>0.417713</text:p>
          </table:table-cell>
          <table:table-cell office:value-type="float" office:value="1.32836" calcext:value-type="float">
            <text:p>1.32836</text:p>
          </table:table-cell>
          <table:table-cell office:value-type="float" office:value="0.174" calcext:value-type="float">
            <text:p>0.174</text:p>
          </table:table-cell>
          <table:table-cell office:value-type="float" office:value="0.374492" calcext:value-type="float">
            <text:p>0.374492</text:p>
          </table:table-cell>
          <table:table-cell office:value-type="float" office:value="0.4505" calcext:value-type="float">
            <text:p>0.4505</text:p>
          </table:table-cell>
          <table:table-cell office:value-type="float" office:value="0.524" calcext:value-type="float">
            <text:p>0.524</text:p>
          </table:table-cell>
          <table:table-cell office:value-type="float" office:value="0.669" calcext:value-type="float">
            <text:p>0.6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9541" calcext:value-type="float">
            <text:p>0.399541</text:p>
          </table:table-cell>
          <table:table-cell office:value-type="float" office:value="1.37991" calcext:value-type="float">
            <text:p>1.379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416497" calcext:value-type="float">
            <text:p>0.416497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705" calcext:value-type="float">
            <text:p>0.70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35766" calcext:value-type="float">
            <text:p>0.435766</text:p>
          </table:table-cell>
          <table:table-cell office:value-type="float" office:value="1.3374" calcext:value-type="float">
            <text:p>1.33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378" calcext:value-type="float">
            <text:p>0.378</text:p>
          </table:table-cell>
          <table:table-cell office:value-type="float" office:value="0.454" calcext:value-type="float">
            <text:p>0.454</text:p>
          </table:table-cell>
          <table:table-cell office:value-type="float" office:value="0.532" calcext:value-type="float">
            <text:p>0.532</text:p>
          </table:table-cell>
          <table:table-cell office:value-type="float" office:value="0.747" calcext:value-type="float">
            <text:p>0.74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14982" calcext:value-type="float">
            <text:p>0.414982</text:p>
          </table:table-cell>
          <table:table-cell office:value-type="float" office:value="1.38778" calcext:value-type="float">
            <text:p>1.38778</text:p>
          </table:table-cell>
          <table:table-cell office:value-type="float" office:value="0.164" calcext:value-type="float">
            <text:p>0.164</text:p>
          </table:table-cell>
          <table:table-cell office:value-type="float" office:value="0.321998" calcext:value-type="float">
            <text:p>0.32199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527" calcext:value-type="float">
            <text:p>0.527</text:p>
          </table:table-cell>
          <table:table-cell office:value-type="float" office:value="0.678" calcext:value-type="float">
            <text:p>0.6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2019" calcext:value-type="float">
            <text:p>0.452019</text:p>
          </table:table-cell>
          <table:table-cell office:value-type="float" office:value="1.36824" calcext:value-type="float">
            <text:p>1.36824</text:p>
          </table:table-cell>
          <table:table-cell office:value-type="float" office:value="0.168" calcext:value-type="float">
            <text:p>0.168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464493" calcext:value-type="float">
            <text:p>0.464493</text:p>
          </table:table-cell>
          <table:table-cell office:value-type="float" office:value="0.543" calcext:value-type="float">
            <text:p>0.543</text:p>
          </table:table-cell>
          <table:table-cell office:value-type="float" office:value="0.783" calcext:value-type="float">
            <text:p>0.7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83147" calcext:value-type="float">
            <text:p>0.383147</text:p>
          </table:table-cell>
          <table:table-cell office:value-type="float" office:value="1.41295" calcext:value-type="float">
            <text:p>1.412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470999" calcext:value-type="float">
            <text:p>0.470999</text:p>
          </table:table-cell>
          <table:table-cell office:value-type="float" office:value="0.737" calcext:value-type="float">
            <text:p>0.73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79895" calcext:value-type="float">
            <text:p>0.379895</text:p>
          </table:table-cell>
          <table:table-cell office:value-type="float" office:value="1.74578" calcext:value-type="float">
            <text:p>1.74578</text:p>
          </table:table-cell>
          <table:table-cell office:value-type="float" office:value="0.006" calcext:value-type="float">
            <text:p>0.006</text:p>
          </table:table-cell>
          <table:table-cell office:value-type="float" office:value="0.318" calcext:value-type="float">
            <text:p>0.318</text:p>
          </table:table-cell>
          <table:table-cell office:value-type="float" office:value="0.430804" calcext:value-type="float">
            <text:p>0.430804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759" calcext:value-type="float">
            <text:p>0.7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03" calcext:value-type="float">
            <text:p>0.27003</text:p>
          </table:table-cell>
          <table:table-cell office:value-type="float" office:value="0.0870502" calcext:value-type="float">
            <text:p>0.087050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834" calcext:value-type="float">
            <text:p>0.8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0466572" calcext:value-type="float">
            <text:p>0.046657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485" calcext:value-type="float">
            <text:p>0.4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727" calcext:value-type="float">
            <text:p>0.24727</text:p>
          </table:table-cell>
          <table:table-cell office:value-type="float" office:value="0.0373612" calcext:value-type="float">
            <text:p>0.037361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506" calcext:value-type="float">
            <text:p>0.5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239" calcext:value-type="float">
            <text:p>0.24239</text:p>
          </table:table-cell>
          <table:table-cell office:value-type="float" office:value="0.0137032" calcext:value-type="float">
            <text:p>0.01370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305" calcext:value-type="float">
            <text:p>0.3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553" calcext:value-type="float">
            <text:p>0.25553</text:p>
          </table:table-cell>
          <table:table-cell office:value-type="float" office:value="0.033401" calcext:value-type="float">
            <text:p>0.03340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09" calcext:value-type="float">
            <text:p>0.4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606" calcext:value-type="float">
            <text:p>0.26606</text:p>
          </table:table-cell>
          <table:table-cell office:value-type="float" office:value="0.0615088" calcext:value-type="float">
            <text:p>0.061508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2" calcext:value-type="float">
            <text:p>0.272</text:p>
          </table:table-cell>
          <table:table-cell office:value-type="float" office:value="0.813" calcext:value-type="float">
            <text:p>0.8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675" calcext:value-type="float">
            <text:p>0.26675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352" calcext:value-type="float">
            <text:p>0.3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0140462" calcext:value-type="float">
            <text:p>0.014046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664" calcext:value-type="float">
            <text:p>0.31664</text:p>
          </table:table-cell>
          <table:table-cell office:value-type="float" office:value="0.0343748" calcext:value-type="float">
            <text:p>0.034374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1" calcext:value-type="float">
            <text:p>0.331</text:p>
          </table:table-cell>
          <table:table-cell office:value-type="float" office:value="0.559" calcext:value-type="float">
            <text:p>0.5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311" calcext:value-type="float">
            <text:p>0.36311</text:p>
          </table:table-cell>
          <table:table-cell office:value-type="float" office:value="0.0278147" calcext:value-type="float">
            <text:p>0.027814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488" calcext:value-type="float">
            <text:p>0.4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0.0538955" calcext:value-type="float">
            <text:p>0.053895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482" calcext:value-type="float">
            <text:p>0.482</text:p>
          </table:table-cell>
          <table:table-cell office:value-type="float" office:value="0.905" calcext:value-type="float">
            <text:p>0.9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741" calcext:value-type="float">
            <text:p>0.75741</text:p>
          </table:table-cell>
          <table:table-cell office:value-type="float" office:value="0.130774" calcext:value-type="float">
            <text:p>0.130774</text:p>
          </table:table-cell>
          <table:table-cell office:value-type="float" office:value="0.686" calcext:value-type="float">
            <text:p>0.68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7535" calcext:value-type="float">
            <text:p>0.7535</text:p>
          </table:table-cell>
          <table:table-cell office:value-type="float" office:value="1.943" calcext:value-type="float">
            <text:p>1.9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547" calcext:value-type="float">
            <text:p>1.21547</text:p>
          </table:table-cell>
          <table:table-cell office:value-type="float" office:value="0.219066" calcext:value-type="float">
            <text:p>0.219066</text:p>
          </table:table-cell>
          <table:table-cell office:value-type="float" office:value="1.074" calcext:value-type="float">
            <text:p>1.074</text:p>
          </table:table-cell>
          <table:table-cell office:value-type="float" office:value="1.176" calcext:value-type="float">
            <text:p>1.176</text:p>
          </table:table-cell>
          <table:table-cell office:value-type="float" office:value="1.193" calcext:value-type="float">
            <text:p>1.193</text:p>
          </table:table-cell>
          <table:table-cell office:value-type="float" office:value="1.2255" calcext:value-type="float">
            <text:p>1.2255</text:p>
          </table:table-cell>
          <table:table-cell office:value-type="float" office:value="3.354" calcext:value-type="float">
            <text:p>3.3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6918" calcext:value-type="float">
            <text:p>2.16918</text:p>
          </table:table-cell>
          <table:table-cell office:value-type="float" office:value="0.490884" calcext:value-type="float">
            <text:p>0.490884</text:p>
          </table:table-cell>
          <table:table-cell office:value-type="float" office:value="1.134" calcext:value-type="float">
            <text:p>1.134</text:p>
          </table:table-cell>
          <table:table-cell office:value-type="float" office:value="2.086" calcext:value-type="float">
            <text:p>2.086</text:p>
          </table:table-cell>
          <table:table-cell office:value-type="float" office:value="2.0995" calcext:value-type="float">
            <text:p>2.0995</text:p>
          </table:table-cell>
          <table:table-cell office:value-type="float" office:value="2.193" calcext:value-type="float">
            <text:p>2.193</text:p>
          </table:table-cell>
          <table:table-cell office:value-type="float" office:value="6.886" calcext:value-type="float">
            <text:p>6.88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7379" calcext:value-type="float">
            <text:p>4.07379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3.54" calcext:value-type="float">
            <text:p>3.54</text:p>
          </table:table-cell>
          <table:table-cell office:value-type="float" office:value="3.886" calcext:value-type="float">
            <text:p>3.886</text:p>
          </table:table-cell>
          <table:table-cell office:value-type="float" office:value="3.941" calcext:value-type="float">
            <text:p>3.941</text:p>
          </table:table-cell>
          <table:table-cell office:value-type="float" office:value="4.1585" calcext:value-type="float">
            <text:p>4.1585</text:p>
          </table:table-cell>
          <table:table-cell office:value-type="float" office:value="10.474" calcext:value-type="float">
            <text:p>10.4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54357" calcext:value-type="float">
            <text:p>8.54357</text:p>
          </table:table-cell>
          <table:table-cell office:value-type="float" office:value="1.70914" calcext:value-type="float">
            <text:p>1.70914</text:p>
          </table:table-cell>
          <table:table-cell office:value-type="float" office:value="7.015" calcext:value-type="float">
            <text:p>7.015</text:p>
          </table:table-cell>
          <table:table-cell office:value-type="float" office:value="8.3135" calcext:value-type="float">
            <text:p>8.3135</text:p>
          </table:table-cell>
          <table:table-cell office:value-type="float" office:value="8.3775" calcext:value-type="float">
            <text:p>8.3775</text:p>
          </table:table-cell>
          <table:table-cell office:value-type="float" office:value="8.4875" calcext:value-type="float">
            <text:p>8.4875</text:p>
          </table:table-cell>
          <table:table-cell office:value-type="float" office:value="24.941" calcext:value-type="float">
            <text:p>24.9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9348" calcext:value-type="float">
            <text:p>17.9348</text:p>
          </table:table-cell>
          <table:table-cell office:value-type="float" office:value="3.90072" calcext:value-type="float">
            <text:p>3.90072</text:p>
          </table:table-cell>
          <table:table-cell office:value-type="float" office:value="14.623" calcext:value-type="float">
            <text:p>14.623</text:p>
          </table:table-cell>
          <table:table-cell office:value-type="float" office:value="17.137" calcext:value-type="float">
            <text:p>17.137</text:p>
          </table:table-cell>
          <table:table-cell office:value-type="float" office:value="17.333" calcext:value-type="float">
            <text:p>17.333</text:p>
          </table:table-cell>
          <table:table-cell office:value-type="float" office:value="17.835" calcext:value-type="float">
            <text:p>17.835</text:p>
          </table:table-cell>
          <table:table-cell office:value-type="float" office:value="55.996" calcext:value-type="float">
            <text:p>55.9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.6392" calcext:value-type="float">
            <text:p>38.6392</text:p>
          </table:table-cell>
          <table:table-cell office:value-type="float" office:value="7.33863" calcext:value-type="float">
            <text:p>7.33863</text:p>
          </table:table-cell>
          <table:table-cell office:value-type="float" office:value="32.398" calcext:value-type="float">
            <text:p>32.398</text:p>
          </table:table-cell>
          <table:table-cell office:value-type="float" office:value="36.328" calcext:value-type="float">
            <text:p>36.328</text:p>
          </table:table-cell>
          <table:table-cell office:value-type="float" office:value="37.9435" calcext:value-type="float">
            <text:p>37.9435</text:p>
          </table:table-cell>
          <table:table-cell office:value-type="float" office:value="39.7505" calcext:value-type="float">
            <text:p>39.7505</text:p>
          </table:table-cell>
          <table:table-cell office:value-type="float" office:value="107.368" calcext:value-type="float">
            <text:p>107.3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7.35226" calcext:value-type="float">
            <text:p>7.35226</text:p>
          </table:table-cell>
          <table:table-cell office:value-type="float" office:value="234.77" calcext:value-type="float">
            <text:p>234.77</text:p>
          </table:table-cell>
          <table:table-cell office:value-type="float" office:value="258.932" calcext:value-type="float">
            <text:p>258.932</text:p>
          </table:table-cell>
          <table:table-cell office:value-type="float" office:value="262.417" calcext:value-type="float">
            <text:p>262.417</text:p>
          </table:table-cell>
          <table:table-cell office:value-type="float" office:value="263.359" calcext:value-type="float">
            <text:p>263.359</text:p>
          </table:table-cell>
          <table:table-cell office:value-type="float" office:value="270.687" calcext:value-type="float">
            <text:p>270.6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4.866" calcext:value-type="float">
            <text:p>524.866</text:p>
          </table:table-cell>
          <table:table-cell office:value-type="float" office:value="8.33129" calcext:value-type="float">
            <text:p>8.33129</text:p>
          </table:table-cell>
          <table:table-cell office:value-type="float" office:value="492.446" calcext:value-type="float">
            <text:p>492.446</text:p>
          </table:table-cell>
          <table:table-cell office:value-type="float" office:value="524.211" calcext:value-type="float">
            <text:p>524.211</text:p>
          </table:table-cell>
          <table:table-cell office:value-type="float" office:value="527.43" calcext:value-type="float">
            <text:p>527.43</text:p>
          </table:table-cell>
          <table:table-cell office:value-type="float" office:value="529.087" calcext:value-type="float">
            <text:p>529.087</text:p>
          </table:table-cell>
          <table:table-cell office:value-type="float" office:value="541.35" calcext:value-type="float">
            <text:p>541.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4.79" calcext:value-type="float">
            <text:p>1054.79</text:p>
          </table:table-cell>
          <table:table-cell office:value-type="float" office:value="7.75706" calcext:value-type="float">
            <text:p>7.75706</text:p>
          </table:table-cell>
          <table:table-cell office:value-type="float" office:value="995.108" calcext:value-type="float">
            <text:p>995.108</text:p>
          </table:table-cell>
          <table:table-cell office:value-type="float" office:value="1054.29" calcext:value-type="float">
            <text:p>1054.29</text:p>
          </table:table-cell>
          <table:table-cell office:value-type="float" office:value="1055.08" calcext:value-type="float">
            <text:p>1055.08</text:p>
          </table:table-cell>
          <table:table-cell office:value-type="float" office:value="1056.46" calcext:value-type="float">
            <text:p>1056.46</text:p>
          </table:table-cell>
          <table:table-cell office:value-type="float" office:value="1066.74" calcext:value-type="float">
            <text:p>1066.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14.78" calcext:value-type="float">
            <text:p>2114.78</text:p>
          </table:table-cell>
          <table:table-cell office:value-type="float" office:value="19.0357" calcext:value-type="float">
            <text:p>19.0357</text:p>
          </table:table-cell>
          <table:table-cell office:value-type="float" office:value="1963.13" calcext:value-type="float">
            <text:p>1963.13</text:p>
          </table:table-cell>
          <table:table-cell office:value-type="float" office:value="2110.44" calcext:value-type="float">
            <text:p>2110.44</text:p>
          </table:table-cell>
          <table:table-cell office:value-type="float" office:value="2116.62" calcext:value-type="float">
            <text:p>2116.62</text:p>
          </table:table-cell>
          <table:table-cell office:value-type="float" office:value="2122" calcext:value-type="float">
            <text:p>2122</text:p>
          </table:table-cell>
          <table:table-cell office:value-type="float" office:value="2147.63" calcext:value-type="float">
            <text:p>2147.6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38" calcext:value-type="float">
            <text:p>4238</text:p>
          </table:table-cell>
          <table:table-cell office:value-type="float" office:value="33.8386" calcext:value-type="float">
            <text:p>33.8386</text:p>
          </table:table-cell>
          <table:table-cell office:value-type="float" office:value="3938.46" calcext:value-type="float">
            <text:p>3938.46</text:p>
          </table:table-cell>
          <table:table-cell office:value-type="float" office:value="4232.96" calcext:value-type="float">
            <text:p>4232.96</text:p>
          </table:table-cell>
          <table:table-cell office:value-type="float" office:value="4239.1" calcext:value-type="float">
            <text:p>4239.1</text:p>
          </table:table-cell>
          <table:table-cell office:value-type="float" office:value="4247.16" calcext:value-type="float">
            <text:p>4247.16</text:p>
          </table:table-cell>
          <table:table-cell office:value-type="float" office:value="4273.65" calcext:value-type="float">
            <text:p>4273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87.46" calcext:value-type="float">
            <text:p>8487.46</text:p>
          </table:table-cell>
          <table:table-cell office:value-type="float" office:value="67.2636" calcext:value-type="float">
            <text:p>67.2636</text:p>
          </table:table-cell>
          <table:table-cell office:value-type="float" office:value="7884.12" calcext:value-type="float">
            <text:p>7884.12</text:p>
          </table:table-cell>
          <table:table-cell office:value-type="float" office:value="8469.19" calcext:value-type="float">
            <text:p>8469.19</text:p>
          </table:table-cell>
          <table:table-cell office:value-type="float" office:value="8490.67" calcext:value-type="float">
            <text:p>8490.67</text:p>
          </table:table-cell>
          <table:table-cell office:value-type="float" office:value="8516.8" calcext:value-type="float">
            <text:p>8516.8</text:p>
          </table:table-cell>
          <table:table-cell office:value-type="float" office:value="8559.95" calcext:value-type="float">
            <text:p>8559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05.7" calcext:value-type="float">
            <text:p>17005.7</text:p>
          </table:table-cell>
          <table:table-cell office:value-type="float" office:value="140.669" calcext:value-type="float">
            <text:p>140.669</text:p>
          </table:table-cell>
          <table:table-cell office:value-type="float" office:value="15725.2" calcext:value-type="float">
            <text:p>15725.2</text:p>
          </table:table-cell>
          <table:table-cell office:value-type="float" office:value="16974.8" calcext:value-type="float">
            <text:p>16974.8</text:p>
          </table:table-cell>
          <table:table-cell office:value-type="float" office:value="17024.4" calcext:value-type="float">
            <text:p>17024.4</text:p>
          </table:table-cell>
          <table:table-cell office:value-type="float" office:value="17053.8" calcext:value-type="float">
            <text:p>17053.8</text:p>
          </table:table-cell>
          <table:table-cell office:value-type="float" office:value="17148.1" calcext:value-type="float">
            <text:p>17148.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16266" calcext:value-type="float">
            <text:p>0.0416266</text:p>
          </table:table-cell>
          <table:table-cell office:value-type="float" office:value="1.07487" calcext:value-type="float">
            <text:p>1.0748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7" calcext:value-type="float">
            <text:p>0.0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036" calcext:value-type="float">
            <text:p>0.041036</text:p>
          </table:table-cell>
          <table:table-cell office:value-type="float" office:value="1.05907" calcext:value-type="float">
            <text:p>1.0590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0.061" calcext:value-type="float">
            <text:p>0.0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2751" calcext:value-type="float">
            <text:p>0.0392751</text:p>
          </table:table-cell>
          <table:table-cell office:value-type="float" office:value="1.06881" calcext:value-type="float">
            <text:p>1.0688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57" calcext:value-type="float">
            <text:p>0.0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1131" calcext:value-type="float">
            <text:p>0.0391131</text:p>
          </table:table-cell>
          <table:table-cell office:value-type="float" office:value="1.07287" calcext:value-type="float">
            <text:p>1.0728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892" calcext:value-type="float">
            <text:p>0.038892</text:p>
          </table:table-cell>
          <table:table-cell office:value-type="float" office:value="1.04386" calcext:value-type="float">
            <text:p>1.0438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94968" calcext:value-type="float">
            <text:p>0.0394968</text:p>
          </table:table-cell>
          <table:table-cell office:value-type="float" office:value="0.053" calcext:value-type="float">
            <text:p>0.0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92223" calcext:value-type="float">
            <text:p>0.0392223</text:p>
          </table:table-cell>
          <table:table-cell office:value-type="float" office:value="1.04902" calcext:value-type="float">
            <text:p>1.049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54" calcext:value-type="float">
            <text:p>0.0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95437" calcext:value-type="float">
            <text:p>0.0395437</text:p>
          </table:table-cell>
          <table:table-cell office:value-type="float" office:value="1.07507" calcext:value-type="float">
            <text:p>1.0750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61" calcext:value-type="float">
            <text:p>0.0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4892" calcext:value-type="float">
            <text:p>0.0394892</text:p>
          </table:table-cell>
          <table:table-cell office:value-type="float" office:value="1.06276" calcext:value-type="float">
            <text:p>1.0627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98379" calcext:value-type="float">
            <text:p>0.0398379</text:p>
          </table:table-cell>
          <table:table-cell office:value-type="float" office:value="1.07499" calcext:value-type="float">
            <text:p>1.0749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97846" calcext:value-type="float">
            <text:p>0.0397846</text:p>
          </table:table-cell>
          <table:table-cell office:value-type="float" office:value="1.04737" calcext:value-type="float">
            <text:p>1.047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15719" calcext:value-type="float">
            <text:p>0.0415719</text:p>
          </table:table-cell>
          <table:table-cell office:value-type="float" office:value="1.04255" calcext:value-type="float">
            <text:p>1.0425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04969" calcext:value-type="float">
            <text:p>0.0404969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44206" calcext:value-type="float">
            <text:p>0.0444206</text:p>
          </table:table-cell>
          <table:table-cell office:value-type="float" office:value="1.04171" calcext:value-type="float">
            <text:p>1.0417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" calcext:value-type="float">
            <text:p>0.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9677" calcext:value-type="float">
            <text:p>0.049677</text:p>
          </table:table-cell>
          <table:table-cell office:value-type="float" office:value="1.03604" calcext:value-type="float">
            <text:p>1.036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5" calcext:value-type="float">
            <text:p>0.0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1105" calcext:value-type="float">
            <text:p>0.121105</text:p>
          </table:table-cell>
          <table:table-cell office:value-type="float" office:value="1.59759" calcext:value-type="float">
            <text:p>1.597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3" calcext:value-type="float">
            <text:p>0.1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3" calcext:value-type="float">
            <text:p>0.2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4744" calcext:value-type="float">
            <text:p>0.284744</text:p>
          </table:table-cell>
          <table:table-cell office:value-type="float" office:value="1.01802" calcext:value-type="float">
            <text:p>1.0180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8" calcext:value-type="float">
            <text:p>0.3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18677" calcext:value-type="float">
            <text:p>0.418677</text:p>
          </table:table-cell>
          <table:table-cell office:value-type="float" office:value="1.01271" calcext:value-type="float">
            <text:p>1.0127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7" calcext:value-type="float">
            <text:p>0.43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2506" calcext:value-type="float">
            <text:p>0.632506</text:p>
          </table:table-cell>
          <table:table-cell office:value-type="float" office:value="1.00681" calcext:value-type="float">
            <text:p>1.00681</text:p>
          </table:table-cell>
          <table:table-cell office:value-type="float" office:value="0.609" calcext:value-type="float">
            <text:p>0.609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8" calcext:value-type="float">
            <text:p>0.6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8764" calcext:value-type="float">
            <text:p>1.18764</text:p>
          </table:table-cell>
          <table:table-cell office:value-type="float" office:value="1.01972" calcext:value-type="float">
            <text:p>1.01972</text:p>
          </table:table-cell>
          <table:table-cell office:value-type="float" office:value="0.984" calcext:value-type="float">
            <text:p>0.984</text:p>
          </table:table-cell>
          <table:table-cell office:value-type="float" office:value="1.187" calcext:value-type="float">
            <text:p>1.187</text:p>
          </table:table-cell>
          <table:table-cell office:value-type="float" office:value="1.189" calcext:value-type="float">
            <text:p>1.189</text:p>
          </table:table-cell>
          <table:table-cell office:value-type="float" office:value="1.191" calcext:value-type="float">
            <text:p>1.191</text:p>
          </table:table-cell>
          <table:table-cell office:value-type="float" office:value="1.218" calcext:value-type="float">
            <text:p>1.2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9653" calcext:value-type="float">
            <text:p>2.29653</text:p>
          </table:table-cell>
          <table:table-cell office:value-type="float" office:value="1.02849" calcext:value-type="float">
            <text:p>1.02849</text:p>
          </table:table-cell>
          <table:table-cell office:value-type="float" office:value="1.739" calcext:value-type="float">
            <text:p>1.739</text:p>
          </table:table-cell>
          <table:table-cell office:value-type="float" office:value="2.299" calcext:value-type="float">
            <text:p>2.299</text:p>
          </table:table-cell>
          <table:table-cell office:value-type="float" office:value="2.302" calcext:value-type="float">
            <text:p>2.302</text:p>
          </table:table-cell>
          <table:table-cell office:value-type="float" office:value="2.306" calcext:value-type="float">
            <text:p>2.306</text:p>
          </table:table-cell>
          <table:table-cell office:value-type="float" office:value="2.324" calcext:value-type="float">
            <text:p>2.3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96315" calcext:value-type="float">
            <text:p>3.96315</text:p>
          </table:table-cell>
          <table:table-cell office:value-type="float" office:value="1.02058" calcext:value-type="float">
            <text:p>1.02058</text:p>
          </table:table-cell>
          <table:table-cell office:value-type="float" office:value="3.238" calcext:value-type="float">
            <text:p>3.238</text:p>
          </table:table-cell>
          <table:table-cell office:value-type="float" office:value="3.967" calcext:value-type="float">
            <text:p>3.967</text:p>
          </table:table-cell>
          <table:table-cell office:value-type="float" office:value="3.9705" calcext:value-type="float">
            <text:p>3.9705</text:p>
          </table:table-cell>
          <table:table-cell office:value-type="float" office:value="3.9745" calcext:value-type="float">
            <text:p>3.9745</text:p>
          </table:table-cell>
          <table:table-cell office:value-type="float" office:value="3.996" calcext:value-type="float">
            <text:p>3.9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94019" calcext:value-type="float">
            <text:p>6.94019</text:p>
          </table:table-cell>
          <table:table-cell office:value-type="float" office:value="1.01029" calcext:value-type="float">
            <text:p>1.01029</text:p>
          </table:table-cell>
          <table:table-cell office:value-type="float" office:value="6.274" calcext:value-type="float">
            <text:p>6.274</text:p>
          </table:table-cell>
          <table:table-cell office:value-type="float" office:value="6.941" calcext:value-type="float">
            <text:p>6.941</text:p>
          </table:table-cell>
          <table:table-cell office:value-type="float" office:value="6.945" calcext:value-type="float">
            <text:p>6.945</text:p>
          </table:table-cell>
          <table:table-cell office:value-type="float" office:value="6.955" calcext:value-type="float">
            <text:p>6.955</text:p>
          </table:table-cell>
          <table:table-cell office:value-type="float" office:value="6.97" calcext:value-type="float">
            <text:p>6.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5181" calcext:value-type="float">
            <text:p>14.5181</text:p>
          </table:table-cell>
          <table:table-cell office:value-type="float" office:value="1.0353" calcext:value-type="float">
            <text:p>1.0353</text:p>
          </table:table-cell>
          <table:table-cell office:value-type="float" office:value="12.405" calcext:value-type="float">
            <text:p>12.405</text:p>
          </table:table-cell>
          <table:table-cell office:value-type="float" office:value="13.9255" calcext:value-type="float">
            <text:p>13.9255</text:p>
          </table:table-cell>
          <table:table-cell office:value-type="float" office:value="14.8525" calcext:value-type="float">
            <text:p>14.8525</text:p>
          </table:table-cell>
          <table:table-cell office:value-type="float" office:value="14.868" calcext:value-type="float">
            <text:p>14.868</text:p>
          </table:table-cell>
          <table:table-cell office:value-type="float" office:value="14.907" calcext:value-type="float">
            <text:p>14.9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.8858" calcext:value-type="float">
            <text:p>27.8858</text:p>
          </table:table-cell>
          <table:table-cell office:value-type="float" office:value="1.01174" calcext:value-type="float">
            <text:p>1.01174</text:p>
          </table:table-cell>
          <table:table-cell office:value-type="float" office:value="24.837" calcext:value-type="float">
            <text:p>24.837</text:p>
          </table:table-cell>
          <table:table-cell office:value-type="float" office:value="27.903" calcext:value-type="float">
            <text:p>27.903</text:p>
          </table:table-cell>
          <table:table-cell office:value-type="float" office:value="27.92" calcext:value-type="float">
            <text:p>27.92</text:p>
          </table:table-cell>
          <table:table-cell office:value-type="float" office:value="27.934" calcext:value-type="float">
            <text:p>27.934</text:p>
          </table:table-cell>
          <table:table-cell office:value-type="float" office:value="27.998" calcext:value-type="float">
            <text:p>27.9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.2134" calcext:value-type="float">
            <text:p>53.2134</text:p>
          </table:table-cell>
          <table:table-cell office:value-type="float" office:value="1.00504" calcext:value-type="float">
            <text:p>1.00504</text:p>
          </table:table-cell>
          <table:table-cell office:value-type="float" office:value="52.185" calcext:value-type="float">
            <text:p>52.185</text:p>
          </table:table-cell>
          <table:table-cell office:value-type="float" office:value="53.125" calcext:value-type="float">
            <text:p>53.125</text:p>
          </table:table-cell>
          <table:table-cell office:value-type="float" office:value="53.158" calcext:value-type="float">
            <text:p>53.158</text:p>
          </table:table-cell>
          <table:table-cell office:value-type="float" office:value="53.199" calcext:value-type="float">
            <text:p>53.199</text:p>
          </table:table-cell>
          <table:table-cell office:value-type="float" office:value="54.151" calcext:value-type="float">
            <text:p>54.1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.66" calcext:value-type="float">
            <text:p>105.66</text:p>
          </table:table-cell>
          <table:table-cell office:value-type="float" office:value="1.00156" calcext:value-type="float">
            <text:p>1.00156</text:p>
          </table:table-cell>
          <table:table-cell office:value-type="float" office:value="104.2" calcext:value-type="float">
            <text:p>104.2</text:p>
          </table:table-cell>
          <table:table-cell office:value-type="float" office:value="105.629" calcext:value-type="float">
            <text:p>105.629</text:p>
          </table:table-cell>
          <table:table-cell office:value-type="float" office:value="105.675" calcext:value-type="float">
            <text:p>105.675</text:p>
          </table:table-cell>
          <table:table-cell office:value-type="float" office:value="105.727" calcext:value-type="float">
            <text:p>105.727</text:p>
          </table:table-cell>
          <table:table-cell office:value-type="float" office:value="105.849" calcext:value-type="float">
            <text:p>105.8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00174181" calcext:value-type="float">
            <text:p>0.001741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3" calcext:value-type="float">
            <text:p>0.0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586" calcext:value-type="float">
            <text:p>0.07586</text:p>
          </table:table-cell>
          <table:table-cell office:value-type="float" office:value="0.00558394" calcext:value-type="float">
            <text:p>0.0055839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3" calcext:value-type="float">
            <text:p>0.12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037" calcext:value-type="float">
            <text:p>0.09037</text:p>
          </table:table-cell>
          <table:table-cell office:value-type="float" office:value="0.00411741" calcext:value-type="float">
            <text:p>0.0041174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6" calcext:value-type="float">
            <text:p>0.1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504" calcext:value-type="float">
            <text:p>0.10504</text:p>
          </table:table-cell>
          <table:table-cell office:value-type="float" office:value="0.00381555" calcext:value-type="float">
            <text:p>0.0038155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2" calcext:value-type="float">
            <text:p>0.13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305" calcext:value-type="float">
            <text:p>0.12305</text:p>
          </table:table-cell>
          <table:table-cell office:value-type="float" office:value="0.0198209" calcext:value-type="float">
            <text:p>0.01982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566" calcext:value-type="float">
            <text:p>0.13566</text:p>
          </table:table-cell>
          <table:table-cell office:value-type="float" office:value="0.00770483" calcext:value-type="float">
            <text:p>0.0077048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3" calcext:value-type="float">
            <text:p>0.1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128" calcext:value-type="float">
            <text:p>0.15128</text:p>
          </table:table-cell>
          <table:table-cell office:value-type="float" office:value="0.013927" calcext:value-type="float">
            <text:p>0.0139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26" calcext:value-type="float">
            <text:p>0.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154" calcext:value-type="float">
            <text:p>0.16154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287" calcext:value-type="float">
            <text:p>0.18287</text:p>
          </table:table-cell>
          <table:table-cell office:value-type="float" office:value="0.0188158" calcext:value-type="float">
            <text:p>0.01881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287" calcext:value-type="float">
            <text:p>0.28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0084118" calcext:value-type="float">
            <text:p>0.00841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1005" calcext:value-type="float">
            <text:p>0.21005</text:p>
          </table:table-cell>
          <table:table-cell office:value-type="float" office:value="0.0188337" calcext:value-type="float">
            <text:p>0.018833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327" calcext:value-type="float">
            <text:p>0.32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394" calcext:value-type="float">
            <text:p>0.22394</text:p>
          </table:table-cell>
          <table:table-cell office:value-type="float" office:value="0.0128871" calcext:value-type="float">
            <text:p>0.012887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05" calcext:value-type="float">
            <text:p>0.30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082" calcext:value-type="float">
            <text:p>0.24082</text:p>
          </table:table-cell>
          <table:table-cell office:value-type="float" office:value="0.0104177" calcext:value-type="float">
            <text:p>0.010417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294" calcext:value-type="float">
            <text:p>0.29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509" calcext:value-type="float">
            <text:p>0.25509</text:p>
          </table:table-cell>
          <table:table-cell office:value-type="float" office:value="0.0090101" calcext:value-type="float">
            <text:p>0.009010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3" calcext:value-type="float">
            <text:p>0.3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0.0234069" calcext:value-type="float">
            <text:p>0.023406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" calcext:value-type="float">
            <text:p>0.27</text:p>
          </table:table-cell>
          <table:table-cell office:value-type="float" office:value="0.461" calcext:value-type="float">
            <text:p>0.4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0154176" calcext:value-type="float">
            <text:p>0.015417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2" calcext:value-type="float">
            <text:p>0.282</text:p>
          </table:table-cell>
          <table:table-cell office:value-type="float" office:value="0.379" calcext:value-type="float">
            <text:p>0.3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693" calcext:value-type="float">
            <text:p>0.29693</text:p>
          </table:table-cell>
          <table:table-cell office:value-type="float" office:value="0.00751965" calcext:value-type="float">
            <text:p>0.0075196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48" calcext:value-type="float">
            <text:p>0.3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832" calcext:value-type="float">
            <text:p>0.31832</text:p>
          </table:table-cell>
          <table:table-cell office:value-type="float" office:value="0.0200594" calcext:value-type="float">
            <text:p>0.020059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42" calcext:value-type="float">
            <text:p>0.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707" calcext:value-type="float">
            <text:p>0.32707</text:p>
          </table:table-cell>
          <table:table-cell office:value-type="float" office:value="0.0127321" calcext:value-type="float">
            <text:p>0.012732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436" calcext:value-type="float">
            <text:p>0.4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4152" calcext:value-type="float">
            <text:p>0.34152</text:p>
          </table:table-cell>
          <table:table-cell office:value-type="float" office:value="0.00950314" calcext:value-type="float">
            <text:p>0.0095031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2" calcext:value-type="float">
            <text:p>0.342</text:p>
          </table:table-cell>
          <table:table-cell office:value-type="float" office:value="0.403" calcext:value-type="float">
            <text:p>0.4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657" calcext:value-type="float">
            <text:p>0.35657</text:p>
          </table:table-cell>
          <table:table-cell office:value-type="float" office:value="0.0141423" calcext:value-type="float">
            <text:p>0.014142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4" calcext:value-type="float">
            <text:p>0.41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096" calcext:value-type="float">
            <text:p>0.37096</text:p>
          </table:table-cell>
          <table:table-cell office:value-type="float" office:value="0.0214848" calcext:value-type="float">
            <text:p>0.021484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8" calcext:value-type="float">
            <text:p>0.4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127" calcext:value-type="float">
            <text:p>0.39127</text:p>
          </table:table-cell>
          <table:table-cell office:value-type="float" office:value="0.0214046" calcext:value-type="float">
            <text:p>0.02140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8" calcext:value-type="float">
            <text:p>0.388</text:p>
          </table:table-cell>
          <table:table-cell office:value-type="float" office:value="0.501" calcext:value-type="float">
            <text:p>0.50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04" calcext:value-type="float">
            <text:p>0.404</text:p>
          </table:table-cell>
          <table:table-cell office:value-type="float" office:value="0.0200335" calcext:value-type="float">
            <text:p>0.020033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512" calcext:value-type="float">
            <text:p>0.51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1816" calcext:value-type="float">
            <text:p>0.41816</text:p>
          </table:table-cell>
          <table:table-cell office:value-type="float" office:value="0.0190744" calcext:value-type="float">
            <text:p>0.019074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7" calcext:value-type="float">
            <text:p>0.417</text:p>
          </table:table-cell>
          <table:table-cell office:value-type="float" office:value="0.53" calcext:value-type="float">
            <text:p>0.5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3891" calcext:value-type="float">
            <text:p>0.213891</text:p>
          </table:table-cell>
          <table:table-cell office:value-type="float" office:value="1.03336" calcext:value-type="float">
            <text:p>1.033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51" calcext:value-type="float">
            <text:p>0.2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1847" calcext:value-type="float">
            <text:p>0.261847</text:p>
          </table:table-cell>
          <table:table-cell office:value-type="float" office:value="1.04209" calcext:value-type="float">
            <text:p>1.0420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2" calcext:value-type="float">
            <text:p>0.262</text:p>
          </table:table-cell>
          <table:table-cell office:value-type="float" office:value="0.323" calcext:value-type="float">
            <text:p>0.3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6284" calcext:value-type="float">
            <text:p>0.316284</text:p>
          </table:table-cell>
          <table:table-cell office:value-type="float" office:value="1.03784" calcext:value-type="float">
            <text:p>1.03784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" calcext:value-type="float">
            <text:p>0.31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79" calcext:value-type="float">
            <text:p>0.37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5856" calcext:value-type="float">
            <text:p>0.365856</text:p>
          </table:table-cell>
          <table:table-cell office:value-type="float" office:value="1.03099" calcext:value-type="float">
            <text:p>1.03099</text:p>
          </table:table-cell>
          <table:table-cell office:value-type="float" office:value="0.35" calcext:value-type="float">
            <text:p>0.3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413" calcext:value-type="float">
            <text:p>0.41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0967" calcext:value-type="float">
            <text:p>0.40967</text:p>
          </table:table-cell>
          <table:table-cell office:value-type="float" office:value="1.03704" calcext:value-type="float">
            <text:p>1.03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4015" calcext:value-type="float">
            <text:p>0.4015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503" calcext:value-type="float">
            <text:p>0.5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814" calcext:value-type="float">
            <text:p>0.45814</text:p>
          </table:table-cell>
          <table:table-cell office:value-type="float" office:value="1.0304" calcext:value-type="float">
            <text:p>1.0304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" calcext:value-type="float">
            <text:p>0.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23" calcext:value-type="float">
            <text:p>0.5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0431" calcext:value-type="float">
            <text:p>0.510431</text:p>
          </table:table-cell>
          <table:table-cell office:value-type="float" office:value="1.03271" calcext:value-type="float">
            <text:p>1.03271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514999" calcext:value-type="float">
            <text:p>0.514999</text:p>
          </table:table-cell>
          <table:table-cell office:value-type="float" office:value="0.572" calcext:value-type="float">
            <text:p>0.57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6025" calcext:value-type="float">
            <text:p>0.556025</text:p>
          </table:table-cell>
          <table:table-cell office:value-type="float" office:value="1.02219" calcext:value-type="float">
            <text:p>1.0221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6" calcext:value-type="float">
            <text:p>0.56</text:p>
          </table:table-cell>
          <table:table-cell office:value-type="float" office:value="0.594" calcext:value-type="float">
            <text:p>0.5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3183" calcext:value-type="float">
            <text:p>0.613183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588" calcext:value-type="float">
            <text:p>0.588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64" calcext:value-type="float">
            <text:p>0.6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1643" calcext:value-type="float">
            <text:p>0.661643</text:p>
          </table:table-cell>
          <table:table-cell office:value-type="float" office:value="1.02455" calcext:value-type="float">
            <text:p>1.02455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7" calcext:value-type="float">
            <text:p>0.667</text:p>
          </table:table-cell>
          <table:table-cell office:value-type="float" office:value="0.749" calcext:value-type="float">
            <text:p>0.7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2342" calcext:value-type="float">
            <text:p>0.712342</text:p>
          </table:table-cell>
          <table:table-cell office:value-type="float" office:value="1.02185" calcext:value-type="float">
            <text:p>1.02185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8" calcext:value-type="float">
            <text:p>0.718</text:p>
          </table:table-cell>
          <table:table-cell office:value-type="float" office:value="0.789" calcext:value-type="float">
            <text:p>0.7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444" calcext:value-type="float">
            <text:p>0.76444</text:p>
          </table:table-cell>
          <table:table-cell office:value-type="float" office:value="1.01923" calcext:value-type="float">
            <text:p>1.0192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827" calcext:value-type="float">
            <text:p>0.8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0028" calcext:value-type="float">
            <text:p>0.810028</text:p>
          </table:table-cell>
          <table:table-cell office:value-type="float" office:value="1.02078" calcext:value-type="float">
            <text:p>1.02078</text:p>
          </table:table-cell>
          <table:table-cell office:value-type="float" office:value="0.772" calcext:value-type="float">
            <text:p>0.772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866" calcext:value-type="float">
            <text:p>0.8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66752" calcext:value-type="float">
            <text:p>0.866752</text:p>
          </table:table-cell>
          <table:table-cell office:value-type="float" office:value="1.01982" calcext:value-type="float">
            <text:p>1.0198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63999" calcext:value-type="float">
            <text:p>0.863999</text:p>
          </table:table-cell>
          <table:table-cell office:value-type="float" office:value="0.876" calcext:value-type="float">
            <text:p>0.876</text:p>
          </table:table-cell>
          <table:table-cell office:value-type="float" office:value="0.917" calcext:value-type="float">
            <text:p>0.91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16629" calcext:value-type="float">
            <text:p>0.916629</text:p>
          </table:table-cell>
          <table:table-cell office:value-type="float" office:value="1.01704" calcext:value-type="float">
            <text:p>1.017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14" calcext:value-type="float">
            <text:p>0.914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6" calcext:value-type="float">
            <text:p>0.9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337" calcext:value-type="float">
            <text:p>0.97337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0.93" calcext:value-type="float">
            <text:p>0.93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79" calcext:value-type="float">
            <text:p>0.979</text:p>
          </table:table-cell>
          <table:table-cell office:value-type="float" office:value="1.151" calcext:value-type="float">
            <text:p>1.1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1783" calcext:value-type="float">
            <text:p>1.01783</text:p>
          </table:table-cell>
          <table:table-cell office:value-type="float" office:value="1.01753" calcext:value-type="float">
            <text:p>1.01753</text:p>
          </table:table-cell>
          <table:table-cell office:value-type="float" office:value="0.986" calcext:value-type="float">
            <text:p>0.986</text:p>
          </table:table-cell>
          <table:table-cell office:value-type="float" office:value="1.0045" calcext:value-type="float">
            <text:p>1.0045</text:p>
          </table:table-cell>
          <table:table-cell office:value-type="float" office:value="1.013" calcext:value-type="float">
            <text:p>1.013</text:p>
          </table:table-cell>
          <table:table-cell office:value-type="float" office:value="1.0315" calcext:value-type="float">
            <text:p>1.0315</text:p>
          </table:table-cell>
          <table:table-cell office:value-type="float" office:value="1.063" calcext:value-type="float">
            <text:p>1.0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6693" calcext:value-type="float">
            <text:p>1.06693</text:p>
          </table:table-cell>
          <table:table-cell office:value-type="float" office:value="1.02123" calcext:value-type="float">
            <text:p>1.02123</text:p>
          </table:table-cell>
          <table:table-cell office:value-type="float" office:value="1.002" calcext:value-type="float">
            <text:p>1.002</text:p>
          </table:table-cell>
          <table:table-cell office:value-type="float" office:value="1.055" calcext:value-type="float">
            <text:p>1.055</text:p>
          </table:table-cell>
          <table:table-cell office:value-type="float" office:value="1.0665" calcext:value-type="float">
            <text:p>1.0665</text:p>
          </table:table-cell>
          <table:table-cell office:value-type="float" office:value="1.0775" calcext:value-type="float">
            <text:p>1.0775</text:p>
          </table:table-cell>
          <table:table-cell office:value-type="float" office:value="1.139" calcext:value-type="float">
            <text:p>1.1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3382" calcext:value-type="float">
            <text:p>1.13382</text:p>
          </table:table-cell>
          <table:table-cell office:value-type="float" office:value="1.02973" calcext:value-type="float">
            <text:p>1.02973</text:p>
          </table:table-cell>
          <table:table-cell office:value-type="float" office:value="1.079" calcext:value-type="float">
            <text:p>1.079</text:p>
          </table:table-cell>
          <table:table-cell office:value-type="float" office:value="1.112" calcext:value-type="float">
            <text:p>1.112</text:p>
          </table:table-cell>
          <table:table-cell office:value-type="float" office:value="1.13" calcext:value-type="float">
            <text:p>1.13</text:p>
          </table:table-cell>
          <table:table-cell office:value-type="float" office:value="1.149" calcext:value-type="float">
            <text:p>1.149</text:p>
          </table:table-cell>
          <table:table-cell office:value-type="float" office:value="1.261" calcext:value-type="float">
            <text:p>1.2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7146" calcext:value-type="float">
            <text:p>1.17146</text:p>
          </table:table-cell>
          <table:table-cell office:value-type="float" office:value="1.01968" calcext:value-type="float">
            <text:p>1.01968</text:p>
          </table:table-cell>
          <table:table-cell office:value-type="float" office:value="1.131" calcext:value-type="float">
            <text:p>1.131</text:p>
          </table:table-cell>
          <table:table-cell office:value-type="float" office:value="1.1545" calcext:value-type="float">
            <text:p>1.1545</text:p>
          </table:table-cell>
          <table:table-cell office:value-type="float" office:value="1.1665" calcext:value-type="float">
            <text:p>1.1665</text:p>
          </table:table-cell>
          <table:table-cell office:value-type="float" office:value="1.186" calcext:value-type="float">
            <text:p>1.186</text:p>
          </table:table-cell>
          <table:table-cell office:value-type="float" office:value="1.24" calcext:value-type="float">
            <text:p>1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1033" calcext:value-type="float">
            <text:p>1.21033</text:p>
          </table:table-cell>
          <table:table-cell office:value-type="float" office:value="1.01699" calcext:value-type="float">
            <text:p>1.01699</text:p>
          </table:table-cell>
          <table:table-cell office:value-type="float" office:value="1.159" calcext:value-type="float">
            <text:p>1.159</text:p>
          </table:table-cell>
          <table:table-cell office:value-type="float" office:value="1.199" calcext:value-type="float">
            <text:p>1.199</text:p>
          </table:table-cell>
          <table:table-cell office:value-type="float" office:value="1.208" calcext:value-type="float">
            <text:p>1.208</text:p>
          </table:table-cell>
          <table:table-cell office:value-type="float" office:value="1.225" calcext:value-type="float">
            <text:p>1.225</text:p>
          </table:table-cell>
          <table:table-cell office:value-type="float" office:value="1.261" calcext:value-type="float">
            <text:p>1.2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552" calcext:value-type="float">
            <text:p>1.2552</text:p>
          </table:table-cell>
          <table:table-cell office:value-type="float" office:value="1.01989" calcext:value-type="float">
            <text:p>1.01989</text:p>
          </table:table-cell>
          <table:table-cell office:value-type="float" office:value="1.204" calcext:value-type="float">
            <text:p>1.204</text:p>
          </table:table-cell>
          <table:table-cell office:value-type="float" office:value="1.238" calcext:value-type="float">
            <text:p>1.238</text:p>
          </table:table-cell>
          <table:table-cell office:value-type="float" office:value="1.2515" calcext:value-type="float">
            <text:p>1.2515</text:p>
          </table:table-cell>
          <table:table-cell office:value-type="float" office:value="1.2685" calcext:value-type="float">
            <text:p>1.2685</text:p>
          </table:table-cell>
          <table:table-cell office:value-type="float" office:value="1.362" calcext:value-type="float">
            <text:p>1.36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2146" calcext:value-type="float">
            <text:p>1.32146</text:p>
          </table:table-cell>
          <table:table-cell office:value-type="float" office:value="1.02184" calcext:value-type="float">
            <text:p>1.02184</text:p>
          </table:table-cell>
          <table:table-cell office:value-type="float" office:value="1.255" calcext:value-type="float">
            <text:p>1.255</text:p>
          </table:table-cell>
          <table:table-cell office:value-type="float" office:value="1.304" calcext:value-type="float">
            <text:p>1.304</text:p>
          </table:table-cell>
          <table:table-cell office:value-type="float" office:value="1.315" calcext:value-type="float">
            <text:p>1.315</text:p>
          </table:table-cell>
          <table:table-cell office:value-type="float" office:value="1.336" calcext:value-type="float">
            <text:p>1.336</text:p>
          </table:table-cell>
          <table:table-cell office:value-type="float" office:value="1.455" calcext:value-type="float">
            <text:p>1.4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36672" calcext:value-type="float">
            <text:p>1.36672</text:p>
          </table:table-cell>
          <table:table-cell office:value-type="float" office:value="1.02071" calcext:value-type="float">
            <text:p>1.02071</text:p>
          </table:table-cell>
          <table:table-cell office:value-type="float" office:value="1.317" calcext:value-type="float">
            <text:p>1.317</text:p>
          </table:table-cell>
          <table:table-cell office:value-type="float" office:value="1.3455" calcext:value-type="float">
            <text:p>1.3455</text:p>
          </table:table-cell>
          <table:table-cell office:value-type="float" office:value="1.3645" calcext:value-type="float">
            <text:p>1.3645</text:p>
          </table:table-cell>
          <table:table-cell office:value-type="float" office:value="1.3875" calcext:value-type="float">
            <text:p>1.3875</text:p>
          </table:table-cell>
          <table:table-cell office:value-type="float" office:value="1.451" calcext:value-type="float">
            <text:p>1.4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1361" calcext:value-type="float">
            <text:p>1.41361</text:p>
          </table:table-cell>
          <table:table-cell office:value-type="float" office:value="1.01705" calcext:value-type="float">
            <text:p>1.01705</text:p>
          </table:table-cell>
          <table:table-cell office:value-type="float" office:value="1.375" calcext:value-type="float">
            <text:p>1.375</text:p>
          </table:table-cell>
          <table:table-cell office:value-type="float" office:value="1.3985" calcext:value-type="float">
            <text:p>1.3985</text:p>
          </table:table-cell>
          <table:table-cell office:value-type="float" office:value="1.408" calcext:value-type="float">
            <text:p>1.408</text:p>
          </table:table-cell>
          <table:table-cell office:value-type="float" office:value="1.424" calcext:value-type="float">
            <text:p>1.424</text:p>
          </table:table-cell>
          <table:table-cell office:value-type="float" office:value="1.507" calcext:value-type="float">
            <text:p>1.5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137" calcext:value-type="float">
            <text:p>0.30137</text:p>
          </table:table-cell>
          <table:table-cell office:value-type="float" office:value="0.184971" calcext:value-type="float">
            <text:p>0.18497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8" calcext:value-type="float">
            <text:p>0.278</text:p>
          </table:table-cell>
          <table:table-cell office:value-type="float" office:value="1.29" calcext:value-type="float">
            <text:p>1.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45" calcext:value-type="float">
            <text:p>0.24445</text:p>
          </table:table-cell>
          <table:table-cell office:value-type="float" office:value="0.0194599" calcext:value-type="float">
            <text:p>0.019459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324" calcext:value-type="float">
            <text:p>0.3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274" calcext:value-type="float">
            <text:p>0.24274</text:p>
          </table:table-cell>
          <table:table-cell office:value-type="float" office:value="0.0199166" calcext:value-type="float">
            <text:p>0.019916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338" calcext:value-type="float">
            <text:p>0.3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144" calcext:value-type="float">
            <text:p>0.24144</text:p>
          </table:table-cell>
          <table:table-cell office:value-type="float" office:value="0.0200276" calcext:value-type="float">
            <text:p>0.020027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1" calcext:value-type="float">
            <text:p>0.241</text:p>
          </table:table-cell>
          <table:table-cell office:value-type="float" office:value="0.357" calcext:value-type="float">
            <text:p>0.35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79" calcext:value-type="float">
            <text:p>0.24479</text:p>
          </table:table-cell>
          <table:table-cell office:value-type="float" office:value="0.0205817" calcext:value-type="float">
            <text:p>0.02058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0.35" calcext:value-type="float">
            <text:p>0.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765" calcext:value-type="float">
            <text:p>0.26765</text:p>
          </table:table-cell>
          <table:table-cell office:value-type="float" office:value="0.0433157" calcext:value-type="float">
            <text:p>0.043315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3" calcext:value-type="float">
            <text:p>0.273</text:p>
          </table:table-cell>
          <table:table-cell office:value-type="float" office:value="0.531" calcext:value-type="float">
            <text:p>0.5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353" calcext:value-type="float">
            <text:p>0.27353</text:p>
          </table:table-cell>
          <table:table-cell office:value-type="float" office:value="0.0204717" calcext:value-type="float">
            <text:p>0.020471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3" calcext:value-type="float">
            <text:p>0.273</text:p>
          </table:table-cell>
          <table:table-cell office:value-type="float" office:value="0.382" calcext:value-type="float">
            <text:p>0.3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183" calcext:value-type="float">
            <text:p>0.28183</text:p>
          </table:table-cell>
          <table:table-cell office:value-type="float" office:value="0.014111" calcext:value-type="float">
            <text:p>0.0141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337" calcext:value-type="float">
            <text:p>0.3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595" calcext:value-type="float">
            <text:p>0.31595</text:p>
          </table:table-cell>
          <table:table-cell office:value-type="float" office:value="0.0206424" calcext:value-type="float">
            <text:p>0.020642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317" calcext:value-type="float">
            <text:p>0.317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0499243" calcext:value-type="float">
            <text:p>0.049924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" calcext:value-type="float">
            <text:p>0.37</text:p>
          </table:table-cell>
          <table:table-cell office:value-type="float" office:value="0.718" calcext:value-type="float">
            <text:p>0.7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012" calcext:value-type="float">
            <text:p>0.5012</text:p>
          </table:table-cell>
          <table:table-cell office:value-type="float" office:value="0.0662886" calcext:value-type="float">
            <text:p>0.0662886</text:p>
          </table:table-cell>
          <table:table-cell office:value-type="float" office:value="0.47" calcext:value-type="float">
            <text:p>0.4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97" calcext:value-type="float">
            <text:p>0.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829" calcext:value-type="float">
            <text:p>0.77829</text:p>
          </table:table-cell>
          <table:table-cell office:value-type="float" office:value="0.121134" calcext:value-type="float">
            <text:p>0.121134</text:p>
          </table:table-cell>
          <table:table-cell office:value-type="float" office:value="0.689" calcext:value-type="float">
            <text:p>0.689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782" calcext:value-type="float">
            <text:p>0.782</text:p>
          </table:table-cell>
          <table:table-cell office:value-type="float" office:value="1.961" calcext:value-type="float">
            <text:p>1.9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4109" calcext:value-type="float">
            <text:p>1.24109</text:p>
          </table:table-cell>
          <table:table-cell office:value-type="float" office:value="0.248301" calcext:value-type="float">
            <text:p>0.248301</text:p>
          </table:table-cell>
          <table:table-cell office:value-type="float" office:value="1.075" calcext:value-type="float">
            <text:p>1.075</text:p>
          </table:table-cell>
          <table:table-cell office:value-type="float" office:value="1.193" calcext:value-type="float">
            <text:p>1.193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2345" calcext:value-type="float">
            <text:p>1.2345</text:p>
          </table:table-cell>
          <table:table-cell office:value-type="float" office:value="3.681" calcext:value-type="float">
            <text:p>3.6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393" calcext:value-type="float">
            <text:p>2.2393</text:p>
          </table:table-cell>
          <table:table-cell office:value-type="float" office:value="0.453866" calcext:value-type="float">
            <text:p>0.453866</text:p>
          </table:table-cell>
          <table:table-cell office:value-type="float" office:value="2.083" calcext:value-type="float">
            <text:p>2.083</text:p>
          </table:table-cell>
          <table:table-cell office:value-type="float" office:value="2.119" calcext:value-type="float">
            <text:p>2.119</text:p>
          </table:table-cell>
          <table:table-cell office:value-type="float" office:value="2.142" calcext:value-type="float">
            <text:p>2.142</text:p>
          </table:table-cell>
          <table:table-cell office:value-type="float" office:value="2.2615" calcext:value-type="float">
            <text:p>2.2615</text:p>
          </table:table-cell>
          <table:table-cell office:value-type="float" office:value="6.625" calcext:value-type="float">
            <text:p>6.6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5096" calcext:value-type="float">
            <text:p>4.25096</text:p>
          </table:table-cell>
          <table:table-cell office:value-type="float" office:value="1.0316" calcext:value-type="float">
            <text:p>1.0316</text:p>
          </table:table-cell>
          <table:table-cell office:value-type="float" office:value="3.657" calcext:value-type="float">
            <text:p>3.657</text:p>
          </table:table-cell>
          <table:table-cell office:value-type="float" office:value="3.9575" calcext:value-type="float">
            <text:p>3.9575</text:p>
          </table:table-cell>
          <table:table-cell office:value-type="float" office:value="4.2295" calcext:value-type="float">
            <text:p>4.2295</text:p>
          </table:table-cell>
          <table:table-cell office:value-type="float" office:value="4.309" calcext:value-type="float">
            <text:p>4.309</text:p>
          </table:table-cell>
          <table:table-cell office:value-type="float" office:value="14.33" calcext:value-type="float">
            <text:p>14.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7772" calcext:value-type="float">
            <text:p>8.87772</text:p>
          </table:table-cell>
          <table:table-cell office:value-type="float" office:value="2.02325" calcext:value-type="float">
            <text:p>2.02325</text:p>
          </table:table-cell>
          <table:table-cell office:value-type="float" office:value="7.946" calcext:value-type="float">
            <text:p>7.946</text:p>
          </table:table-cell>
          <table:table-cell office:value-type="float" office:value="8.5685" calcext:value-type="float">
            <text:p>8.5685</text:p>
          </table:table-cell>
          <table:table-cell office:value-type="float" office:value="8.661" calcext:value-type="float">
            <text:p>8.661</text:p>
          </table:table-cell>
          <table:table-cell office:value-type="float" office:value="8.776" calcext:value-type="float">
            <text:p>8.776</text:p>
          </table:table-cell>
          <table:table-cell office:value-type="float" office:value="28.571" calcext:value-type="float">
            <text:p>28.5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9291" calcext:value-type="float">
            <text:p>18.9291</text:p>
          </table:table-cell>
          <table:table-cell office:value-type="float" office:value="3.97076" calcext:value-type="float">
            <text:p>3.97076</text:p>
          </table:table-cell>
          <table:table-cell office:value-type="float" office:value="16.713" calcext:value-type="float">
            <text:p>16.713</text:p>
          </table:table-cell>
          <table:table-cell office:value-type="float" office:value="18.1145" calcext:value-type="float">
            <text:p>18.1145</text:p>
          </table:table-cell>
          <table:table-cell office:value-type="float" office:value="18.3915" calcext:value-type="float">
            <text:p>18.3915</text:p>
          </table:table-cell>
          <table:table-cell office:value-type="float" office:value="18.8995" calcext:value-type="float">
            <text:p>18.8995</text:p>
          </table:table-cell>
          <table:table-cell office:value-type="float" office:value="57.728" calcext:value-type="float">
            <text:p>57.7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.0794" calcext:value-type="float">
            <text:p>42.0794</text:p>
          </table:table-cell>
          <table:table-cell office:value-type="float" office:value="8.31246" calcext:value-type="float">
            <text:p>8.31246</text:p>
          </table:table-cell>
          <table:table-cell office:value-type="float" office:value="37.189" calcext:value-type="float">
            <text:p>37.189</text:p>
          </table:table-cell>
          <table:table-cell office:value-type="float" office:value="39.1665" calcext:value-type="float">
            <text:p>39.1665</text:p>
          </table:table-cell>
          <table:table-cell office:value-type="float" office:value="41.3185" calcext:value-type="float">
            <text:p>41.3185</text:p>
          </table:table-cell>
          <table:table-cell office:value-type="float" office:value="42.7635" calcext:value-type="float">
            <text:p>42.7635</text:p>
          </table:table-cell>
          <table:table-cell office:value-type="float" office:value="121.646" calcext:value-type="float">
            <text:p>121.6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.674" calcext:value-type="float">
            <text:p>268.674</text:p>
          </table:table-cell>
          <table:table-cell office:value-type="float" office:value="6.21886" calcext:value-type="float">
            <text:p>6.21886</text:p>
          </table:table-cell>
          <table:table-cell office:value-type="float" office:value="242.024" calcext:value-type="float">
            <text:p>242.024</text:p>
          </table:table-cell>
          <table:table-cell office:value-type="float" office:value="268.248" calcext:value-type="float">
            <text:p>268.248</text:p>
          </table:table-cell>
          <table:table-cell office:value-type="float" office:value="270.286" calcext:value-type="float">
            <text:p>270.286</text:p>
          </table:table-cell>
          <table:table-cell office:value-type="float" office:value="270.913" calcext:value-type="float">
            <text:p>270.913</text:p>
          </table:table-cell>
          <table:table-cell office:value-type="float" office:value="278.58" calcext:value-type="float">
            <text:p>278.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0.001" calcext:value-type="float">
            <text:p>540.001</text:p>
          </table:table-cell>
          <table:table-cell office:value-type="float" office:value="7.27132" calcext:value-type="float">
            <text:p>7.27132</text:p>
          </table:table-cell>
          <table:table-cell office:value-type="float" office:value="514.143" calcext:value-type="float">
            <text:p>514.143</text:p>
          </table:table-cell>
          <table:table-cell office:value-type="float" office:value="535.557" calcext:value-type="float">
            <text:p>535.557</text:p>
          </table:table-cell>
          <table:table-cell office:value-type="float" office:value="542.513" calcext:value-type="float">
            <text:p>542.513</text:p>
          </table:table-cell>
          <table:table-cell office:value-type="float" office:value="544.506" calcext:value-type="float">
            <text:p>544.506</text:p>
          </table:table-cell>
          <table:table-cell office:value-type="float" office:value="550.87" calcext:value-type="float">
            <text:p>550.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84.89" calcext:value-type="float">
            <text:p>1084.89</text:p>
          </table:table-cell>
          <table:table-cell office:value-type="float" office:value="8.81359" calcext:value-type="float">
            <text:p>8.81359</text:p>
          </table:table-cell>
          <table:table-cell office:value-type="float" office:value="1014.62" calcext:value-type="float">
            <text:p>1014.62</text:p>
          </table:table-cell>
          <table:table-cell office:value-type="float" office:value="1083.66" calcext:value-type="float">
            <text:p>1083.66</text:p>
          </table:table-cell>
          <table:table-cell office:value-type="float" office:value="1085.72" calcext:value-type="float">
            <text:p>1085.72</text:p>
          </table:table-cell>
          <table:table-cell office:value-type="float" office:value="1088.61" calcext:value-type="float">
            <text:p>1088.61</text:p>
          </table:table-cell>
          <table:table-cell office:value-type="float" office:value="1095.78" calcext:value-type="float">
            <text:p>1095.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75.06" calcext:value-type="float">
            <text:p>2175.06</text:p>
          </table:table-cell>
          <table:table-cell office:value-type="float" office:value="18.1335" calcext:value-type="float">
            <text:p>18.1335</text:p>
          </table:table-cell>
          <table:table-cell office:value-type="float" office:value="2042.38" calcext:value-type="float">
            <text:p>2042.38</text:p>
          </table:table-cell>
          <table:table-cell office:value-type="float" office:value="2171.73" calcext:value-type="float">
            <text:p>2171.73</text:p>
          </table:table-cell>
          <table:table-cell office:value-type="float" office:value="2177.9" calcext:value-type="float">
            <text:p>2177.9</text:p>
          </table:table-cell>
          <table:table-cell office:value-type="float" office:value="2182.32" calcext:value-type="float">
            <text:p>2182.32</text:p>
          </table:table-cell>
          <table:table-cell office:value-type="float" office:value="2198.03" calcext:value-type="float">
            <text:p>2198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66.34" calcext:value-type="float">
            <text:p>4366.34</text:p>
          </table:table-cell>
          <table:table-cell office:value-type="float" office:value="35.0103" calcext:value-type="float">
            <text:p>35.0103</text:p>
          </table:table-cell>
          <table:table-cell office:value-type="float" office:value="4064.13" calcext:value-type="float">
            <text:p>4064.13</text:p>
          </table:table-cell>
          <table:table-cell office:value-type="float" office:value="4359.74" calcext:value-type="float">
            <text:p>4359.74</text:p>
          </table:table-cell>
          <table:table-cell office:value-type="float" office:value="4371.55" calcext:value-type="float">
            <text:p>4371.55</text:p>
          </table:table-cell>
          <table:table-cell office:value-type="float" office:value="4380.79" calcext:value-type="float">
            <text:p>4380.79</text:p>
          </table:table-cell>
          <table:table-cell office:value-type="float" office:value="4410.95" calcext:value-type="float">
            <text:p>4410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50.43" calcext:value-type="float">
            <text:p>8750.43</text:p>
          </table:table-cell>
          <table:table-cell office:value-type="float" office:value="63.652" calcext:value-type="float">
            <text:p>63.652</text:p>
          </table:table-cell>
          <table:table-cell office:value-type="float" office:value="8180.7" calcext:value-type="float">
            <text:p>8180.7</text:p>
          </table:table-cell>
          <table:table-cell office:value-type="float" office:value="8735.42" calcext:value-type="float">
            <text:p>8735.42</text:p>
          </table:table-cell>
          <table:table-cell office:value-type="float" office:value="8761.23" calcext:value-type="float">
            <text:p>8761.23</text:p>
          </table:table-cell>
          <table:table-cell office:value-type="float" office:value="8777.67" calcext:value-type="float">
            <text:p>8777.67</text:p>
          </table:table-cell>
          <table:table-cell office:value-type="float" office:value="8803.87" calcext:value-type="float">
            <text:p>8803.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527.1" calcext:value-type="float">
            <text:p>17527.1</text:p>
          </table:table-cell>
          <table:table-cell office:value-type="float" office:value="117.007" calcext:value-type="float">
            <text:p>117.007</text:p>
          </table:table-cell>
          <table:table-cell office:value-type="float" office:value="16440" calcext:value-type="float">
            <text:p>16440</text:p>
          </table:table-cell>
          <table:table-cell office:value-type="float" office:value="17513" calcext:value-type="float">
            <text:p>17513</text:p>
          </table:table-cell>
          <table:table-cell office:value-type="float" office:value="17540.9" calcext:value-type="float">
            <text:p>17540.9</text:p>
          </table:table-cell>
          <table:table-cell office:value-type="float" office:value="17558.9" calcext:value-type="float">
            <text:p>17558.9</text:p>
          </table:table-cell>
          <table:table-cell office:value-type="float" office:value="17620.9" calcext:value-type="float">
            <text:p>17620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26785" calcext:value-type="float">
            <text:p>0.0726785</text:p>
          </table:table-cell>
          <table:table-cell office:value-type="float" office:value="1.07631" calcext:value-type="float">
            <text:p>1.0763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2" calcext:value-type="float">
            <text:p>0.1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20778" calcext:value-type="float">
            <text:p>0.0720778</text:p>
          </table:table-cell>
          <table:table-cell office:value-type="float" office:value="1.05946" calcext:value-type="float">
            <text:p>1.0594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05" calcext:value-type="float">
            <text:p>0.1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21555" calcext:value-type="float">
            <text:p>0.0721555</text:p>
          </table:table-cell>
          <table:table-cell office:value-type="float" office:value="1.07373" calcext:value-type="float">
            <text:p>1.07373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09" calcext:value-type="float">
            <text:p>0.1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18643" calcext:value-type="float">
            <text:p>0.0718643</text:p>
          </table:table-cell>
          <table:table-cell office:value-type="float" office:value="1.06233" calcext:value-type="float">
            <text:p>1.06233</text:p>
          </table:table-cell>
          <table:table-cell office:value-type="float" office:value="0.069" calcext:value-type="float">
            <text:p>0.069</text:p>
          </table:table-cell>
          <table:table-cell table:number-columns-repeated="3" office:value-type="float" office:value="0.071" calcext:value-type="float">
            <text:p>0.071</text:p>
          </table:table-cell>
          <table:table-cell office:value-type="float" office:value="0.105" calcext:value-type="float">
            <text:p>0.1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18873" calcext:value-type="float">
            <text:p>0.0718873</text:p>
          </table:table-cell>
          <table:table-cell office:value-type="float" office:value="1.06139" calcext:value-type="float">
            <text:p>1.061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04982" calcext:value-type="float">
            <text:p>0.070498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07" calcext:value-type="float">
            <text:p>0.1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25425" calcext:value-type="float">
            <text:p>0.0725425</text:p>
          </table:table-cell>
          <table:table-cell office:value-type="float" office:value="1.08236" calcext:value-type="float">
            <text:p>1.0823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5" calcext:value-type="float">
            <text:p>0.1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20856" calcext:value-type="float">
            <text:p>0.0720856</text:p>
          </table:table-cell>
          <table:table-cell office:value-type="float" office:value="1.06599" calcext:value-type="float">
            <text:p>1.0659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08" calcext:value-type="float">
            <text:p>0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22778" calcext:value-type="float">
            <text:p>0.0722778</text:p>
          </table:table-cell>
          <table:table-cell office:value-type="float" office:value="1.05742" calcext:value-type="float">
            <text:p>1.0574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9" calcext:value-type="float">
            <text:p>0.0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24289" calcext:value-type="float">
            <text:p>0.0724289</text:p>
          </table:table-cell>
          <table:table-cell office:value-type="float" office:value="1.06268" calcext:value-type="float">
            <text:p>1.06268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34468" calcext:value-type="float">
            <text:p>0.0734468</text:p>
          </table:table-cell>
          <table:table-cell office:value-type="float" office:value="1.06513" calcext:value-type="float">
            <text:p>1.0651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float" office:value="0.11" calcext:value-type="float">
            <text:p>0.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47734" calcext:value-type="float">
            <text:p>0.0747734</text:p>
          </table:table-cell>
          <table:table-cell office:value-type="float" office:value="1.06336" calcext:value-type="float">
            <text:p>1.06336</text:p>
          </table:table-cell>
          <table:table-cell table:number-columns-repeated="2" office:value-type="float" office:value="0.073" calcext:value-type="float">
            <text:p>0.073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float" office:value="0.111" calcext:value-type="float">
            <text:p>0.1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75684" calcext:value-type="float">
            <text:p>0.0775684</text:p>
          </table:table-cell>
          <table:table-cell office:value-type="float" office:value="1.04766" calcext:value-type="float">
            <text:p>1.04766</text:p>
          </table:table-cell>
          <table:table-cell table:number-columns-repeated="2" office:value-type="float" office:value="0.076" calcext:value-type="float">
            <text:p>0.076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float" office:value="0.106" calcext:value-type="float">
            <text:p>0.1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47148" calcext:value-type="float">
            <text:p>0.0847148</text:p>
          </table:table-cell>
          <table:table-cell office:value-type="float" office:value="1.06937" calcext:value-type="float">
            <text:p>1.0693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149" calcext:value-type="float">
            <text:p>0.1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1902" calcext:value-type="float">
            <text:p>0.101902</text:p>
          </table:table-cell>
          <table:table-cell office:value-type="float" office:value="1.03858" calcext:value-type="float">
            <text:p>1.03858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3" calcext:value-type="float">
            <text:p>0.1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6033" calcext:value-type="float">
            <text:p>0.136033</text:p>
          </table:table-cell>
          <table:table-cell office:value-type="float" office:value="1.03722" calcext:value-type="float">
            <text:p>1.0372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3" calcext:value-type="float">
            <text:p>0.17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5181" calcext:value-type="float">
            <text:p>0.205181</text:p>
          </table:table-cell>
          <table:table-cell office:value-type="float" office:value="1.03398" calcext:value-type="float">
            <text:p>1.03398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9" calcext:value-type="float">
            <text:p>0.2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4205" calcext:value-type="float">
            <text:p>0.554205</text:p>
          </table:table-cell>
          <table:table-cell office:value-type="float" office:value="1.00721" calcext:value-type="float">
            <text:p>1.00721</text:p>
          </table:table-cell>
          <table:table-cell office:value-type="float" office:value="0.55" calcext:value-type="float">
            <text:p>0.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5" calcext:value-type="float">
            <text:p>0.555</text:p>
          </table:table-cell>
          <table:table-cell office:value-type="float" office:value="0.586" calcext:value-type="float">
            <text:p>0.5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7111" calcext:value-type="float">
            <text:p>0.997111</text:p>
          </table:table-cell>
          <table:table-cell office:value-type="float" office:value="1.07432" calcext:value-type="float">
            <text:p>1.07432</text:p>
          </table:table-cell>
          <table:table-cell office:value-type="float" office:value="0.513" calcext:value-type="float">
            <text:p>0.513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6" calcext:value-type="float">
            <text:p>0.986</text:p>
          </table:table-cell>
          <table:table-cell office:value-type="float" office:value="1.034" calcext:value-type="float">
            <text:p>1.034</text:p>
          </table:table-cell>
          <table:table-cell office:value-type="float" office:value="1.065" calcext:value-type="float">
            <text:p>1.0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6045" calcext:value-type="float">
            <text:p>1.86045</text:p>
          </table:table-cell>
          <table:table-cell office:value-type="float" office:value="1.01754" calcext:value-type="float">
            <text:p>1.01754</text:p>
          </table:table-cell>
          <table:table-cell office:value-type="float" office:value="1.821" calcext:value-type="float">
            <text:p>1.821</text:p>
          </table:table-cell>
          <table:table-cell office:value-type="float" office:value="1.8275" calcext:value-type="float">
            <text:p>1.8275</text:p>
          </table:table-cell>
          <table:table-cell office:value-type="float" office:value="1.8825" calcext:value-type="float">
            <text:p>1.8825</text:p>
          </table:table-cell>
          <table:table-cell office:value-type="float" office:value="1.888" calcext:value-type="float">
            <text:p>1.888</text:p>
          </table:table-cell>
          <table:table-cell office:value-type="float" office:value="1.955" calcext:value-type="float">
            <text:p>1.9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56899" calcext:value-type="float">
            <text:p>3.56899</text:p>
          </table:table-cell>
          <table:table-cell office:value-type="float" office:value="1.00211" calcext:value-type="float">
            <text:p>1.00211</text:p>
          </table:table-cell>
          <table:table-cell office:value-type="float" office:value="3.557" calcext:value-type="float">
            <text:p>3.557</text:p>
          </table:table-cell>
          <table:table-cell office:value-type="float" office:value="3.565" calcext:value-type="float">
            <text:p>3.565</text:p>
          </table:table-cell>
          <table:table-cell office:value-type="float" office:value="3.5675" calcext:value-type="float">
            <text:p>3.5675</text:p>
          </table:table-cell>
          <table:table-cell office:value-type="float" office:value="3.571" calcext:value-type="float">
            <text:p>3.571</text:p>
          </table:table-cell>
          <table:table-cell office:value-type="float" office:value="3.616" calcext:value-type="float">
            <text:p>3.6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06278" calcext:value-type="float">
            <text:p>7.06278</text:p>
          </table:table-cell>
          <table:table-cell office:value-type="float" office:value="1.00183" calcext:value-type="float">
            <text:p>1.00183</text:p>
          </table:table-cell>
          <table:table-cell office:value-type="float" office:value="7.032" calcext:value-type="float">
            <text:p>7.032</text:p>
          </table:table-cell>
          <table:table-cell office:value-type="float" office:value="7.056" calcext:value-type="float">
            <text:p>7.056</text:p>
          </table:table-cell>
          <table:table-cell office:value-type="float" office:value="7.059" calcext:value-type="float">
            <text:p>7.059</text:p>
          </table:table-cell>
          <table:table-cell office:value-type="float" office:value="7.067" calcext:value-type="float">
            <text:p>7.067</text:p>
          </table:table-cell>
          <table:table-cell office:value-type="float" office:value="7.125" calcext:value-type="float">
            <text:p>7.1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0654" calcext:value-type="float">
            <text:p>14.0654</text:p>
          </table:table-cell>
          <table:table-cell office:value-type="float" office:value="1.002" calcext:value-type="float">
            <text:p>1.002</text:p>
          </table:table-cell>
          <table:table-cell office:value-type="float" office:value="14.008" calcext:value-type="float">
            <text:p>14.008</text:p>
          </table:table-cell>
          <table:table-cell office:value-type="float" office:value="14.046" calcext:value-type="float">
            <text:p>14.046</text:p>
          </table:table-cell>
          <table:table-cell office:value-type="float" office:value="14.056" calcext:value-type="float">
            <text:p>14.056</text:p>
          </table:table-cell>
          <table:table-cell office:value-type="float" office:value="14.0785" calcext:value-type="float">
            <text:p>14.0785</text:p>
          </table:table-cell>
          <table:table-cell office:value-type="float" office:value="14.16" calcext:value-type="float">
            <text:p>14.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0875" calcext:value-type="float">
            <text:p>28.0875</text:p>
          </table:table-cell>
          <table:table-cell office:value-type="float" office:value="1.00279" calcext:value-type="float">
            <text:p>1.00279</text:p>
          </table:table-cell>
          <table:table-cell office:value-type="float" office:value="28.004" calcext:value-type="float">
            <text:p>28.004</text:p>
          </table:table-cell>
          <table:table-cell office:value-type="float" office:value="28.0305" calcext:value-type="float">
            <text:p>28.0305</text:p>
          </table:table-cell>
          <table:table-cell office:value-type="float" office:value="28.0555" calcext:value-type="float">
            <text:p>28.0555</text:p>
          </table:table-cell>
          <table:table-cell office:value-type="float" office:value="28.1205" calcext:value-type="float">
            <text:p>28.1205</text:p>
          </table:table-cell>
          <table:table-cell office:value-type="float" office:value="28.348" calcext:value-type="float">
            <text:p>28.3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.1977" calcext:value-type="float">
            <text:p>56.1977</text:p>
          </table:table-cell>
          <table:table-cell office:value-type="float" office:value="1.003" calcext:value-type="float">
            <text:p>1.003</text:p>
          </table:table-cell>
          <table:table-cell office:value-type="float" office:value="55.962" calcext:value-type="float">
            <text:p>55.962</text:p>
          </table:table-cell>
          <table:table-cell office:value-type="float" office:value="56.0295" calcext:value-type="float">
            <text:p>56.0295</text:p>
          </table:table-cell>
          <table:table-cell office:value-type="float" office:value="56.186" calcext:value-type="float">
            <text:p>56.186</text:p>
          </table:table-cell>
          <table:table-cell office:value-type="float" office:value="56.322" calcext:value-type="float">
            <text:p>56.322</text:p>
          </table:table-cell>
          <table:table-cell office:value-type="float" office:value="56.553" calcext:value-type="float">
            <text:p>56.5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2.492" calcext:value-type="float">
            <text:p>112.492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111.921" calcext:value-type="float">
            <text:p>111.921</text:p>
          </table:table-cell>
          <table:table-cell office:value-type="float" office:value="112.291" calcext:value-type="float">
            <text:p>112.291</text:p>
          </table:table-cell>
          <table:table-cell office:value-type="float" office:value="112.511" calcext:value-type="float">
            <text:p>112.511</text:p>
          </table:table-cell>
          <table:table-cell office:value-type="float" office:value="112.711" calcext:value-type="float">
            <text:p>112.711</text:p>
          </table:table-cell>
          <table:table-cell office:value-type="float" office:value="113.171" calcext:value-type="float">
            <text:p>113.17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0169172" calcext:value-type="float">
            <text:p>0.0016917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808146" calcext:value-type="float">
            <text:p>0.000808146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188053" calcext:value-type="float">
            <text:p>0.0018805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351822" calcext:value-type="float">
            <text:p>0.00351822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0314851" calcext:value-type="float">
            <text:p>0.0031485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556777" calcext:value-type="float">
            <text:p>0.00055677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0810617" calcext:value-type="float">
            <text:p>0.00081061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0715262" calcext:value-type="float">
            <text:p>0.00071526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610819" calcext:value-type="float">
            <text:p>0.00061081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574801" calcext:value-type="float">
            <text:p>0.0057480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2" calcext:value-type="float">
            <text:p>0.07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671816" calcext:value-type="float">
            <text:p>0.0067181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2" calcext:value-type="float">
            <text:p>0.0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766485" calcext:value-type="float">
            <text:p>0.00076648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00688404" calcext:value-type="float">
            <text:p>0.00068840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00897719" calcext:value-type="float">
            <text:p>0.00089771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921954" calcext:value-type="float">
            <text:p>0.00092195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0648922" calcext:value-type="float">
            <text:p>0.00064892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658643" calcext:value-type="float">
            <text:p>0.0065864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9" calcext:value-type="float">
            <text:p>0.0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728011" calcext:value-type="float">
            <text:p>0.000728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115287" calcext:value-type="float">
            <text:p>0.0011528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0586174" calcext:value-type="float">
            <text:p>0.000586174</text:p>
          </table:table-cell>
          <table:table-cell table:number-columns-repeated="3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049604" calcext:value-type="float">
            <text:p>0.0049604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1" calcext:value-type="float">
            <text:p>0.05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531912" calcext:value-type="float">
            <text:p>0.0053191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938083" calcext:value-type="float">
            <text:p>0.00093808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00760197" calcext:value-type="float">
            <text:p>0.00076019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0315" calcext:value-type="float">
            <text:p>0.0150315</text:p>
          </table:table-cell>
          <table:table-cell office:value-type="float" office:value="6.12241" calcext:value-type="float">
            <text:p>6.1224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366606" calcext:value-type="float">
            <text:p>0.0366606</text:p>
          </table:table-cell>
          <table:table-cell office:value-type="float" office:value="0.0894986" calcext:value-type="float">
            <text:p>0.0894986</text:p>
          </table:table-cell>
          <table:table-cell office:value-type="float" office:value="0.113" calcext:value-type="float">
            <text:p>0.11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5777" calcext:value-type="float">
            <text:p>0.0125777</text:p>
          </table:table-cell>
          <table:table-cell office:value-type="float" office:value="6.36985" calcext:value-type="float">
            <text:p>6.3698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82338" calcext:value-type="float">
            <text:p>0.0182338</text:p>
          </table:table-cell>
          <table:table-cell office:value-type="float" office:value="6.05569" calcext:value-type="float">
            <text:p>6.0556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15" calcext:value-type="float">
            <text:p>0.11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31439" calcext:value-type="float">
            <text:p>0.0131439</text:p>
          </table:table-cell>
          <table:table-cell office:value-type="float" office:value="6.21239" calcext:value-type="float">
            <text:p>6.21239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04986" calcext:value-type="float">
            <text:p>0.0904986</text:p>
          </table:table-cell>
          <table:table-cell office:value-type="float" office:value="0.097" calcext:value-type="float">
            <text:p>0.0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6755" calcext:value-type="float">
            <text:p>0.016755</text:p>
          </table:table-cell>
          <table:table-cell office:value-type="float" office:value="6.12491" calcext:value-type="float">
            <text:p>6.124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5.80479" calcext:value-type="float">
            <text:p>5.8047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6144" calcext:value-type="float">
            <text:p>0.0176144</text:p>
          </table:table-cell>
          <table:table-cell office:value-type="float" office:value="5.76602" calcext:value-type="float">
            <text:p>5.766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64986" calcext:value-type="float">
            <text:p>0.08649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9238" calcext:value-type="float">
            <text:p>0.0149238</text:p>
          </table:table-cell>
          <table:table-cell office:value-type="float" office:value="5.97866" calcext:value-type="float">
            <text:p>5.9786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8865" calcext:value-type="float">
            <text:p>0.0148865</text:p>
          </table:table-cell>
          <table:table-cell office:value-type="float" office:value="5.67107" calcext:value-type="float">
            <text:p>5.6710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2472" calcext:value-type="float">
            <text:p>0.0142472</text:p>
          </table:table-cell>
          <table:table-cell office:value-type="float" office:value="5.57073" calcext:value-type="float">
            <text:p>5.5707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07991" calcext:value-type="float">
            <text:p>0.0207991</text:p>
          </table:table-cell>
          <table:table-cell office:value-type="float" office:value="5.53634" calcext:value-type="float">
            <text:p>5.5363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9" calcext:value-type="float">
            <text:p>0.09</text:p>
          </table:table-cell>
          <table:table-cell office:value-type="float" office:value="0.0944987" calcext:value-type="float">
            <text:p>0.0944987</text:p>
          </table:table-cell>
          <table:table-cell office:value-type="float" office:value="0.124" calcext:value-type="float">
            <text:p>0.1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44483" calcext:value-type="float">
            <text:p>0.0144483</text:p>
          </table:table-cell>
          <table:table-cell office:value-type="float" office:value="5.38479" calcext:value-type="float">
            <text:p>5.38479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79027" calcext:value-type="float">
            <text:p>0.0179027</text:p>
          </table:table-cell>
          <table:table-cell office:value-type="float" office:value="5.42768" calcext:value-type="float">
            <text:p>5.4276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89737" calcext:value-type="float">
            <text:p>0.018973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4" calcext:value-type="float">
            <text:p>0.1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67965" calcext:value-type="float">
            <text:p>0.0167965</text:p>
          </table:table-cell>
          <table:table-cell office:value-type="float" office:value="5.37027" calcext:value-type="float">
            <text:p>5.3702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7" calcext:value-type="float">
            <text:p>0.1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7291" calcext:value-type="float">
            <text:p>0.0247291</text:p>
          </table:table-cell>
          <table:table-cell office:value-type="float" office:value="5.14719" calcext:value-type="float">
            <text:p>5.147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1865" calcext:value-type="float">
            <text:p>0.0241865</text:p>
          </table:table-cell>
          <table:table-cell office:value-type="float" office:value="5.18194" calcext:value-type="float">
            <text:p>5.1819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" calcext:value-type="float">
            <text:p>0.1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2504" calcext:value-type="float">
            <text:p>0.0152504</text:p>
          </table:table-cell>
          <table:table-cell office:value-type="float" office:value="5.18947" calcext:value-type="float">
            <text:p>5.18947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87733" calcext:value-type="float">
            <text:p>0.0187733</text:p>
          </table:table-cell>
          <table:table-cell office:value-type="float" office:value="5.25145" calcext:value-type="float">
            <text:p>5.251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90788" calcext:value-type="float">
            <text:p>0.01907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7149" calcext:value-type="float">
            <text:p>0.0147149</text:p>
          </table:table-cell>
          <table:table-cell office:value-type="float" office:value="5.09025" calcext:value-type="float">
            <text:p>5.0902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5" calcext:value-type="float">
            <text:p>0.1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58956" calcext:value-type="float">
            <text:p>0.0258956</text:p>
          </table:table-cell>
          <table:table-cell office:value-type="float" office:value="4.98075" calcext:value-type="float">
            <text:p>4.98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64987" calcext:value-type="float">
            <text:p>0.09649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90736" calcext:value-type="float">
            <text:p>0.0190736</text:p>
          </table:table-cell>
          <table:table-cell office:value-type="float" office:value="5.03749" calcext:value-type="float">
            <text:p>5.0374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3" calcext:value-type="float">
            <text:p>0.1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86993" calcext:value-type="float">
            <text:p>0.00786993</text:p>
          </table:table-cell>
          <table:table-cell office:value-type="float" office:value="3.74839" calcext:value-type="float">
            <text:p>3.74839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4" calcext:value-type="float">
            <text:p>0.1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729616" calcext:value-type="float">
            <text:p>0.00729616</text:p>
          </table:table-cell>
          <table:table-cell office:value-type="float" office:value="3.09006" calcext:value-type="float">
            <text:p>3.0900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13" calcext:value-type="float">
            <text:p>0.11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663235" calcext:value-type="float">
            <text:p>0.00663235</text:p>
          </table:table-cell>
          <table:table-cell office:value-type="float" office:value="2.0416" calcext:value-type="float">
            <text:p>2.041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11" calcext:value-type="float">
            <text:p>0.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20765" calcext:value-type="float">
            <text:p>0.00520765</text:p>
          </table:table-cell>
          <table:table-cell office:value-type="float" office:value="2.04505" calcext:value-type="float">
            <text:p>2.04505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6" calcext:value-type="float">
            <text:p>0.1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341" calcext:value-type="float">
            <text:p>0.22341</text:p>
          </table:table-cell>
          <table:table-cell office:value-type="float" office:value="0.171227" calcext:value-type="float">
            <text:p>0.171227</text:p>
          </table:table-cell>
          <table:table-cell office:value-type="float" office:value="0.14" calcext:value-type="float">
            <text:p>0.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208" calcext:value-type="float">
            <text:p>0.208</text:p>
          </table:table-cell>
          <table:table-cell office:value-type="float" office:value="1.003" calcext:value-type="float">
            <text:p>1.0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954" calcext:value-type="float">
            <text:p>0.23954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472" calcext:value-type="float">
            <text:p>0.4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937" calcext:value-type="float">
            <text:p>0.24937</text:p>
          </table:table-cell>
          <table:table-cell office:value-type="float" office:value="0.0402899" calcext:value-type="float">
            <text:p>0.040289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446" calcext:value-type="float">
            <text:p>0.4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741" calcext:value-type="float">
            <text:p>0.24741</text:p>
          </table:table-cell>
          <table:table-cell office:value-type="float" office:value="0.0549296" calcext:value-type="float">
            <text:p>0.054929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9" calcext:value-type="float">
            <text:p>0.239</text:p>
          </table:table-cell>
          <table:table-cell office:value-type="float" office:value="0.751" calcext:value-type="float">
            <text:p>0.7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93088" calcext:value-type="float">
            <text:p>0.039308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481" calcext:value-type="float">
            <text:p>0.4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0310694" calcext:value-type="float">
            <text:p>0.031069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06" calcext:value-type="float">
            <text:p>0.4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638" calcext:value-type="float">
            <text:p>0.26638</text:p>
          </table:table-cell>
          <table:table-cell office:value-type="float" office:value="0.0182235" calcext:value-type="float">
            <text:p>0.01822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333" calcext:value-type="float">
            <text:p>0.3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344" calcext:value-type="float">
            <text:p>0.28344</text:p>
          </table:table-cell>
          <table:table-cell office:value-type="float" office:value="0.0212317" calcext:value-type="float">
            <text:p>0.021231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391" calcext:value-type="float">
            <text:p>0.3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0638735" calcext:value-type="float">
            <text:p>0.063873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8" calcext:value-type="float">
            <text:p>0.308</text:p>
          </table:table-cell>
          <table:table-cell office:value-type="float" office:value="0.805" calcext:value-type="float">
            <text:p>0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567" calcext:value-type="float">
            <text:p>0.35567</text:p>
          </table:table-cell>
          <table:table-cell office:value-type="float" office:value="0.0249692" calcext:value-type="float">
            <text:p>0.024969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" calcext:value-type="float">
            <text:p>0.36</text:p>
          </table:table-cell>
          <table:table-cell office:value-type="float" office:value="0.488" calcext:value-type="float">
            <text:p>0.4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923" calcext:value-type="float">
            <text:p>0.44923</text:p>
          </table:table-cell>
          <table:table-cell office:value-type="float" office:value="0.0304988" calcext:value-type="float">
            <text:p>0.030498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09" calcext:value-type="float">
            <text:p>0.6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0215629" calcext:value-type="float">
            <text:p>0.021562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77" calcext:value-type="float">
            <text:p>0.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2664" calcext:value-type="float">
            <text:p>1.02664</text:p>
          </table:table-cell>
          <table:table-cell office:value-type="float" office:value="0.0292693" calcext:value-type="float">
            <text:p>0.0292693</text:p>
          </table:table-cell>
          <table:table-cell office:value-type="float" office:value="0.969" calcext:value-type="float">
            <text:p>0.969</text:p>
          </table:table-cell>
          <table:table-cell office:value-type="float" office:value="1.011" calcext:value-type="float">
            <text:p>1.011</text:p>
          </table:table-cell>
          <table:table-cell office:value-type="float" office:value="1.023" calcext:value-type="float">
            <text:p>1.023</text:p>
          </table:table-cell>
          <table:table-cell office:value-type="float" office:value="1.037" calcext:value-type="float">
            <text:p>1.037</text:p>
          </table:table-cell>
          <table:table-cell office:value-type="float" office:value="1.158" calcext:value-type="float">
            <text:p>1.1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3817" calcext:value-type="float">
            <text:p>1.73817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1.679" calcext:value-type="float">
            <text:p>1.679</text:p>
          </table:table-cell>
          <table:table-cell office:value-type="float" office:value="1.707" calcext:value-type="float">
            <text:p>1.707</text:p>
          </table:table-cell>
          <table:table-cell office:value-type="float" office:value="1.727" calcext:value-type="float">
            <text:p>1.727</text:p>
          </table:table-cell>
          <table:table-cell office:value-type="float" office:value="1.766" calcext:value-type="float">
            <text:p>1.766</text:p>
          </table:table-cell>
          <table:table-cell office:value-type="float" office:value="1.874" calcext:value-type="float">
            <text:p>1.8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7356" calcext:value-type="float">
            <text:p>3.17356</text:p>
          </table:table-cell>
          <table:table-cell office:value-type="float" office:value="0.0995287" calcext:value-type="float">
            <text:p>0.0995287</text:p>
          </table:table-cell>
          <table:table-cell office:value-type="float" office:value="3.054" calcext:value-type="float">
            <text:p>3.054</text:p>
          </table:table-cell>
          <table:table-cell office:value-type="float" office:value="3.0855" calcext:value-type="float">
            <text:p>3.0855</text:p>
          </table:table-cell>
          <table:table-cell office:value-type="float" office:value="3.149" calcext:value-type="float">
            <text:p>3.149</text:p>
          </table:table-cell>
          <table:table-cell office:value-type="float" office:value="3.238" calcext:value-type="float">
            <text:p>3.238</text:p>
          </table:table-cell>
          <table:table-cell office:value-type="float" office:value="3.603" calcext:value-type="float">
            <text:p>3.6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9436" calcext:value-type="float">
            <text:p>6.09436</text:p>
          </table:table-cell>
          <table:table-cell office:value-type="float" office:value="0.21101" calcext:value-type="float">
            <text:p>0.21101</text:p>
          </table:table-cell>
          <table:table-cell office:value-type="float" office:value="5.787" calcext:value-type="float">
            <text:p>5.787</text:p>
          </table:table-cell>
          <table:table-cell office:value-type="float" office:value="5.895" calcext:value-type="float">
            <text:p>5.895</text:p>
          </table:table-cell>
          <table:table-cell office:value-type="float" office:value="6.157" calcext:value-type="float">
            <text:p>6.157</text:p>
          </table:table-cell>
          <table:table-cell office:value-type="float" office:value="6.195" calcext:value-type="float">
            <text:p>6.195</text:p>
          </table:table-cell>
          <table:table-cell office:value-type="float" office:value="6.855" calcext:value-type="float">
            <text:p>6.8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831" calcext:value-type="float">
            <text:p>12.6831</text:p>
          </table:table-cell>
          <table:table-cell office:value-type="float" office:value="0.370891" calcext:value-type="float">
            <text:p>0.370891</text:p>
          </table:table-cell>
          <table:table-cell office:value-type="float" office:value="11.751" calcext:value-type="float">
            <text:p>11.751</text:p>
          </table:table-cell>
          <table:table-cell office:value-type="float" office:value="12.523" calcext:value-type="float">
            <text:p>12.523</text:p>
          </table:table-cell>
          <table:table-cell office:value-type="float" office:value="12.584" calcext:value-type="float">
            <text:p>12.584</text:p>
          </table:table-cell>
          <table:table-cell office:value-type="float" office:value="12.8915" calcext:value-type="float">
            <text:p>12.8915</text:p>
          </table:table-cell>
          <table:table-cell office:value-type="float" office:value="13.743" calcext:value-type="float">
            <text:p>13.7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5146" calcext:value-type="float">
            <text:p>28.5146</text:p>
          </table:table-cell>
          <table:table-cell office:value-type="float" office:value="1.19703" calcext:value-type="float">
            <text:p>1.19703</text:p>
          </table:table-cell>
          <table:table-cell office:value-type="float" office:value="25.954" calcext:value-type="float">
            <text:p>25.954</text:p>
          </table:table-cell>
          <table:table-cell office:value-type="float" office:value="27.742" calcext:value-type="float">
            <text:p>27.742</text:p>
          </table:table-cell>
          <table:table-cell office:value-type="float" office:value="28.399" calcext:value-type="float">
            <text:p>28.399</text:p>
          </table:table-cell>
          <table:table-cell office:value-type="float" office:value="29.3495" calcext:value-type="float">
            <text:p>29.3495</text:p>
          </table:table-cell>
          <table:table-cell office:value-type="float" office:value="30.836" calcext:value-type="float">
            <text:p>30.8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.0477" calcext:value-type="float">
            <text:p>62.0477</text:p>
          </table:table-cell>
          <table:table-cell office:value-type="float" office:value="1.916" calcext:value-type="float">
            <text:p>1.916</text:p>
          </table:table-cell>
          <table:table-cell office:value-type="float" office:value="56.561" calcext:value-type="float">
            <text:p>56.561</text:p>
          </table:table-cell>
          <table:table-cell office:value-type="float" office:value="60.751" calcext:value-type="float">
            <text:p>60.751</text:p>
          </table:table-cell>
          <table:table-cell office:value-type="float" office:value="62.06" calcext:value-type="float">
            <text:p>62.06</text:p>
          </table:table-cell>
          <table:table-cell office:value-type="float" office:value="63.632" calcext:value-type="float">
            <text:p>63.632</text:p>
          </table:table-cell>
          <table:table-cell office:value-type="float" office:value="65.958" calcext:value-type="float">
            <text:p>65.9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.041" calcext:value-type="float">
            <text:p>127.041</text:p>
          </table:table-cell>
          <table:table-cell office:value-type="float" office:value="3.39775" calcext:value-type="float">
            <text:p>3.39775</text:p>
          </table:table-cell>
          <table:table-cell office:value-type="float" office:value="118.04" calcext:value-type="float">
            <text:p>118.04</text:p>
          </table:table-cell>
          <table:table-cell office:value-type="float" office:value="125.279" calcext:value-type="float">
            <text:p>125.279</text:p>
          </table:table-cell>
          <table:table-cell office:value-type="float" office:value="127.477" calcext:value-type="float">
            <text:p>127.477</text:p>
          </table:table-cell>
          <table:table-cell office:value-type="float" office:value="129.79" calcext:value-type="float">
            <text:p>129.79</text:p>
          </table:table-cell>
          <table:table-cell office:value-type="float" office:value="131.783" calcext:value-type="float">
            <text:p>131.7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7.417" calcext:value-type="float">
            <text:p>257.417</text:p>
          </table:table-cell>
          <table:table-cell office:value-type="float" office:value="5.36386" calcext:value-type="float">
            <text:p>5.36386</text:p>
          </table:table-cell>
          <table:table-cell office:value-type="float" office:value="230.055" calcext:value-type="float">
            <text:p>230.055</text:p>
          </table:table-cell>
          <table:table-cell office:value-type="float" office:value="255.383" calcext:value-type="float">
            <text:p>255.383</text:p>
          </table:table-cell>
          <table:table-cell office:value-type="float" office:value="258.936" calcext:value-type="float">
            <text:p>258.936</text:p>
          </table:table-cell>
          <table:table-cell office:value-type="float" office:value="260.737" calcext:value-type="float">
            <text:p>260.737</text:p>
          </table:table-cell>
          <table:table-cell office:value-type="float" office:value="262.955" calcext:value-type="float">
            <text:p>262.9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7.27" calcext:value-type="float">
            <text:p>517.27</text:p>
          </table:table-cell>
          <table:table-cell office:value-type="float" office:value="10.1256" calcext:value-type="float">
            <text:p>10.1256</text:p>
          </table:table-cell>
          <table:table-cell office:value-type="float" office:value="463.363" calcext:value-type="float">
            <text:p>463.363</text:p>
          </table:table-cell>
          <table:table-cell office:value-type="float" office:value="514.287" calcext:value-type="float">
            <text:p>514.287</text:p>
          </table:table-cell>
          <table:table-cell office:value-type="float" office:value="520.485" calcext:value-type="float">
            <text:p>520.485</text:p>
          </table:table-cell>
          <table:table-cell office:value-type="float" office:value="523.716" calcext:value-type="float">
            <text:p>523.716</text:p>
          </table:table-cell>
          <table:table-cell office:value-type="float" office:value="525.801" calcext:value-type="float">
            <text:p>525.80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8.22" calcext:value-type="float">
            <text:p>1038.22</text:p>
          </table:table-cell>
          <table:table-cell office:value-type="float" office:value="17.4233" calcext:value-type="float">
            <text:p>17.4233</text:p>
          </table:table-cell>
          <table:table-cell office:value-type="float" office:value="943.158" calcext:value-type="float">
            <text:p>943.158</text:p>
          </table:table-cell>
          <table:table-cell office:value-type="float" office:value="1037.63" calcext:value-type="float">
            <text:p>1037.63</text:p>
          </table:table-cell>
          <table:table-cell office:value-type="float" office:value="1040.55" calcext:value-type="float">
            <text:p>1040.55</text:p>
          </table:table-cell>
          <table:table-cell office:value-type="float" office:value="1045.33" calcext:value-type="float">
            <text:p>1045.33</text:p>
          </table:table-cell>
          <table:table-cell office:value-type="float" office:value="1051.4" calcext:value-type="float">
            <text:p>1051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81.7" calcext:value-type="float">
            <text:p>2081.7</text:p>
          </table:table-cell>
          <table:table-cell office:value-type="float" office:value="33.4209" calcext:value-type="float">
            <text:p>33.4209</text:p>
          </table:table-cell>
          <table:table-cell office:value-type="float" office:value="1900.41" calcext:value-type="float">
            <text:p>1900.41</text:p>
          </table:table-cell>
          <table:table-cell office:value-type="float" office:value="2082.39" calcext:value-type="float">
            <text:p>2082.39</text:p>
          </table:table-cell>
          <table:table-cell office:value-type="float" office:value="2088.4" calcext:value-type="float">
            <text:p>2088.4</text:p>
          </table:table-cell>
          <table:table-cell office:value-type="float" office:value="2093.25" calcext:value-type="float">
            <text:p>2093.25</text:p>
          </table:table-cell>
          <table:table-cell office:value-type="float" office:value="2099.61" calcext:value-type="float">
            <text:p>2099.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69.08" calcext:value-type="float">
            <text:p>4169.08</text:p>
          </table:table-cell>
          <table:table-cell office:value-type="float" office:value="64.4735" calcext:value-type="float">
            <text:p>64.4735</text:p>
          </table:table-cell>
          <table:table-cell office:value-type="float" office:value="3807.03" calcext:value-type="float">
            <text:p>3807.03</text:p>
          </table:table-cell>
          <table:table-cell office:value-type="float" office:value="4177.46" calcext:value-type="float">
            <text:p>4177.46</text:p>
          </table:table-cell>
          <table:table-cell office:value-type="float" office:value="4180.3" calcext:value-type="float">
            <text:p>4180.3</text:p>
          </table:table-cell>
          <table:table-cell office:value-type="float" office:value="4185.02" calcext:value-type="float">
            <text:p>4185.02</text:p>
          </table:table-cell>
          <table:table-cell office:value-type="float" office:value="4202.91" calcext:value-type="float">
            <text:p>4202.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27749" calcext:value-type="float">
            <text:p>0.0327749</text:p>
          </table:table-cell>
          <table:table-cell office:value-type="float" office:value="1.08326" calcext:value-type="float">
            <text:p>1.08326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2" calcext:value-type="float">
            <text:p>0.0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24977" calcext:value-type="float">
            <text:p>0.0324977</text:p>
          </table:table-cell>
          <table:table-cell office:value-type="float" office:value="1.06316" calcext:value-type="float">
            <text:p>1.06316</text:p>
          </table:table-cell>
          <table:table-cell office:value-type="float" office:value="0.031" calcext:value-type="float">
            <text:p>0.031</text:p>
          </table:table-cell>
          <table:table-cell table:number-columns-repeated="3" office:value-type="float" office:value="0.032" calcext:value-type="float">
            <text:p>0.032</text:p>
          </table:table-cell>
          <table:table-cell office:value-type="float" office:value="0.057" calcext:value-type="float">
            <text:p>0.0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28041" calcext:value-type="float">
            <text:p>0.0328041</text:p>
          </table:table-cell>
          <table:table-cell office:value-type="float" office:value="1.07728" calcext:value-type="float">
            <text:p>1.07728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6" calcext:value-type="float">
            <text:p>0.0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21249" calcext:value-type="float">
            <text:p>0.0321249</text:p>
          </table:table-cell>
          <table:table-cell office:value-type="float" office:value="1.06054" calcext:value-type="float">
            <text:p>1.06054</text:p>
          </table:table-cell>
          <table:table-cell office:value-type="float" office:value="0.031" calcext:value-type="float">
            <text:p>0.031</text:p>
          </table:table-cell>
          <table:table-cell table:number-columns-repeated="3" office:value-type="float" office:value="0.032" calcext:value-type="float">
            <text:p>0.032</text:p>
          </table:table-cell>
          <table:table-cell office:value-type="float" office:value="0.055" calcext:value-type="float">
            <text:p>0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24488" calcext:value-type="float">
            <text:p>0.0324488</text:p>
          </table:table-cell>
          <table:table-cell office:value-type="float" office:value="1.08975" calcext:value-type="float">
            <text:p>1.08975</text:p>
          </table:table-cell>
          <table:table-cell office:value-type="float" office:value="0.031" calcext:value-type="float">
            <text:p>0.031</text:p>
          </table:table-cell>
          <table:table-cell table:number-columns-repeated="3" office:value-type="float" office:value="0.032" calcext:value-type="float">
            <text:p>0.032</text:p>
          </table:table-cell>
          <table:table-cell office:value-type="float" office:value="0.056" calcext:value-type="float">
            <text:p>0.0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24145" calcext:value-type="float">
            <text:p>0.0324145</text:p>
          </table:table-cell>
          <table:table-cell office:value-type="float" office:value="1.06063" calcext:value-type="float">
            <text:p>1.06063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5" calcext:value-type="float">
            <text:p>0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21981" calcext:value-type="float">
            <text:p>0.0321981</text:p>
          </table:table-cell>
          <table:table-cell office:value-type="float" office:value="1.06308" calcext:value-type="float">
            <text:p>1.06308</text:p>
          </table:table-cell>
          <table:table-cell office:value-type="float" office:value="0.031" calcext:value-type="float">
            <text:p>0.031</text:p>
          </table:table-cell>
          <table:table-cell table:number-columns-repeated="3" office:value-type="float" office:value="0.032" calcext:value-type="float">
            <text:p>0.032</text:p>
          </table:table-cell>
          <table:table-cell office:value-type="float" office:value="0.057" calcext:value-type="float">
            <text:p>0.0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22508" calcext:value-type="float">
            <text:p>0.0322508</text:p>
          </table:table-cell>
          <table:table-cell office:value-type="float" office:value="1.05711" calcext:value-type="float">
            <text:p>1.05711</text:p>
          </table:table-cell>
          <table:table-cell office:value-type="float" office:value="0.031" calcext:value-type="float">
            <text:p>0.031</text:p>
          </table:table-cell>
          <table:table-cell table:number-columns-repeated="3" office:value-type="float" office:value="0.032" calcext:value-type="float">
            <text:p>0.032</text:p>
          </table:table-cell>
          <table:table-cell office:value-type="float" office:value="0.055" calcext:value-type="float">
            <text:p>0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27993" calcext:value-type="float">
            <text:p>0.0327993</text:p>
          </table:table-cell>
          <table:table-cell office:value-type="float" office:value="1.0714" calcext:value-type="float">
            <text:p>1.0714</text:p>
          </table:table-cell>
          <table:table-cell table:number-columns-repeated="3"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7" calcext:value-type="float">
            <text:p>0.0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28136" calcext:value-type="float">
            <text:p>0.0328136</text:p>
          </table:table-cell>
          <table:table-cell office:value-type="float" office:value="1.06986" calcext:value-type="float">
            <text:p>1.06986</text:p>
          </table:table-cell>
          <table:table-cell table:number-columns-repeated="3"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4" calcext:value-type="float">
            <text:p>0.0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3566" calcext:value-type="float">
            <text:p>0.033566</text:p>
          </table:table-cell>
          <table:table-cell office:value-type="float" office:value="1.05393" calcext:value-type="float">
            <text:p>1.05393</text:p>
          </table:table-cell>
          <table:table-cell table:number-columns-repeated="3"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5" calcext:value-type="float">
            <text:p>0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54698" calcext:value-type="float">
            <text:p>0.0354698</text:p>
          </table:table-cell>
          <table:table-cell office:value-type="float" office:value="1.06859" calcext:value-type="float">
            <text:p>1.06859</text:p>
          </table:table-cell>
          <table:table-cell office:value-type="float" office:value="0.034" calcext:value-type="float">
            <text:p>0.034</text:p>
          </table:table-cell>
          <table:table-cell table:number-columns-repeated="3" office:value-type="float" office:value="0.035" calcext:value-type="float">
            <text:p>0.035</text:p>
          </table:table-cell>
          <table:table-cell office:value-type="float" office:value="0.058" calcext:value-type="float">
            <text:p>0.0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86269" calcext:value-type="float">
            <text:p>0.0386269</text:p>
          </table:table-cell>
          <table:table-cell office:value-type="float" office:value="1.05008" calcext:value-type="float">
            <text:p>1.05008</text:p>
          </table:table-cell>
          <table:table-cell table:number-columns-repeated="3"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1" calcext:value-type="float">
            <text:p>0.0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55804" calcext:value-type="float">
            <text:p>0.0455804</text:p>
          </table:table-cell>
          <table:table-cell office:value-type="float" office:value="1.04943" calcext:value-type="float">
            <text:p>1.04943</text:p>
          </table:table-cell>
          <table:table-cell office:value-type="float" office:value="0.044" calcext:value-type="float">
            <text:p>0.044</text:p>
          </table:table-cell>
          <table:table-cell table:number-columns-repeated="3" office:value-type="float" office:value="0.045" calcext:value-type="float">
            <text:p>0.045</text:p>
          </table:table-cell>
          <table:table-cell office:value-type="float" office:value="0.069" calcext:value-type="float">
            <text:p>0.0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9534" calcext:value-type="float">
            <text:p>0.059534</text:p>
          </table:table-cell>
          <table:table-cell office:value-type="float" office:value="1.04598" calcext:value-type="float">
            <text:p>1.04598</text:p>
          </table:table-cell>
          <table:table-cell office:value-type="float" office:value="0.058" calcext:value-type="float">
            <text:p>0.058</text:p>
          </table:table-cell>
          <table:table-cell table:number-columns-repeated="3" office:value-type="float" office:value="0.059" calcext:value-type="float">
            <text:p>0.059</text:p>
          </table:table-cell>
          <table:table-cell office:value-type="float" office:value="0.084" calcext:value-type="float">
            <text:p>0.0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66189" calcext:value-type="float">
            <text:p>0.0866189</text:p>
          </table:table-cell>
          <table:table-cell office:value-type="float" office:value="1.03695" calcext:value-type="float">
            <text:p>1.03695</text:p>
          </table:table-cell>
          <table:table-cell office:value-type="float" office:value="0.085" calcext:value-type="float">
            <text:p>0.085</text:p>
          </table:table-cell>
          <table:table-cell table:number-columns-repeated="3" office:value-type="float" office:value="0.086" calcext:value-type="float">
            <text:p>0.086</text:p>
          </table:table-cell>
          <table:table-cell office:value-type="float" office:value="0.111" calcext:value-type="float">
            <text:p>0.1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9299" calcext:value-type="float">
            <text:p>0.229299</text:p>
          </table:table-cell>
          <table:table-cell office:value-type="float" office:value="1.01344" calcext:value-type="float">
            <text:p>1.0134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9499" calcext:value-type="float">
            <text:p>0.229499</text:p>
          </table:table-cell>
          <table:table-cell office:value-type="float" office:value="0.256" calcext:value-type="float">
            <text:p>0.2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9484" calcext:value-type="float">
            <text:p>0.439484</text:p>
          </table:table-cell>
          <table:table-cell office:value-type="float" office:value="1.01267" calcext:value-type="float">
            <text:p>1.0126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" calcext:value-type="float">
            <text:p>0.44</text:p>
          </table:table-cell>
          <table:table-cell office:value-type="float" office:value="0.476" calcext:value-type="float">
            <text:p>0.4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37707" calcext:value-type="float">
            <text:p>0.837707</text:p>
          </table:table-cell>
          <table:table-cell office:value-type="float" office:value="1.00551" calcext:value-type="float">
            <text:p>1.00551</text:p>
          </table:table-cell>
          <table:table-cell office:value-type="float" office:value="0.83" calcext:value-type="float">
            <text:p>0.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63" calcext:value-type="float">
            <text:p>0.8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351" calcext:value-type="float">
            <text:p>1.6351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.625" calcext:value-type="float">
            <text:p>1.625</text:p>
          </table:table-cell>
          <table:table-cell office:value-type="float" office:value="1.631" calcext:value-type="float">
            <text:p>1.631</text:p>
          </table:table-cell>
          <table:table-cell office:value-type="float" office:value="1.635" calcext:value-type="float">
            <text:p>1.635</text:p>
          </table:table-cell>
          <table:table-cell office:value-type="float" office:value="1.6375" calcext:value-type="float">
            <text:p>1.6375</text:p>
          </table:table-cell>
          <table:table-cell office:value-type="float" office:value="1.663" calcext:value-type="float">
            <text:p>1.6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236" calcext:value-type="float">
            <text:p>3.236</text:p>
          </table:table-cell>
          <table:table-cell office:value-type="float" office:value="1.00247" calcext:value-type="float">
            <text:p>1.00247</text:p>
          </table:table-cell>
          <table:table-cell office:value-type="float" office:value="3.197" calcext:value-type="float">
            <text:p>3.197</text:p>
          </table:table-cell>
          <table:table-cell office:value-type="float" office:value="3.232" calcext:value-type="float">
            <text:p>3.232</text:p>
          </table:table-cell>
          <table:table-cell office:value-type="float" office:value="3.236" calcext:value-type="float">
            <text:p>3.236</text:p>
          </table:table-cell>
          <table:table-cell office:value-type="float" office:value="3.24" calcext:value-type="float">
            <text:p>3.24</text:p>
          </table:table-cell>
          <table:table-cell office:value-type="float" office:value="3.265" calcext:value-type="float">
            <text:p>3.2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44424" calcext:value-type="float">
            <text:p>6.44424</text:p>
          </table:table-cell>
          <table:table-cell office:value-type="float" office:value="1.00182" calcext:value-type="float">
            <text:p>1.00182</text:p>
          </table:table-cell>
          <table:table-cell office:value-type="float" office:value="6.421" calcext:value-type="float">
            <text:p>6.421</text:p>
          </table:table-cell>
          <table:table-cell office:value-type="float" office:value="6.4375" calcext:value-type="float">
            <text:p>6.4375</text:p>
          </table:table-cell>
          <table:table-cell office:value-type="float" office:value="6.443" calcext:value-type="float">
            <text:p>6.443</text:p>
          </table:table-cell>
          <table:table-cell office:value-type="float" office:value="6.449" calcext:value-type="float">
            <text:p>6.449</text:p>
          </table:table-cell>
          <table:table-cell office:value-type="float" office:value="6.492" calcext:value-type="float">
            <text:p>6.4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8623" calcext:value-type="float">
            <text:p>12.8623</text:p>
          </table:table-cell>
          <table:table-cell office:value-type="float" office:value="1.00109" calcext:value-type="float">
            <text:p>1.00109</text:p>
          </table:table-cell>
          <table:table-cell office:value-type="float" office:value="12.817" calcext:value-type="float">
            <text:p>12.817</text:p>
          </table:table-cell>
          <table:table-cell office:value-type="float" office:value="12.8525" calcext:value-type="float">
            <text:p>12.8525</text:p>
          </table:table-cell>
          <table:table-cell office:value-type="float" office:value="12.861" calcext:value-type="float">
            <text:p>12.861</text:p>
          </table:table-cell>
          <table:table-cell office:value-type="float" office:value="12.8705" calcext:value-type="float">
            <text:p>12.8705</text:p>
          </table:table-cell>
          <table:table-cell office:value-type="float" office:value="12.896" calcext:value-type="float">
            <text:p>12.8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7065" calcext:value-type="float">
            <text:p>25.7065</text:p>
          </table:table-cell>
          <table:table-cell office:value-type="float" office:value="1.00071" calcext:value-type="float">
            <text:p>1.00071</text:p>
          </table:table-cell>
          <table:table-cell office:value-type="float" office:value="25.647" calcext:value-type="float">
            <text:p>25.647</text:p>
          </table:table-cell>
          <table:table-cell office:value-type="float" office:value="25.694" calcext:value-type="float">
            <text:p>25.694</text:p>
          </table:table-cell>
          <table:table-cell office:value-type="float" office:value="25.709" calcext:value-type="float">
            <text:p>25.709</text:p>
          </table:table-cell>
          <table:table-cell office:value-type="float" office:value="25.72" calcext:value-type="float">
            <text:p>25.72</text:p>
          </table:table-cell>
          <table:table-cell office:value-type="float" office:value="25.75" calcext:value-type="float">
            <text:p>25.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4179" calcext:value-type="float">
            <text:p>51.4179</text:p>
          </table:table-cell>
          <table:table-cell office:value-type="float" office:value="1.0013" calcext:value-type="float">
            <text:p>1.0013</text:p>
          </table:table-cell>
          <table:table-cell office:value-type="float" office:value="51.346" calcext:value-type="float">
            <text:p>51.346</text:p>
          </table:table-cell>
          <table:table-cell office:value-type="float" office:value="51.392" calcext:value-type="float">
            <text:p>51.392</text:p>
          </table:table-cell>
          <table:table-cell office:value-type="float" office:value="51.411" calcext:value-type="float">
            <text:p>51.411</text:p>
          </table:table-cell>
          <table:table-cell office:value-type="float" office:value="51.4295" calcext:value-type="float">
            <text:p>51.4295</text:p>
          </table:table-cell>
          <table:table-cell office:value-type="float" office:value="52.031" calcext:value-type="float">
            <text:p>52.0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0761577" calcext:value-type="float">
            <text:p>0.00076157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0680337" calcext:value-type="float">
            <text:p>0.0068033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72" calcext:value-type="float">
            <text:p>0.07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00558212" calcext:value-type="float">
            <text:p>0.000558212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00626977" calcext:value-type="float">
            <text:p>0.00062697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0315981" calcext:value-type="float">
            <text:p>0.0031598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0106184" calcext:value-type="float">
            <text:p>0.0010618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00658483" calcext:value-type="float">
            <text:p>0.00065848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401652" calcext:value-type="float">
            <text:p>0.0040165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590847" calcext:value-type="float">
            <text:p>0.00059084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0608194" calcext:value-type="float">
            <text:p>0.00060819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00672607" calcext:value-type="float">
            <text:p>0.00067260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383243" calcext:value-type="float">
            <text:p>0.0038324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00677052" calcext:value-type="float">
            <text:p>0.00067705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071239" calcext:value-type="float">
            <text:p>0.000712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594222" calcext:value-type="float">
            <text:p>0.00059422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0783837" calcext:value-type="float">
            <text:p>0.00078383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0734575" calcext:value-type="float">
            <text:p>0.00073457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72111" calcext:value-type="float">
            <text:p>0.000721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111081" calcext:value-type="float">
            <text:p>0.0011108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663325" calcext:value-type="float">
            <text:p>0.00066332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754387" calcext:value-type="float">
            <text:p>0.00075438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774597" calcext:value-type="float">
            <text:p>0.00077459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678528" calcext:value-type="float">
            <text:p>0.000678528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0684909" calcext:value-type="float">
            <text:p>0.00068490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0287012" calcext:value-type="float">
            <text:p>0.0028701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7798" calcext:value-type="float">
            <text:p>0.067798</text:p>
          </table:table-cell>
          <table:table-cell office:value-type="float" office:value="1.04929" calcext:value-type="float">
            <text:p>1.0492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8" calcext:value-type="float">
            <text:p>0.0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80285" calcext:value-type="float">
            <text:p>0.0680285</text:p>
          </table:table-cell>
          <table:table-cell office:value-type="float" office:value="1.05713" calcext:value-type="float">
            <text:p>1.0571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1" calcext:value-type="float">
            <text:p>0.0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80399" calcext:value-type="float">
            <text:p>0.0680399</text:p>
          </table:table-cell>
          <table:table-cell office:value-type="float" office:value="1.06176" calcext:value-type="float">
            <text:p>1.0617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3" calcext:value-type="float">
            <text:p>0.0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72486" calcext:value-type="float">
            <text:p>0.0672486</text:p>
          </table:table-cell>
          <table:table-cell office:value-type="float" office:value="1.04619" calcext:value-type="float">
            <text:p>1.0461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7" calcext:value-type="float">
            <text:p>0.08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845" calcext:value-type="float">
            <text:p>0.06845</text:p>
          </table:table-cell>
          <table:table-cell office:value-type="float" office:value="1.04197" calcext:value-type="float">
            <text:p>1.0419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" calcext:value-type="float">
            <text:p>0.07</text:p>
          </table:table-cell>
          <table:table-cell office:value-type="float" office:value="0.089" calcext:value-type="float">
            <text:p>0.0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78471" calcext:value-type="float">
            <text:p>0.0678471</text:p>
          </table:table-cell>
          <table:table-cell office:value-type="float" office:value="1.03615" calcext:value-type="float">
            <text:p>1.036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" calcext:value-type="float">
            <text:p>0.07</text:p>
          </table:table-cell>
          <table:table-cell office:value-type="float" office:value="0.077" calcext:value-type="float">
            <text:p>0.07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80879" calcext:value-type="float">
            <text:p>0.0680879</text:p>
          </table:table-cell>
          <table:table-cell office:value-type="float" office:value="1.03965" calcext:value-type="float">
            <text:p>1.0396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" calcext:value-type="float">
            <text:p>0.07</text:p>
          </table:table-cell>
          <table:table-cell office:value-type="float" office:value="0.082" calcext:value-type="float">
            <text:p>0.0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92351" calcext:value-type="float">
            <text:p>0.0692351</text:p>
          </table:table-cell>
          <table:table-cell office:value-type="float" office:value="1.07101" calcext:value-type="float">
            <text:p>1.071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" calcext:value-type="float">
            <text:p>0.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90108" calcext:value-type="float">
            <text:p>0.0690108</text:p>
          </table:table-cell>
          <table:table-cell office:value-type="float" office:value="1.06867" calcext:value-type="float">
            <text:p>1.0686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office:value-type="float" office:value="0.111" calcext:value-type="float">
            <text:p>0.1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9015" calcext:value-type="float">
            <text:p>0.069015</text:p>
          </table:table-cell>
          <table:table-cell office:value-type="float" office:value="1.04955" calcext:value-type="float">
            <text:p>1.0495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office:value-type="float" office:value="0.096" calcext:value-type="float">
            <text:p>0.0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93664" calcext:value-type="float">
            <text:p>0.0693664</text:p>
          </table:table-cell>
          <table:table-cell office:value-type="float" office:value="1.05488" calcext:value-type="float">
            <text:p>1.0548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7" calcext:value-type="float">
            <text:p>0.0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00968" calcext:value-type="float">
            <text:p>0.0700968</text:p>
          </table:table-cell>
          <table:table-cell office:value-type="float" office:value="1.05165" calcext:value-type="float">
            <text:p>1.051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4982" calcext:value-type="float">
            <text:p>0.0684982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2" calcext:value-type="float">
            <text:p>0.0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12699" calcext:value-type="float">
            <text:p>0.0712699</text:p>
          </table:table-cell>
          <table:table-cell office:value-type="float" office:value="1.05771" calcext:value-type="float">
            <text:p>1.0577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" calcext:value-type="float">
            <text:p>0.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16605" calcext:value-type="float">
            <text:p>0.0716605</text:p>
          </table:table-cell>
          <table:table-cell office:value-type="float" office:value="1.06678" calcext:value-type="float">
            <text:p>1.0667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8" calcext:value-type="float">
            <text:p>0.0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16924" calcext:value-type="float">
            <text:p>0.0716924</text:p>
          </table:table-cell>
          <table:table-cell office:value-type="float" office:value="1.0551" calcext:value-type="float">
            <text:p>1.05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" calcext:value-type="float">
            <text:p>0.07</text:p>
          </table:table-cell>
          <table:table-cell office:value-type="float" office:value="0.0714983" calcext:value-type="float">
            <text:p>0.071498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20543" calcext:value-type="float">
            <text:p>0.0720543</text:p>
          </table:table-cell>
          <table:table-cell office:value-type="float" office:value="1.05134" calcext:value-type="float">
            <text:p>1.051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2" calcext:value-type="float">
            <text:p>0.1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27305" calcext:value-type="float">
            <text:p>0.0727305</text:p>
          </table:table-cell>
          <table:table-cell office:value-type="float" office:value="1.07207" calcext:value-type="float">
            <text:p>1.072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05" calcext:value-type="float">
            <text:p>0.10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730286" calcext:value-type="float">
            <text:p>0.0730286</text:p>
          </table:table-cell>
          <table:table-cell office:value-type="float" office:value="1.08311" calcext:value-type="float">
            <text:p>1.083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05" calcext:value-type="float">
            <text:p>0.10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31282" calcext:value-type="float">
            <text:p>0.0731282</text:p>
          </table:table-cell>
          <table:table-cell office:value-type="float" office:value="1.06017" calcext:value-type="float">
            <text:p>1.0601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9" calcext:value-type="float">
            <text:p>0.09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24434" calcext:value-type="float">
            <text:p>0.0724434</text:p>
          </table:table-cell>
          <table:table-cell office:value-type="float" office:value="1.0462" calcext:value-type="float">
            <text:p>1.04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" calcext:value-type="float">
            <text:p>0.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5" calcext:value-type="float">
            <text:p>0.0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34389" calcext:value-type="float">
            <text:p>0.0734389</text:p>
          </table:table-cell>
          <table:table-cell office:value-type="float" office:value="1.06842" calcext:value-type="float">
            <text:p>1.0684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04982" calcext:value-type="float">
            <text:p>0.070498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29139" calcext:value-type="float">
            <text:p>0.0729139</text:p>
          </table:table-cell>
          <table:table-cell office:value-type="float" office:value="1.03616" calcext:value-type="float">
            <text:p>1.0361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" calcext:value-type="float">
            <text:p>0.0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3951" calcext:value-type="float">
            <text:p>0.073951</text:p>
          </table:table-cell>
          <table:table-cell office:value-type="float" office:value="1.06365" calcext:value-type="float">
            <text:p>1.063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1" calcext:value-type="float">
            <text:p>0.1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42358" calcext:value-type="float">
            <text:p>0.0742358</text:p>
          </table:table-cell>
          <table:table-cell office:value-type="float" office:value="1.05272" calcext:value-type="float">
            <text:p>1.0527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44983" calcext:value-type="float">
            <text:p>0.074498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7" calcext:value-type="float">
            <text:p>0.1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4116" calcext:value-type="float">
            <text:p>0.074116</text:p>
          </table:table-cell>
          <table:table-cell office:value-type="float" office:value="1.06447" calcext:value-type="float">
            <text:p>1.064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14983" calcext:value-type="float">
            <text:p>0.071498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3" calcext:value-type="float">
            <text:p>0.1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QFT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9054565429687" calcext:value-type="float">
            <text:p>3.59054565429687</text:p>
          </table:table-cell>
          <table:table-cell office:value-type="float" office:value="1.21931981388277" calcext:value-type="float">
            <text:p>1.21931981388277</text:p>
          </table:table-cell>
          <table:table-cell office:value-type="float" office:value="2.99453735351562" calcext:value-type="float">
            <text:p>2.99453735351562</text:p>
          </table:table-cell>
          <table:table-cell office:value-type="float" office:value="3.33768129348755" calcext:value-type="float">
            <text:p>3.33768129348755</text:p>
          </table:table-cell>
          <table:table-cell office:value-type="float" office:value="3.46112251281738" calcext:value-type="float">
            <text:p>3.46112251281738</text:p>
          </table:table-cell>
          <table:table-cell office:value-type="float" office:value="3.56346368789673" calcext:value-type="float">
            <text:p>3.56346368789673</text:p>
          </table:table-cell>
          <table:table-cell office:value-type="float" office:value="15.4285430908203" calcext:value-type="float">
            <text:p>15.428543090820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0520486831665" calcext:value-type="float">
            <text:p>4.80520486831665</text:p>
          </table:table-cell>
          <table:table-cell office:value-type="float" office:value="0.403413098077973" calcext:value-type="float">
            <text:p>0.403413098077973</text:p>
          </table:table-cell>
          <table:table-cell office:value-type="float" office:value="4.31513786315918" calcext:value-type="float">
            <text:p>4.31513786315918</text:p>
          </table:table-cell>
          <table:table-cell office:value-type="float" office:value="4.57912683486939" calcext:value-type="float">
            <text:p>4.57912683486939</text:p>
          </table:table-cell>
          <table:table-cell office:value-type="float" office:value="4.68385219573975" calcext:value-type="float">
            <text:p>4.68385219573975</text:p>
          </table:table-cell>
          <table:table-cell office:value-type="float" office:value="4.87589836120606" calcext:value-type="float">
            <text:p>4.87589836120606</text:p>
          </table:table-cell>
          <table:table-cell office:value-type="float" office:value="6.15072250366211" calcext:value-type="float">
            <text:p>6.1507225036621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34836435317993" calcext:value-type="float">
            <text:p>6.34836435317993</text:p>
          </table:table-cell>
          <table:table-cell office:value-type="float" office:value="0.565514380698085" calcext:value-type="float">
            <text:p>0.565514380698085</text:p>
          </table:table-cell>
          <table:table-cell office:value-type="float" office:value="5.6147575378418" calcext:value-type="float">
            <text:p>5.6147575378418</text:p>
          </table:table-cell>
          <table:table-cell office:value-type="float" office:value="6.0274600982666" calcext:value-type="float">
            <text:p>6.0274600982666</text:p>
          </table:table-cell>
          <table:table-cell office:value-type="float" office:value="6.18231296539307" calcext:value-type="float">
            <text:p>6.18231296539307</text:p>
          </table:table-cell>
          <table:table-cell office:value-type="float" office:value="6.40445947647095" calcext:value-type="float">
            <text:p>6.40445947647095</text:p>
          </table:table-cell>
          <table:table-cell office:value-type="float" office:value="8.08811187744141" calcext:value-type="float">
            <text:p>8.0881118774414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653431892395" calcext:value-type="float">
            <text:p>7.7653431892395</text:p>
          </table:table-cell>
          <table:table-cell office:value-type="float" office:value="0.47521802920238" calcext:value-type="float">
            <text:p>0.47521802920238</text:p>
          </table:table-cell>
          <table:table-cell office:value-type="float" office:value="7.27319717407227" calcext:value-type="float">
            <text:p>7.27319717407227</text:p>
          </table:table-cell>
          <table:table-cell office:value-type="float" office:value="7.39884376525879" calcext:value-type="float">
            <text:p>7.39884376525879</text:p>
          </table:table-cell>
          <table:table-cell office:value-type="float" office:value="7.73274898529053" calcext:value-type="float">
            <text:p>7.73274898529053</text:p>
          </table:table-cell>
          <table:table-cell office:value-type="float" office:value="7.86888599395752" calcext:value-type="float">
            <text:p>7.86888599395752</text:p>
          </table:table-cell>
          <table:table-cell office:value-type="float" office:value="10.0874900817871" calcext:value-type="float">
            <text:p>10.087490081787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8514671325684" calcext:value-type="float">
            <text:p>9.78514671325684</text:p>
          </table:table-cell>
          <table:table-cell office:value-type="float" office:value="0.593581541064864" calcext:value-type="float">
            <text:p>0.593581541064864</text:p>
          </table:table-cell>
          <table:table-cell office:value-type="float" office:value="9.20391082763672" calcext:value-type="float">
            <text:p>9.20391082763672</text:p>
          </table:table-cell>
          <table:table-cell office:value-type="float" office:value="9.51904058456421" calcext:value-type="float">
            <text:p>9.51904058456421</text:p>
          </table:table-cell>
          <table:table-cell office:value-type="float" office:value="9.71043109893799" calcext:value-type="float">
            <text:p>9.71043109893799</text:p>
          </table:table-cell>
          <table:table-cell office:value-type="float" office:value="9.89079475402832" calcext:value-type="float">
            <text:p>9.89079475402832</text:p>
          </table:table-cell>
          <table:table-cell office:value-type="float" office:value="13.0784511566162" calcext:value-type="float">
            <text:p>13.0784511566162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0718550682068" calcext:value-type="float">
            <text:p>12.0718550682068</text:p>
          </table:table-cell>
          <table:table-cell office:value-type="float" office:value="0.808072768155835" calcext:value-type="float">
            <text:p>0.808072768155835</text:p>
          </table:table-cell>
          <table:table-cell office:value-type="float" office:value="11.3990306854248" calcext:value-type="float">
            <text:p>11.3990306854248</text:p>
          </table:table-cell>
          <table:table-cell office:value-type="float" office:value="11.738657951355" calcext:value-type="float">
            <text:p>11.738657951355</text:p>
          </table:table-cell>
          <table:table-cell office:value-type="float" office:value="11.8229389190674" calcext:value-type="float">
            <text:p>11.8229389190674</text:p>
          </table:table-cell>
          <table:table-cell office:value-type="float" office:value="12.2566819190979" calcext:value-type="float">
            <text:p>12.2566819190979</text:p>
          </table:table-cell>
          <table:table-cell office:value-type="float" office:value="16.2491798400879" calcext:value-type="float">
            <text:p>16.2491798400879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8819422721863" calcext:value-type="float">
            <text:p>14.8819422721863</text:p>
          </table:table-cell>
          <table:table-cell office:value-type="float" office:value="1.42231023096983" calcext:value-type="float">
            <text:p>1.42231023096983</text:p>
          </table:table-cell>
          <table:table-cell office:value-type="float" office:value="13.8175487518311" calcext:value-type="float">
            <text:p>13.8175487518311</text:p>
          </table:table-cell>
          <table:table-cell office:value-type="float" office:value="14.1826868057251" calcext:value-type="float">
            <text:p>14.1826868057251</text:p>
          </table:table-cell>
          <table:table-cell office:value-type="float" office:value="14.2779350280762" calcext:value-type="float">
            <text:p>14.2779350280762</text:p>
          </table:table-cell>
          <table:table-cell office:value-type="float" office:value="14.9568319320679" calcext:value-type="float">
            <text:p>14.9568319320679</text:p>
          </table:table-cell>
          <table:table-cell office:value-type="float" office:value="19.3116664886475" calcext:value-type="float">
            <text:p>19.3116664886475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482677459717" calcext:value-type="float">
            <text:p>17.6482677459717</text:p>
          </table:table-cell>
          <table:table-cell office:value-type="float" office:value="1.75307575611829" calcext:value-type="float">
            <text:p>1.75307575611829</text:p>
          </table:table-cell>
          <table:table-cell office:value-type="float" office:value="16.5562629699707" calcext:value-type="float">
            <text:p>16.5562629699707</text:p>
          </table:table-cell>
          <table:table-cell office:value-type="float" office:value="16.9281959533691" calcext:value-type="float">
            <text:p>16.9281959533691</text:p>
          </table:table-cell>
          <table:table-cell office:value-type="float" office:value="17.0379877090454" calcext:value-type="float">
            <text:p>17.0379877090454</text:p>
          </table:table-cell>
          <table:table-cell office:value-type="float" office:value="17.6204442977905" calcext:value-type="float">
            <text:p>17.6204442977905</text:p>
          </table:table-cell>
          <table:table-cell office:value-type="float" office:value="24.2075920104981" calcext:value-type="float">
            <text:p>24.207592010498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2201175689697" calcext:value-type="float">
            <text:p>20.2201175689697</text:p>
          </table:table-cell>
          <table:table-cell office:value-type="float" office:value="0.783265699582279" calcext:value-type="float">
            <text:p>0.783265699582279</text:p>
          </table:table-cell>
          <table:table-cell office:value-type="float" office:value="19.5629596710205" calcext:value-type="float">
            <text:p>19.5629596710205</text:p>
          </table:table-cell>
          <table:table-cell office:value-type="float" office:value="19.9443101882935" calcext:value-type="float">
            <text:p>19.9443101882935</text:p>
          </table:table-cell>
          <table:table-cell office:value-type="float" office:value="20.0157165527344" calcext:value-type="float">
            <text:p>20.0157165527344</text:p>
          </table:table-cell>
          <table:table-cell office:value-type="float" office:value="20.111083984375" calcext:value-type="float">
            <text:p>20.111083984375</text:p>
          </table:table-cell>
          <table:table-cell office:value-type="float" office:value="26.7913341522217" calcext:value-type="float">
            <text:p>26.791334152221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5025358200073" calcext:value-type="float">
            <text:p>23.5025358200073</text:p>
          </table:table-cell>
          <table:table-cell office:value-type="float" office:value="0.558968654821677" calcext:value-type="float">
            <text:p>0.558968654821677</text:p>
          </table:table-cell>
          <table:table-cell office:value-type="float" office:value="22.8457450866699" calcext:value-type="float">
            <text:p>22.8457450866699</text:p>
          </table:table-cell>
          <table:table-cell office:value-type="float" office:value="23.1504440307617" calcext:value-type="float">
            <text:p>23.1504440307617</text:p>
          </table:table-cell>
          <table:table-cell office:value-type="float" office:value="23.257851600647" calcext:value-type="float">
            <text:p>23.257851600647</text:p>
          </table:table-cell>
          <table:table-cell office:value-type="float" office:value="23.7360000610352" calcext:value-type="float">
            <text:p>23.7360000610352</text:p>
          </table:table-cell>
          <table:table-cell office:value-type="float" office:value="24.6176719665527" calcext:value-type="float">
            <text:p>24.617671966552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7101254463196" calcext:value-type="float">
            <text:p>27.7101254463196</text:p>
          </table:table-cell>
          <table:table-cell office:value-type="float" office:value="2.25995273806533" calcext:value-type="float">
            <text:p>2.25995273806533</text:p>
          </table:table-cell>
          <table:table-cell office:value-type="float" office:value="26.3638496398926" calcext:value-type="float">
            <text:p>26.3638496398926</text:p>
          </table:table-cell>
          <table:table-cell office:value-type="float" office:value="26.6569852828979" calcext:value-type="float">
            <text:p>26.6569852828979</text:p>
          </table:table-cell>
          <table:table-cell office:value-type="float" office:value="26.7720222473145" calcext:value-type="float">
            <text:p>26.7720222473145</text:p>
          </table:table-cell>
          <table:table-cell office:value-type="float" office:value="28.0309915542603" calcext:value-type="float">
            <text:p>28.0309915542603</text:p>
          </table:table-cell>
          <table:table-cell office:value-type="float" office:value="35.7887744903564" calcext:value-type="float">
            <text:p>35.788774490356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3296365737915" calcext:value-type="float">
            <text:p>31.3296365737915</text:p>
          </table:table-cell>
          <table:table-cell office:value-type="float" office:value="2.11481597342471" calcext:value-type="float">
            <text:p>2.11481597342471</text:p>
          </table:table-cell>
          <table:table-cell office:value-type="float" office:value="30.0178527832031" calcext:value-type="float">
            <text:p>30.0178527832031</text:p>
          </table:table-cell>
          <table:table-cell office:value-type="float" office:value="30.3869247436523" calcext:value-type="float">
            <text:p>30.3869247436523</text:p>
          </table:table-cell>
          <table:table-cell office:value-type="float" office:value="30.5041074752808" calcext:value-type="float">
            <text:p>30.5041074752808</text:p>
          </table:table-cell>
          <table:table-cell office:value-type="float" office:value="30.8168530464172" calcext:value-type="float">
            <text:p>30.8168530464172</text:p>
          </table:table-cell>
          <table:table-cell office:value-type="float" office:value="39.6265983581543" calcext:value-type="float">
            <text:p>39.626598358154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2585911750793" calcext:value-type="float">
            <text:p>35.2585911750793</text:p>
          </table:table-cell>
          <table:table-cell office:value-type="float" office:value="1.6628393169615" calcext:value-type="float">
            <text:p>1.6628393169615</text:p>
          </table:table-cell>
          <table:table-cell office:value-type="float" office:value="34.1641902923584" calcext:value-type="float">
            <text:p>34.1641902923584</text:p>
          </table:table-cell>
          <table:table-cell office:value-type="float" office:value="34.4524383544922" calcext:value-type="float">
            <text:p>34.4524383544922</text:p>
          </table:table-cell>
          <table:table-cell office:value-type="float" office:value="34.6097946166992" calcext:value-type="float">
            <text:p>34.6097946166992</text:p>
          </table:table-cell>
          <table:table-cell office:value-type="float" office:value="36.201536655426" calcext:value-type="float">
            <text:p>36.201536655426</text:p>
          </table:table-cell>
          <table:table-cell office:value-type="float" office:value="43.1857109069824" calcext:value-type="float">
            <text:p>43.185710906982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.4415473937988" calcext:value-type="float">
            <text:p>39.4415473937988</text:p>
          </table:table-cell>
          <table:table-cell office:value-type="float" office:value="1.00984627515601" calcext:value-type="float">
            <text:p>1.00984627515601</text:p>
          </table:table-cell>
          <table:table-cell office:value-type="float" office:value="38.36989402771" calcext:value-type="float">
            <text:p>38.36989402771</text:p>
          </table:table-cell>
          <table:table-cell office:value-type="float" office:value="38.6970639228821" calcext:value-type="float">
            <text:p>38.6970639228821</text:p>
          </table:table-cell>
          <table:table-cell office:value-type="float" office:value="38.8929843902588" calcext:value-type="float">
            <text:p>38.8929843902588</text:p>
          </table:table-cell>
          <table:table-cell office:value-type="float" office:value="40.7706499099731" calcext:value-type="float">
            <text:p>40.7706499099731</text:p>
          </table:table-cell>
          <table:table-cell office:value-type="float" office:value="41.1241054534912" calcext:value-type="float">
            <text:p>41.1241054534912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.4333386421204" calcext:value-type="float">
            <text:p>44.4333386421204</text:p>
          </table:table-cell>
          <table:table-cell office:value-type="float" office:value="1.06195505228508" calcext:value-type="float">
            <text:p>1.06195505228508</text:p>
          </table:table-cell>
          <table:table-cell office:value-type="float" office:value="43.4989929199219" calcext:value-type="float">
            <text:p>43.4989929199219</text:p>
          </table:table-cell>
          <table:table-cell office:value-type="float" office:value="43.7434911727905" calcext:value-type="float">
            <text:p>43.7434911727905</text:p>
          </table:table-cell>
          <table:table-cell office:value-type="float" office:value="43.9232587814331" calcext:value-type="float">
            <text:p>43.9232587814331</text:p>
          </table:table-cell>
          <table:table-cell office:value-type="float" office:value="44.2860722541809" calcext:value-type="float">
            <text:p>44.2860722541809</text:p>
          </table:table-cell>
          <table:table-cell office:value-type="float" office:value="46.6506481170654" calcext:value-type="float">
            <text:p>46.650648117065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.8942446708679" calcext:value-type="float">
            <text:p>49.8942446708679</text:p>
          </table:table-cell>
          <table:table-cell office:value-type="float" office:value="1.74290596314388" calcext:value-type="float">
            <text:p>1.74290596314388</text:p>
          </table:table-cell>
          <table:table-cell office:value-type="float" office:value="48.2082366943359" calcext:value-type="float">
            <text:p>48.2082366943359</text:p>
          </table:table-cell>
          <table:table-cell office:value-type="float" office:value="48.8559007644653" calcext:value-type="float">
            <text:p>48.8559007644653</text:p>
          </table:table-cell>
          <table:table-cell office:value-type="float" office:value="49.0586757659912" calcext:value-type="float">
            <text:p>49.0586757659912</text:p>
          </table:table-cell>
          <table:table-cell office:value-type="float" office:value="51.3352155685425" calcext:value-type="float">
            <text:p>51.3352155685425</text:p>
          </table:table-cell>
          <table:table-cell office:value-type="float" office:value="60.5666637420654" calcext:value-type="float">
            <text:p>60.566663742065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.5025124549866" calcext:value-type="float">
            <text:p>55.5025124549866</text:p>
          </table:table-cell>
          <table:table-cell office:value-type="float" office:value="1.38065931291047" calcext:value-type="float">
            <text:p>1.38065931291047</text:p>
          </table:table-cell>
          <table:table-cell office:value-type="float" office:value="54.0792942047119" calcext:value-type="float">
            <text:p>54.0792942047119</text:p>
          </table:table-cell>
          <table:table-cell office:value-type="float" office:value="54.5448064804077" calcext:value-type="float">
            <text:p>54.5448064804077</text:p>
          </table:table-cell>
          <table:table-cell office:value-type="float" office:value="54.8495054244995" calcext:value-type="float">
            <text:p>54.8495054244995</text:p>
          </table:table-cell>
          <table:table-cell office:value-type="float" office:value="57.451069355011" calcext:value-type="float">
            <text:p>57.451069355011</text:p>
          </table:table-cell>
          <table:table-cell office:value-type="float" office:value="58.2454204559326" calcext:value-type="float">
            <text:p>58.2454204559326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.415041923523" calcext:value-type="float">
            <text:p>62.415041923523</text:p>
          </table:table-cell>
          <table:table-cell office:value-type="float" office:value="1.37778608964126" calcext:value-type="float">
            <text:p>1.37778608964126</text:p>
          </table:table-cell>
          <table:table-cell office:value-type="float" office:value="60.8000755310059" calcext:value-type="float">
            <text:p>60.8000755310059</text:p>
          </table:table-cell>
          <table:table-cell office:value-type="float" office:value="61.5725517272949" calcext:value-type="float">
            <text:p>61.5725517272949</text:p>
          </table:table-cell>
          <table:table-cell office:value-type="float" office:value="61.8619918823242" calcext:value-type="float">
            <text:p>61.8619918823242</text:p>
          </table:table-cell>
          <table:table-cell office:value-type="float" office:value="62.5151991844177" calcext:value-type="float">
            <text:p>62.5151991844177</text:p>
          </table:table-cell>
          <table:table-cell office:value-type="float" office:value="65.5510425567627" calcext:value-type="float">
            <text:p>65.551042556762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5612382888794" calcext:value-type="float">
            <text:p>74.5612382888794</text:p>
          </table:table-cell>
          <table:table-cell office:value-type="float" office:value="1.32931229950014" calcext:value-type="float">
            <text:p>1.32931229950014</text:p>
          </table:table-cell>
          <table:table-cell office:value-type="float" office:value="72.5588798522949" calcext:value-type="float">
            <text:p>72.5588798522949</text:p>
          </table:table-cell>
          <table:table-cell office:value-type="float" office:value="73.8856196403503" calcext:value-type="float">
            <text:p>73.8856196403503</text:p>
          </table:table-cell>
          <table:table-cell office:value-type="float" office:value="74.1951465606689" calcext:value-type="float">
            <text:p>74.1951465606689</text:p>
          </table:table-cell>
          <table:table-cell office:value-type="float" office:value="74.6166110038758" calcext:value-type="float">
            <text:p>74.6166110038758</text:p>
          </table:table-cell>
          <table:table-cell office:value-type="float" office:value="78.6588191986084" calcext:value-type="float">
            <text:p>78.658819198608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.8242058753967" calcext:value-type="float">
            <text:p>90.8242058753967</text:p>
          </table:table-cell>
          <table:table-cell office:value-type="float" office:value="1.87223179254947" calcext:value-type="float">
            <text:p>1.87223179254947</text:p>
          </table:table-cell>
          <table:table-cell office:value-type="float" office:value="89.0083312988281" calcext:value-type="float">
            <text:p>89.0083312988281</text:p>
          </table:table-cell>
          <table:table-cell office:value-type="float" office:value="89.5705223083496" calcext:value-type="float">
            <text:p>89.5705223083496</text:p>
          </table:table-cell>
          <table:table-cell office:value-type="float" office:value="89.8845195770264" calcext:value-type="float">
            <text:p>89.8845195770264</text:p>
          </table:table-cell>
          <table:table-cell office:value-type="float" office:value="93.2945609092713" calcext:value-type="float">
            <text:p>93.2945609092713</text:p>
          </table:table-cell>
          <table:table-cell office:value-type="float" office:value="95.7539081573487" calcext:value-type="float">
            <text:p>95.753908157348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421624183655" calcext:value-type="float">
            <text:p>120.421624183655</text:p>
          </table:table-cell>
          <table:table-cell office:value-type="float" office:value="0.581895925770595" calcext:value-type="float">
            <text:p>0.581895925770595</text:p>
          </table:table-cell>
          <table:table-cell office:value-type="float" office:value="119.537830352783" calcext:value-type="float">
            <text:p>119.537830352783</text:p>
          </table:table-cell>
          <table:table-cell office:value-type="float" office:value="119.907021522522" calcext:value-type="float">
            <text:p>119.907021522522</text:p>
          </table:table-cell>
          <table:table-cell office:value-type="float" office:value="120.265126228333" calcext:value-type="float">
            <text:p>120.265126228333</text:p>
          </table:table-cell>
          <table:table-cell office:value-type="float" office:value="121.034204959869" calcext:value-type="float">
            <text:p>121.034204959869</text:p>
          </table:table-cell>
          <table:table-cell office:value-type="float" office:value="121.813535690308" calcext:value-type="float">
            <text:p>121.813535690308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.935472011566" calcext:value-type="float">
            <text:p>249.935472011566</text:p>
          </table:table-cell>
          <table:table-cell office:value-type="float" office:value="1.08625272311058" calcext:value-type="float">
            <text:p>1.08625272311058</text:p>
          </table:table-cell>
          <table:table-cell office:value-type="float" office:value="248.622894287109" calcext:value-type="float">
            <text:p>248.622894287109</text:p>
          </table:table-cell>
          <table:table-cell office:value-type="float" office:value="249.234557151794" calcext:value-type="float">
            <text:p>249.234557151794</text:p>
          </table:table-cell>
          <table:table-cell office:value-type="float" office:value="249.529242515564" calcext:value-type="float">
            <text:p>249.529242515564</text:p>
          </table:table-cell>
          <table:table-cell office:value-type="float" office:value="250.524699687958" calcext:value-type="float">
            <text:p>250.524699687958</text:p>
          </table:table-cell>
          <table:table-cell office:value-type="float" office:value="253.29327583313" calcext:value-type="float">
            <text:p>253.2932758331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4.945123195648" calcext:value-type="float">
            <text:p>524.945123195648</text:p>
          </table:table-cell>
          <table:table-cell office:value-type="float" office:value="4.91278133765661" calcext:value-type="float">
            <text:p>4.91278133765661</text:p>
          </table:table-cell>
          <table:table-cell office:value-type="float" office:value="520.328998565674" calcext:value-type="float">
            <text:p>520.328998565674</text:p>
          </table:table-cell>
          <table:table-cell office:value-type="float" office:value="523.224353790283" calcext:value-type="float">
            <text:p>523.224353790283</text:p>
          </table:table-cell>
          <table:table-cell office:value-type="float" office:value="524.229645729065" calcext:value-type="float">
            <text:p>524.229645729065</text:p>
          </table:table-cell>
          <table:table-cell office:value-type="float" office:value="526.203751564026" calcext:value-type="float">
            <text:p>526.203751564026</text:p>
          </table:table-cell>
          <table:table-cell office:value-type="float" office:value="568.486928939819" calcext:value-type="float">
            <text:p>568.486928939819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9.15844202042" calcext:value-type="float">
            <text:p>1099.15844202042</text:p>
          </table:table-cell>
          <table:table-cell office:value-type="float" office:value="2.92690829335147" calcext:value-type="float">
            <text:p>2.92690829335147</text:p>
          </table:table-cell>
          <table:table-cell office:value-type="float" office:value="1090.66009521484" calcext:value-type="float">
            <text:p>1090.66009521484</text:p>
          </table:table-cell>
          <table:table-cell office:value-type="float" office:value="1097.37497568131" calcext:value-type="float">
            <text:p>1097.37497568131</text:p>
          </table:table-cell>
          <table:table-cell office:value-type="float" office:value="1100.00157356262" calcext:value-type="float">
            <text:p>1100.00157356262</text:p>
          </table:table-cell>
          <table:table-cell office:value-type="float" office:value="1101.12994909287" calcext:value-type="float">
            <text:p>1101.12994909287</text:p>
          </table:table-cell>
          <table:table-cell office:value-type="float" office:value="1109.93099212646" calcext:value-type="float">
            <text:p>1109.93099212646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04.386947155" calcext:value-type="float">
            <text:p>2304.386947155</text:p>
          </table:table-cell>
          <table:table-cell office:value-type="float" office:value="5.24766623490114" calcext:value-type="float">
            <text:p>5.24766623490114</text:p>
          </table:table-cell>
          <table:table-cell office:value-type="float" office:value="2292.0138835907" calcext:value-type="float">
            <text:p>2292.0138835907</text:p>
          </table:table-cell>
          <table:table-cell office:value-type="float" office:value="2301.02926492691" calcext:value-type="float">
            <text:p>2301.02926492691</text:p>
          </table:table-cell>
          <table:table-cell office:value-type="float" office:value="2306.36823177338" calcext:value-type="float">
            <text:p>2306.36823177338</text:p>
          </table:table-cell>
          <table:table-cell office:value-type="float" office:value="2308.16340446472" calcext:value-type="float">
            <text:p>2308.16340446472</text:p>
          </table:table-cell>
          <table:table-cell office:value-type="float" office:value="2311.76710128784" calcext:value-type="float">
            <text:p>2311.7671012878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997923374176" calcext:value-type="float">
            <text:p>44.997923374176</text:p>
          </table:table-cell>
          <table:table-cell office:value-type="float" office:value="16.8310590292179" calcext:value-type="float">
            <text:p>16.8310590292179</text:p>
          </table:table-cell>
          <table:table-cell office:value-type="float" office:value="2.99501419067383" calcext:value-type="float">
            <text:p>2.99501419067383</text:p>
          </table:table-cell>
          <table:table-cell office:value-type="float" office:value="47.0282435417175" calcext:value-type="float">
            <text:p>47.0282435417175</text:p>
          </table:table-cell>
          <table:table-cell office:value-type="float" office:value="50.972580909729" calcext:value-type="float">
            <text:p>50.972580909729</text:p>
          </table:table-cell>
          <table:table-cell office:value-type="float" office:value="55.8043122291565" calcext:value-type="float">
            <text:p>55.8043122291565</text:p>
          </table:table-cell>
          <table:table-cell office:value-type="float" office:value="58.8505268096924" calcext:value-type="float">
            <text:p>58.850526809692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2544474601746" calcext:value-type="float">
            <text:p>40.2544474601746</text:p>
          </table:table-cell>
          <table:table-cell office:value-type="float" office:value="22.0535515940549" calcext:value-type="float">
            <text:p>22.0535515940549</text:p>
          </table:table-cell>
          <table:table-cell office:value-type="float" office:value="3.98159027099609" calcext:value-type="float">
            <text:p>3.98159027099609</text:p>
          </table:table-cell>
          <table:table-cell office:value-type="float" office:value="32.0050716400147" calcext:value-type="float">
            <text:p>32.0050716400147</text:p>
          </table:table-cell>
          <table:table-cell office:value-type="float" office:value="34.6174240112305" calcext:value-type="float">
            <text:p>34.6174240112305</text:p>
          </table:table-cell>
          <table:table-cell office:value-type="float" office:value="39.7495627403259" calcext:value-type="float">
            <text:p>39.7495627403259</text:p>
          </table:table-cell>
          <table:table-cell office:value-type="float" office:value="88.1304740905762" calcext:value-type="float">
            <text:p>88.1304740905762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3382668495178" calcext:value-type="float">
            <text:p>24.3382668495178</text:p>
          </table:table-cell>
          <table:table-cell office:value-type="float" office:value="23.5281810963765" calcext:value-type="float">
            <text:p>23.5281810963765</text:p>
          </table:table-cell>
          <table:table-cell office:value-type="float" office:value="12.5293731689453" calcext:value-type="float">
            <text:p>12.5293731689453</text:p>
          </table:table-cell>
          <table:table-cell office:value-type="float" office:value="17.9131031036377" calcext:value-type="float">
            <text:p>17.9131031036377</text:p>
          </table:table-cell>
          <table:table-cell office:value-type="float" office:value="18.3240175247192" calcext:value-type="float">
            <text:p>18.3240175247192</text:p>
          </table:table-cell>
          <table:table-cell office:value-type="float" office:value="19.6552872657776" calcext:value-type="float">
            <text:p>19.6552872657776</text:p>
          </table:table-cell>
          <table:table-cell office:value-type="float" office:value="117.087125778198" calcext:value-type="float">
            <text:p>117.087125778198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.998902797699" calcext:value-type="float">
            <text:p>47.998902797699</text:p>
          </table:table-cell>
          <table:table-cell office:value-type="float" office:value="52.0433032197804" calcext:value-type="float">
            <text:p>52.0433032197804</text:p>
          </table:table-cell>
          <table:table-cell office:value-type="float" office:value="3.89814376831055" calcext:value-type="float">
            <text:p>3.89814376831055</text:p>
          </table:table-cell>
          <table:table-cell office:value-type="float" office:value="4.60749864578247" calcext:value-type="float">
            <text:p>4.60749864578247</text:p>
          </table:table-cell>
          <table:table-cell office:value-type="float" office:value="11.0799074172974" calcext:value-type="float">
            <text:p>11.0799074172974</text:p>
          </table:table-cell>
          <table:table-cell office:value-type="float" office:value="114.706575870514" calcext:value-type="float">
            <text:p>114.706575870514</text:p>
          </table:table-cell>
          <table:table-cell office:value-type="float" office:value="138.033628463745" calcext:value-type="float">
            <text:p>138.033628463745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.9162149429321" calcext:value-type="float">
            <text:p>49.9162149429321</text:p>
          </table:table-cell>
          <table:table-cell office:value-type="float" office:value="50.2882844254445" calcext:value-type="float">
            <text:p>50.2882844254445</text:p>
          </table:table-cell>
          <table:table-cell office:value-type="float" office:value="5.49745559692383" calcext:value-type="float">
            <text:p>5.49745559692383</text:p>
          </table:table-cell>
          <table:table-cell office:value-type="float" office:value="6.34068250656128" calcext:value-type="float">
            <text:p>6.34068250656128</text:p>
          </table:table-cell>
          <table:table-cell office:value-type="float" office:value="10.0610256195068" calcext:value-type="float">
            <text:p>10.0610256195068</text:p>
          </table:table-cell>
          <table:table-cell office:value-type="float" office:value="113.017916679382" calcext:value-type="float">
            <text:p>113.017916679382</text:p>
          </table:table-cell>
          <table:table-cell office:value-type="float" office:value="116.614103317261" calcext:value-type="float">
            <text:p>116.61410331726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9551572799683" calcext:value-type="float">
            <text:p>20.9551572799683</text:p>
          </table:table-cell>
          <table:table-cell office:value-type="float" office:value="28.8890497046007" calcext:value-type="float">
            <text:p>28.8890497046007</text:p>
          </table:table-cell>
          <table:table-cell office:value-type="float" office:value="5.76615333557129" calcext:value-type="float">
            <text:p>5.76615333557129</text:p>
          </table:table-cell>
          <table:table-cell office:value-type="float" office:value="9.3880295753479" calcext:value-type="float">
            <text:p>9.3880295753479</text:p>
          </table:table-cell>
          <table:table-cell office:value-type="float" office:value="9.44030284881592" calcext:value-type="float">
            <text:p>9.44030284881592</text:p>
          </table:table-cell>
          <table:table-cell office:value-type="float" office:value="9.70935821533203" calcext:value-type="float">
            <text:p>9.70935821533203</text:p>
          </table:table-cell>
          <table:table-cell office:value-type="float" office:value="114.992618560791" calcext:value-type="float">
            <text:p>114.99261856079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4463286399841" calcext:value-type="float">
            <text:p>48.4463286399841</text:p>
          </table:table-cell>
          <table:table-cell office:value-type="float" office:value="44.5856811849985" calcext:value-type="float">
            <text:p>44.5856811849985</text:p>
          </table:table-cell>
          <table:table-cell office:value-type="float" office:value="9.80949401855469" calcext:value-type="float">
            <text:p>9.80949401855469</text:p>
          </table:table-cell>
          <table:table-cell office:value-type="float" office:value="10.5882287025452" calcext:value-type="float">
            <text:p>10.5882287025452</text:p>
          </table:table-cell>
          <table:table-cell office:value-type="float" office:value="12.8095149993896" calcext:value-type="float">
            <text:p>12.8095149993896</text:p>
          </table:table-cell>
          <table:table-cell office:value-type="float" office:value="105.403661727905" calcext:value-type="float">
            <text:p>105.403661727905</text:p>
          </table:table-cell>
          <table:table-cell office:value-type="float" office:value="112.373113632202" calcext:value-type="float">
            <text:p>112.373113632202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507878780365" calcext:value-type="float">
            <text:p>28.507878780365</text:p>
          </table:table-cell>
          <table:table-cell office:value-type="float" office:value="30.601184636777" calcext:value-type="float">
            <text:p>30.601184636777</text:p>
          </table:table-cell>
          <table:table-cell office:value-type="float" office:value="10.5130672454834" calcext:value-type="float">
            <text:p>10.5130672454834</text:p>
          </table:table-cell>
          <table:table-cell office:value-type="float" office:value="11.9112730026245" calcext:value-type="float">
            <text:p>11.9112730026245</text:p>
          </table:table-cell>
          <table:table-cell office:value-type="float" office:value="12.3032331466675" calcext:value-type="float">
            <text:p>12.3032331466675</text:p>
          </table:table-cell>
          <table:table-cell office:value-type="float" office:value="20.205557346344" calcext:value-type="float">
            <text:p>20.205557346344</text:p>
          </table:table-cell>
          <table:table-cell office:value-type="float" office:value="109.102487564087" calcext:value-type="float">
            <text:p>109.102487564087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2076253890991" calcext:value-type="float">
            <text:p>19.2076253890991</text:p>
          </table:table-cell>
          <table:table-cell office:value-type="float" office:value="19.0474844354072" calcext:value-type="float">
            <text:p>19.0474844354072</text:p>
          </table:table-cell>
          <table:table-cell office:value-type="float" office:value="10.7133388519287" calcext:value-type="float">
            <text:p>10.7133388519287</text:p>
          </table:table-cell>
          <table:table-cell office:value-type="float" office:value="13.3769512176514" calcext:value-type="float">
            <text:p>13.3769512176514</text:p>
          </table:table-cell>
          <table:table-cell office:value-type="float" office:value="13.4298801422119" calcext:value-type="float">
            <text:p>13.4298801422119</text:p>
          </table:table-cell>
          <table:table-cell office:value-type="float" office:value="14.1251087188721" calcext:value-type="float">
            <text:p>14.1251087188721</text:p>
          </table:table-cell>
          <table:table-cell office:value-type="float" office:value="107.606172561646" calcext:value-type="float">
            <text:p>107.606172561646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3542714118958" calcext:value-type="float">
            <text:p>22.3542714118958</text:p>
          </table:table-cell>
          <table:table-cell office:value-type="float" office:value="20.4268527328737" calcext:value-type="float">
            <text:p>20.4268527328737</text:p>
          </table:table-cell>
          <table:table-cell office:value-type="float" office:value="11.1804008483887" calcext:value-type="float">
            <text:p>11.1804008483887</text:p>
          </table:table-cell>
          <table:table-cell office:value-type="float" office:value="15.1294469833374" calcext:value-type="float">
            <text:p>15.1294469833374</text:p>
          </table:table-cell>
          <table:table-cell office:value-type="float" office:value="15.2533054351807" calcext:value-type="float">
            <text:p>15.2533054351807</text:p>
          </table:table-cell>
          <table:table-cell office:value-type="float" office:value="17.0378684997559" calcext:value-type="float">
            <text:p>17.0378684997559</text:p>
          </table:table-cell>
          <table:table-cell office:value-type="float" office:value="106.927871704102" calcext:value-type="float">
            <text:p>106.927871704102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9494953155518" calcext:value-type="float">
            <text:p>22.9494953155518</text:p>
          </table:table-cell>
          <table:table-cell office:value-type="float" office:value="17.3051109353201" calcext:value-type="float">
            <text:p>17.3051109353201</text:p>
          </table:table-cell>
          <table:table-cell office:value-type="float" office:value="17.080545425415" calcext:value-type="float">
            <text:p>17.080545425415</text:p>
          </table:table-cell>
          <table:table-cell office:value-type="float" office:value="17.2433257102966" calcext:value-type="float">
            <text:p>17.2433257102966</text:p>
          </table:table-cell>
          <table:table-cell office:value-type="float" office:value="17.3745155334473" calcext:value-type="float">
            <text:p>17.3745155334473</text:p>
          </table:table-cell>
          <table:table-cell office:value-type="float" office:value="18.3789730072022" calcext:value-type="float">
            <text:p>18.3789730072022</text:p>
          </table:table-cell>
          <table:table-cell office:value-type="float" office:value="92.2341346740723" calcext:value-type="float">
            <text:p>92.2341346740723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3180356025696" calcext:value-type="float">
            <text:p>28.3180356025696</text:p>
          </table:table-cell>
          <table:table-cell office:value-type="float" office:value="20.0413890168843" calcext:value-type="float">
            <text:p>20.0413890168843</text:p>
          </table:table-cell>
          <table:table-cell office:value-type="float" office:value="17.3747539520264" calcext:value-type="float">
            <text:p>17.3747539520264</text:p>
          </table:table-cell>
          <table:table-cell office:value-type="float" office:value="20.006537437439" calcext:value-type="float">
            <text:p>20.006537437439</text:p>
          </table:table-cell>
          <table:table-cell office:value-type="float" office:value="20.1740264892578" calcext:value-type="float">
            <text:p>20.1740264892578</text:p>
          </table:table-cell>
          <table:table-cell office:value-type="float" office:value="22.1041440963745" calcext:value-type="float">
            <text:p>22.1041440963745</text:p>
          </table:table-cell>
          <table:table-cell office:value-type="float" office:value="112.555980682373" calcext:value-type="float">
            <text:p>112.555980682373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6317467689514" calcext:value-type="float">
            <text:p>28.6317467689514</text:p>
          </table:table-cell>
          <table:table-cell office:value-type="float" office:value="12.326765723476" calcext:value-type="float">
            <text:p>12.326765723476</text:p>
          </table:table-cell>
          <table:table-cell office:value-type="float" office:value="23.8492488861084" calcext:value-type="float">
            <text:p>23.8492488861084</text:p>
          </table:table-cell>
          <table:table-cell office:value-type="float" office:value="23.9969491958618" calcext:value-type="float">
            <text:p>23.9969491958618</text:p>
          </table:table-cell>
          <table:table-cell office:value-type="float" office:value="24.1683721542358" calcext:value-type="float">
            <text:p>24.1683721542358</text:p>
          </table:table-cell>
          <table:table-cell office:value-type="float" office:value="25.4993438720703" calcext:value-type="float">
            <text:p>25.4993438720703</text:p>
          </table:table-cell>
          <table:table-cell office:value-type="float" office:value="80.197811126709" calcext:value-type="float">
            <text:p>80.197811126709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.2817668914795" calcext:value-type="float">
            <text:p>31.2817668914795</text:p>
          </table:table-cell>
          <table:table-cell office:value-type="float" office:value="2.34798494769804" calcext:value-type="float">
            <text:p>2.34798494769804</text:p>
          </table:table-cell>
          <table:table-cell office:value-type="float" office:value="30.1463603973389" calcext:value-type="float">
            <text:p>30.1463603973389</text:p>
          </table:table-cell>
          <table:table-cell office:value-type="float" office:value="30.4406881332397" calcext:value-type="float">
            <text:p>30.4406881332397</text:p>
          </table:table-cell>
          <table:table-cell office:value-type="float" office:value="30.6463241577148" calcext:value-type="float">
            <text:p>30.6463241577148</text:p>
          </table:table-cell>
          <table:table-cell office:value-type="float" office:value="31.5870046615601" calcext:value-type="float">
            <text:p>31.5870046615601</text:p>
          </table:table-cell>
          <table:table-cell office:value-type="float" office:value="53.0362129211426" calcext:value-type="float">
            <text:p>53.0362129211426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861111164093" calcext:value-type="float">
            <text:p>42.861111164093</text:p>
          </table:table-cell>
          <table:table-cell office:value-type="float" office:value="1.08091973928044" calcext:value-type="float">
            <text:p>1.08091973928044</text:p>
          </table:table-cell>
          <table:table-cell office:value-type="float" office:value="40.4903888702393" calcext:value-type="float">
            <text:p>40.4903888702393</text:p>
          </table:table-cell>
          <table:table-cell office:value-type="float" office:value="42.1929955482483" calcext:value-type="float">
            <text:p>42.1929955482483</text:p>
          </table:table-cell>
          <table:table-cell office:value-type="float" office:value="42.4373149871826" calcext:value-type="float">
            <text:p>42.4373149871826</text:p>
          </table:table-cell>
          <table:table-cell office:value-type="float" office:value="43.4655547142029" calcext:value-type="float">
            <text:p>43.4655547142029</text:p>
          </table:table-cell>
          <table:table-cell office:value-type="float" office:value="46.3852882385254" calcext:value-type="float">
            <text:p>46.385288238525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.0868549346924" calcext:value-type="float">
            <text:p>66.0868549346924</text:p>
          </table:table-cell>
          <table:table-cell office:value-type="float" office:value="0.960958738954688" calcext:value-type="float">
            <text:p>0.960958738954688</text:p>
          </table:table-cell>
          <table:table-cell office:value-type="float" office:value="64.8980140686035" calcext:value-type="float">
            <text:p>64.8980140686035</text:p>
          </table:table-cell>
          <table:table-cell office:value-type="float" office:value="65.4398798942566" calcext:value-type="float">
            <text:p>65.4398798942566</text:p>
          </table:table-cell>
          <table:table-cell office:value-type="float" office:value="65.7162666320801" calcext:value-type="float">
            <text:p>65.7162666320801</text:p>
          </table:table-cell>
          <table:table-cell office:value-type="float" office:value="66.7703151702881" calcext:value-type="float">
            <text:p>66.7703151702881</text:p>
          </table:table-cell>
          <table:table-cell office:value-type="float" office:value="70.936918258667" calcext:value-type="float">
            <text:p>70.936918258667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.878857135773" calcext:value-type="float">
            <text:p>114.878857135773</text:p>
          </table:table-cell>
          <table:table-cell office:value-type="float" office:value="1.36316786747719" calcext:value-type="float">
            <text:p>1.36316786747719</text:p>
          </table:table-cell>
          <table:table-cell office:value-type="float" office:value="112.598180770874" calcext:value-type="float">
            <text:p>112.598180770874</text:p>
          </table:table-cell>
          <table:table-cell office:value-type="float" office:value="114.011883735657" calcext:value-type="float">
            <text:p>114.011883735657</text:p>
          </table:table-cell>
          <table:table-cell office:value-type="float" office:value="114.559412002563" calcext:value-type="float">
            <text:p>114.559412002563</text:p>
          </table:table-cell>
          <table:table-cell office:value-type="float" office:value="115.642905235291" calcext:value-type="float">
            <text:p>115.642905235291</text:p>
          </table:table-cell>
          <table:table-cell office:value-type="float" office:value="120.264291763306" calcext:value-type="float">
            <text:p>120.264291763306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5.316214561462" calcext:value-type="float">
            <text:p>235.316214561462</text:p>
          </table:table-cell>
          <table:table-cell office:value-type="float" office:value="1.96557425944779" calcext:value-type="float">
            <text:p>1.96557425944779</text:p>
          </table:table-cell>
          <table:table-cell office:value-type="float" office:value="230.955600738525" calcext:value-type="float">
            <text:p>230.955600738525</text:p>
          </table:table-cell>
          <table:table-cell office:value-type="float" office:value="233.992636203766" calcext:value-type="float">
            <text:p>233.992636203766</text:p>
          </table:table-cell>
          <table:table-cell office:value-type="float" office:value="235.42058467865" calcext:value-type="float">
            <text:p>235.42058467865</text:p>
          </table:table-cell>
          <table:table-cell office:value-type="float" office:value="236.753523349762" calcext:value-type="float">
            <text:p>236.753523349762</text:p>
          </table:table-cell>
          <table:table-cell office:value-type="float" office:value="239.620208740234" calcext:value-type="float">
            <text:p>239.62020874023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7.23183631897" calcext:value-type="float">
            <text:p>587.23183631897</text:p>
          </table:table-cell>
          <table:table-cell office:value-type="float" office:value="5.36041526542305" calcext:value-type="float">
            <text:p>5.36041526542305</text:p>
          </table:table-cell>
          <table:table-cell office:value-type="float" office:value="576.103448867798" calcext:value-type="float">
            <text:p>576.103448867798</text:p>
          </table:table-cell>
          <table:table-cell office:value-type="float" office:value="584.187865257263" calcext:value-type="float">
            <text:p>584.187865257263</text:p>
          </table:table-cell>
          <table:table-cell office:value-type="float" office:value="586.450815200806" calcext:value-type="float">
            <text:p>586.450815200806</text:p>
          </table:table-cell>
          <table:table-cell office:value-type="float" office:value="590.500473976135" calcext:value-type="float">
            <text:p>590.500473976135</text:p>
          </table:table-cell>
          <table:table-cell office:value-type="float" office:value="602.178812026978" calcext:value-type="float">
            <text:p>602.178812026978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8.80701780319" calcext:value-type="float">
            <text:p>1438.80701780319</text:p>
          </table:table-cell>
          <table:table-cell office:value-type="float" office:value="9.40180989452547" calcext:value-type="float">
            <text:p>9.40180989452547</text:p>
          </table:table-cell>
          <table:table-cell office:value-type="float" office:value="1418.14136505127" calcext:value-type="float">
            <text:p>1418.14136505127</text:p>
          </table:table-cell>
          <table:table-cell office:value-type="float" office:value="1432.59972333908" calcext:value-type="float">
            <text:p>1432.59972333908</text:p>
          </table:table-cell>
          <table:table-cell office:value-type="float" office:value="1439.25929069519" calcext:value-type="float">
            <text:p>1439.25929069519</text:p>
          </table:table-cell>
          <table:table-cell office:value-type="float" office:value="1443.73512268066" calcext:value-type="float">
            <text:p>1443.73512268066</text:p>
          </table:table-cell>
          <table:table-cell office:value-type="float" office:value="1462.30340003967" calcext:value-type="float">
            <text:p>1462.30340003967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1.83746814728" calcext:value-type="float">
            <text:p>2981.83746814728</text:p>
          </table:table-cell>
          <table:table-cell office:value-type="float" office:value="43.7891402053812" calcext:value-type="float">
            <text:p>43.7891402053812</text:p>
          </table:table-cell>
          <table:table-cell office:value-type="float" office:value="2942.4877166748" calcext:value-type="float">
            <text:p>2942.4877166748</text:p>
          </table:table-cell>
          <table:table-cell office:value-type="float" office:value="2968.66357326508" calcext:value-type="float">
            <text:p>2968.66357326508</text:p>
          </table:table-cell>
          <table:table-cell office:value-type="float" office:value="2976.72855854034" calcext:value-type="float">
            <text:p>2976.72855854034</text:p>
          </table:table-cell>
          <table:table-cell office:value-type="float" office:value="2988.60067129135" calcext:value-type="float">
            <text:p>2988.60067129135</text:p>
          </table:table-cell>
          <table:table-cell office:value-type="float" office:value="3390.07472991943" calcext:value-type="float">
            <text:p>3390.07472991943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11.88588380814" calcext:value-type="float">
            <text:p>6311.88588380814</text:p>
          </table:table-cell>
          <table:table-cell office:value-type="float" office:value="95.5117975517873" calcext:value-type="float">
            <text:p>95.5117975517873</text:p>
          </table:table-cell>
          <table:table-cell office:value-type="float" office:value="6216.65692329407" calcext:value-type="float">
            <text:p>6216.65692329407</text:p>
          </table:table-cell>
          <table:table-cell office:value-type="float" office:value="6273.12636375427" calcext:value-type="float">
            <text:p>6273.12636375427</text:p>
          </table:table-cell>
          <table:table-cell office:value-type="float" office:value="6294.51084136963" calcext:value-type="float">
            <text:p>6294.51084136963</text:p>
          </table:table-cell>
          <table:table-cell office:value-type="float" office:value="6314.95732069016" calcext:value-type="float">
            <text:p>6314.95732069016</text:p>
          </table:table-cell>
          <table:table-cell office:value-type="float" office:value="7060.8389377594" calcext:value-type="float">
            <text:p>7060.838937759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51.5812587738" calcext:value-type="float">
            <text:p>11351.5812587738</text:p>
          </table:table-cell>
          <table:table-cell office:value-type="float" office:value="1275.03129510613" calcext:value-type="float">
            <text:p>1275.03129510613</text:p>
          </table:table-cell>
          <table:table-cell office:value-type="float" office:value="10239.8459911346" calcext:value-type="float">
            <text:p>10239.8459911346</text:p>
          </table:table-cell>
          <table:table-cell office:value-type="float" office:value="10840.4303789139" calcext:value-type="float">
            <text:p>10840.4303789139</text:p>
          </table:table-cell>
          <table:table-cell office:value-type="float" office:value="11470.6798791885" calcext:value-type="float">
            <text:p>11470.6798791885</text:p>
          </table:table-cell>
          <table:table-cell office:value-type="float" office:value="11619.6964979172" calcext:value-type="float">
            <text:p>11619.6964979172</text:p>
          </table:table-cell>
          <table:table-cell office:value-type="float" office:value="22235.4490756989" calcext:value-type="float">
            <text:p>22235.4490756989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421.8151521683" calcext:value-type="float">
            <text:p>21421.8151521683</text:p>
          </table:table-cell>
          <table:table-cell office:value-type="float" office:value="135.749224198831" calcext:value-type="float">
            <text:p>135.749224198831</text:p>
          </table:table-cell>
          <table:table-cell office:value-type="float" office:value="21059.995174408" calcext:value-type="float">
            <text:p>21059.995174408</text:p>
          </table:table-cell>
          <table:table-cell office:value-type="float" office:value="21342.1550393105" calcext:value-type="float">
            <text:p>21342.1550393105</text:p>
          </table:table-cell>
          <table:table-cell office:value-type="float" office:value="21421.923160553" calcext:value-type="float">
            <text:p>21421.923160553</text:p>
          </table:table-cell>
          <table:table-cell office:value-type="float" office:value="21472.5325107574" calcext:value-type="float">
            <text:p>21472.5325107574</text:p>
          </table:table-cell>
          <table:table-cell office:value-type="float" office:value="22039.9098396301" calcext:value-type="float">
            <text:p>22039.909839630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407.5841856003" calcext:value-type="float">
            <text:p>45407.5841856003</text:p>
          </table:table-cell>
          <table:table-cell office:value-type="float" office:value="460.371797749388" calcext:value-type="float">
            <text:p>460.371797749388</text:p>
          </table:table-cell>
          <table:table-cell office:value-type="float" office:value="44688.8358592987" calcext:value-type="float">
            <text:p>44688.8358592987</text:p>
          </table:table-cell>
          <table:table-cell office:value-type="float" office:value="45137.5293135643" calcext:value-type="float">
            <text:p>45137.5293135643</text:p>
          </table:table-cell>
          <table:table-cell office:value-type="float" office:value="45291.2451028824" calcext:value-type="float">
            <text:p>45291.2451028824</text:p>
          </table:table-cell>
          <table:table-cell office:value-type="float" office:value="45575.9218931198" calcext:value-type="float">
            <text:p>45575.9218931198</text:p>
          </table:table-cell>
          <table:table-cell office:value-type="float" office:value="48530.9383869171" calcext:value-type="float">
            <text:p>48530.938386917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9756" calcext:value-type="float">
            <text:p>0.399756</text:p>
          </table:table-cell>
          <table:table-cell office:value-type="float" office:value="1.01793" calcext:value-type="float">
            <text:p>1.0179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9" calcext:value-type="float">
            <text:p>0.399</text:p>
          </table:table-cell>
          <table:table-cell office:value-type="float" office:value="0.448" calcext:value-type="float">
            <text:p>0.4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1514" calcext:value-type="float">
            <text:p>0.581514</text:p>
          </table:table-cell>
          <table:table-cell office:value-type="float" office:value="1.01511" calcext:value-type="float">
            <text:p>1.01511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4999" calcext:value-type="float">
            <text:p>0.584999</text:p>
          </table:table-cell>
          <table:table-cell office:value-type="float" office:value="0.62" calcext:value-type="float">
            <text:p>0.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0965" calcext:value-type="float">
            <text:p>0.790965</text:p>
          </table:table-cell>
          <table:table-cell office:value-type="float" office:value="1.01071" calcext:value-type="float">
            <text:p>1.01071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5499" calcext:value-type="float">
            <text:p>0.795499</text:p>
          </table:table-cell>
          <table:table-cell office:value-type="float" office:value="0.821" calcext:value-type="float">
            <text:p>0.8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3052" calcext:value-type="float">
            <text:p>1.03052</text:p>
          </table:table-cell>
          <table:table-cell office:value-type="float" office:value="1.01382" calcext:value-type="float">
            <text:p>1.01382</text:p>
          </table:table-cell>
          <table:table-cell office:value-type="float" office:value="1.017" calcext:value-type="float">
            <text:p>1.017</text:p>
          </table:table-cell>
          <table:table-cell office:value-type="float" office:value="1.022" calcext:value-type="float">
            <text:p>1.022</text:p>
          </table:table-cell>
          <table:table-cell office:value-type="float" office:value="1.024" calcext:value-type="float">
            <text:p>1.024</text:p>
          </table:table-cell>
          <table:table-cell office:value-type="float" office:value="1.0365" calcext:value-type="float">
            <text:p>1.0365</text:p>
          </table:table-cell>
          <table:table-cell office:value-type="float" office:value="1.114" calcext:value-type="float">
            <text:p>1.1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9313" calcext:value-type="float">
            <text:p>1.29313</text:p>
          </table:table-cell>
          <table:table-cell office:value-type="float" office:value="1.00847" calcext:value-type="float">
            <text:p>1.00847</text:p>
          </table:table-cell>
          <table:table-cell office:value-type="float" office:value="1.278" calcext:value-type="float">
            <text:p>1.278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3" calcext:value-type="float">
            <text:p>1.293</text:p>
          </table:table-cell>
          <table:table-cell office:value-type="float" office:value="1.3" calcext:value-type="float">
            <text:p>1.3</text:p>
          </table:table-cell>
          <table:table-cell office:value-type="float" office:value="1.325" calcext:value-type="float">
            <text:p>1.3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9475" calcext:value-type="float">
            <text:p>1.59475</text:p>
          </table:table-cell>
          <table:table-cell office:value-type="float" office:value="1.00644" calcext:value-type="float">
            <text:p>1.00644</text:p>
          </table:table-cell>
          <table:table-cell office:value-type="float" office:value="1.555" calcext:value-type="float">
            <text:p>1.555</text:p>
          </table:table-cell>
          <table:table-cell office:value-type="float" office:value="1.586" calcext:value-type="float">
            <text:p>1.586</text:p>
          </table:table-cell>
          <table:table-cell office:value-type="float" office:value="1.5955" calcext:value-type="float">
            <text:p>1.5955</text:p>
          </table:table-cell>
          <table:table-cell office:value-type="float" office:value="1.6" calcext:value-type="float">
            <text:p>1.6</text:p>
          </table:table-cell>
          <table:table-cell office:value-type="float" office:value="1.621" calcext:value-type="float">
            <text:p>1.6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1448" calcext:value-type="float">
            <text:p>1.91448</text:p>
          </table:table-cell>
          <table:table-cell office:value-type="float" office:value="1.00676" calcext:value-type="float">
            <text:p>1.00676</text:p>
          </table:table-cell>
          <table:table-cell office:value-type="float" office:value="1.884" calcext:value-type="float">
            <text:p>1.884</text:p>
          </table:table-cell>
          <table:table-cell office:value-type="float" office:value="1.9035" calcext:value-type="float">
            <text:p>1.9035</text:p>
          </table:table-cell>
          <table:table-cell office:value-type="float" office:value="1.914" calcext:value-type="float">
            <text:p>1.914</text:p>
          </table:table-cell>
          <table:table-cell office:value-type="float" office:value="1.923" calcext:value-type="float">
            <text:p>1.923</text:p>
          </table:table-cell>
          <table:table-cell office:value-type="float" office:value="1.957" calcext:value-type="float">
            <text:p>1.9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6482" calcext:value-type="float">
            <text:p>2.26482</text:p>
          </table:table-cell>
          <table:table-cell office:value-type="float" office:value="1.00699" calcext:value-type="float">
            <text:p>1.00699</text:p>
          </table:table-cell>
          <table:table-cell office:value-type="float" office:value="2.215" calcext:value-type="float">
            <text:p>2.215</text:p>
          </table:table-cell>
          <table:table-cell office:value-type="float" office:value="2.255" calcext:value-type="float">
            <text:p>2.255</text:p>
          </table:table-cell>
          <table:table-cell office:value-type="float" office:value="2.266" calcext:value-type="float">
            <text:p>2.266</text:p>
          </table:table-cell>
          <table:table-cell office:value-type="float" office:value="2.275" calcext:value-type="float">
            <text:p>2.275</text:p>
          </table:table-cell>
          <table:table-cell office:value-type="float" office:value="2.317" calcext:value-type="float">
            <text:p>2.3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4361" calcext:value-type="float">
            <text:p>2.64361</text:p>
          </table:table-cell>
          <table:table-cell office:value-type="float" office:value="1.00692" calcext:value-type="float">
            <text:p>1.00692</text:p>
          </table:table-cell>
          <table:table-cell office:value-type="float" office:value="2.609" calcext:value-type="float">
            <text:p>2.609</text:p>
          </table:table-cell>
          <table:table-cell office:value-type="float" office:value="2.6315" calcext:value-type="float">
            <text:p>2.6315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653" calcext:value-type="float">
            <text:p>2.653</text:p>
          </table:table-cell>
          <table:table-cell office:value-type="float" office:value="2.726" calcext:value-type="float">
            <text:p>2.7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463" calcext:value-type="float">
            <text:p>3.0463</text:p>
          </table:table-cell>
          <table:table-cell office:value-type="float" office:value="1.00539" calcext:value-type="float">
            <text:p>1.00539</text:p>
          </table:table-cell>
          <table:table-cell office:value-type="float" office:value="3.013" calcext:value-type="float">
            <text:p>3.013</text:p>
          </table:table-cell>
          <table:table-cell office:value-type="float" office:value="3.0335" calcext:value-type="float">
            <text:p>3.0335</text:p>
          </table:table-cell>
          <table:table-cell office:value-type="float" office:value="3.045" calcext:value-type="float">
            <text:p>3.045</text:p>
          </table:table-cell>
          <table:table-cell office:value-type="float" office:value="3.0605" calcext:value-type="float">
            <text:p>3.0605</text:p>
          </table:table-cell>
          <table:table-cell office:value-type="float" office:value="3.105" calcext:value-type="float">
            <text:p>3.1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48483" calcext:value-type="float">
            <text:p>3.48483</text:p>
          </table:table-cell>
          <table:table-cell office:value-type="float" office:value="1.00499" calcext:value-type="float">
            <text:p>1.00499</text:p>
          </table:table-cell>
          <table:table-cell office:value-type="float" office:value="3.416" calcext:value-type="float">
            <text:p>3.416</text:p>
          </table:table-cell>
          <table:table-cell office:value-type="float" office:value="3.4745" calcext:value-type="float">
            <text:p>3.4745</text:p>
          </table:table-cell>
          <table:table-cell office:value-type="float" office:value="3.484" calcext:value-type="float">
            <text:p>3.484</text:p>
          </table:table-cell>
          <table:table-cell office:value-type="float" office:value="3.496" calcext:value-type="float">
            <text:p>3.496</text:p>
          </table:table-cell>
          <table:table-cell office:value-type="float" office:value="3.538" calcext:value-type="float">
            <text:p>3.5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8495" calcext:value-type="float">
            <text:p>3.98495</text:p>
          </table:table-cell>
          <table:table-cell office:value-type="float" office:value="1.00516" calcext:value-type="float">
            <text:p>1.00516</text:p>
          </table:table-cell>
          <table:table-cell office:value-type="float" office:value="3.952" calcext:value-type="float">
            <text:p>3.952</text:p>
          </table:table-cell>
          <table:table-cell office:value-type="float" office:value="3.971" calcext:value-type="float">
            <text:p>3.971</text:p>
          </table:table-cell>
          <table:table-cell office:value-type="float" office:value="3.9825" calcext:value-type="float">
            <text:p>3.9825</text:p>
          </table:table-cell>
          <table:table-cell office:value-type="float" office:value="3.9955" calcext:value-type="float">
            <text:p>3.9955</text:p>
          </table:table-cell>
          <table:table-cell office:value-type="float" office:value="4.062" calcext:value-type="float">
            <text:p>4.0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55823" calcext:value-type="float">
            <text:p>4.55823</text:p>
          </table:table-cell>
          <table:table-cell office:value-type="float" office:value="1.00505" calcext:value-type="float">
            <text:p>1.00505</text:p>
          </table:table-cell>
          <table:table-cell office:value-type="float" office:value="4.488" calcext:value-type="float">
            <text:p>4.488</text:p>
          </table:table-cell>
          <table:table-cell office:value-type="float" office:value="4.5425" calcext:value-type="float">
            <text:p>4.5425</text:p>
          </table:table-cell>
          <table:table-cell office:value-type="float" office:value="4.559" calcext:value-type="float">
            <text:p>4.559</text:p>
          </table:table-cell>
          <table:table-cell office:value-type="float" office:value="4.5725" calcext:value-type="float">
            <text:p>4.5725</text:p>
          </table:table-cell>
          <table:table-cell office:value-type="float" office:value="4.631" calcext:value-type="float">
            <text:p>4.6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085" calcext:value-type="float">
            <text:p>5.4085</text:p>
          </table:table-cell>
          <table:table-cell office:value-type="float" office:value="1.00436" calcext:value-type="float">
            <text:p>1.00436</text:p>
          </table:table-cell>
          <table:table-cell office:value-type="float" office:value="5.374" calcext:value-type="float">
            <text:p>5.374</text:p>
          </table:table-cell>
          <table:table-cell office:value-type="float" office:value="5.393" calcext:value-type="float">
            <text:p>5.393</text:p>
          </table:table-cell>
          <table:table-cell office:value-type="float" office:value="5.406" calcext:value-type="float">
            <text:p>5.406</text:p>
          </table:table-cell>
          <table:table-cell office:value-type="float" office:value="5.418" calcext:value-type="float">
            <text:p>5.418</text:p>
          </table:table-cell>
          <table:table-cell office:value-type="float" office:value="5.542" calcext:value-type="float">
            <text:p>5.5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2061" calcext:value-type="float">
            <text:p>7.2061</text:p>
          </table:table-cell>
          <table:table-cell office:value-type="float" office:value="1.00182" calcext:value-type="float">
            <text:p>1.00182</text:p>
          </table:table-cell>
          <table:table-cell office:value-type="float" office:value="7.181" calcext:value-type="float">
            <text:p>7.181</text:p>
          </table:table-cell>
          <table:table-cell office:value-type="float" office:value="7.197" calcext:value-type="float">
            <text:p>7.197</text:p>
          </table:table-cell>
          <table:table-cell office:value-type="float" office:value="7.205" calcext:value-type="float">
            <text:p>7.205</text:p>
          </table:table-cell>
          <table:table-cell office:value-type="float" office:value="7.213" calcext:value-type="float">
            <text:p>7.213</text:p>
          </table:table-cell>
          <table:table-cell office:value-type="float" office:value="7.25" calcext:value-type="float">
            <text:p>7.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6326" calcext:value-type="float">
            <text:p>11.6326</text:p>
          </table:table-cell>
          <table:table-cell office:value-type="float" office:value="1.00141" calcext:value-type="float">
            <text:p>1.00141</text:p>
          </table:table-cell>
          <table:table-cell office:value-type="float" office:value="11.602" calcext:value-type="float">
            <text:p>11.602</text:p>
          </table:table-cell>
          <table:table-cell office:value-type="float" office:value="11.621" calcext:value-type="float">
            <text:p>11.621</text:p>
          </table:table-cell>
          <table:table-cell office:value-type="float" office:value="11.6315" calcext:value-type="float">
            <text:p>11.6315</text:p>
          </table:table-cell>
          <table:table-cell office:value-type="float" office:value="11.639" calcext:value-type="float">
            <text:p>11.639</text:p>
          </table:table-cell>
          <table:table-cell office:value-type="float" office:value="11.691" calcext:value-type="float">
            <text:p>11.6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5725" calcext:value-type="float">
            <text:p>30.5725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30.516" calcext:value-type="float">
            <text:p>30.516</text:p>
          </table:table-cell>
          <table:table-cell office:value-type="float" office:value="30.558" calcext:value-type="float">
            <text:p>30.558</text:p>
          </table:table-cell>
          <table:table-cell office:value-type="float" office:value="30.572" calcext:value-type="float">
            <text:p>30.572</text:p>
          </table:table-cell>
          <table:table-cell office:value-type="float" office:value="30.585" calcext:value-type="float">
            <text:p>30.585</text:p>
          </table:table-cell>
          <table:table-cell office:value-type="float" office:value="30.643" calcext:value-type="float">
            <text:p>30.6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.864" calcext:value-type="float">
            <text:p>70.864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70.813" calcext:value-type="float">
            <text:p>70.813</text:p>
          </table:table-cell>
          <table:table-cell office:value-type="float" office:value="70.845" calcext:value-type="float">
            <text:p>70.845</text:p>
          </table:table-cell>
          <table:table-cell office:value-type="float" office:value="70.8635" calcext:value-type="float">
            <text:p>70.8635</text:p>
          </table:table-cell>
          <table:table-cell office:value-type="float" office:value="70.879" calcext:value-type="float">
            <text:p>70.879</text:p>
          </table:table-cell>
          <table:table-cell office:value-type="float" office:value="70.924" calcext:value-type="float">
            <text:p>70.9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.47" calcext:value-type="float">
            <text:p>147.47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147.387" calcext:value-type="float">
            <text:p>147.387</text:p>
          </table:table-cell>
          <table:table-cell office:value-type="float" office:value="147.442" calcext:value-type="float">
            <text:p>147.442</text:p>
          </table:table-cell>
          <table:table-cell office:value-type="float" office:value="147.472" calcext:value-type="float">
            <text:p>147.472</text:p>
          </table:table-cell>
          <table:table-cell office:value-type="float" office:value="147.495" calcext:value-type="float">
            <text:p>147.495</text:p>
          </table:table-cell>
          <table:table-cell office:value-type="float" office:value="147.577" calcext:value-type="float">
            <text:p>147.5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1.976" calcext:value-type="float">
            <text:p>311.976</text:p>
          </table:table-cell>
          <table:table-cell office:value-type="float" office:value="1.00017" calcext:value-type="float">
            <text:p>1.00017</text:p>
          </table:table-cell>
          <table:table-cell office:value-type="float" office:value="311.857" calcext:value-type="float">
            <text:p>311.857</text:p>
          </table:table-cell>
          <table:table-cell office:value-type="float" office:value="311.935" calcext:value-type="float">
            <text:p>311.935</text:p>
          </table:table-cell>
          <table:table-cell office:value-type="float" office:value="311.972" calcext:value-type="float">
            <text:p>311.972</text:p>
          </table:table-cell>
          <table:table-cell office:value-type="float" office:value="312.008" calcext:value-type="float">
            <text:p>312.008</text:p>
          </table:table-cell>
          <table:table-cell office:value-type="float" office:value="312.134" calcext:value-type="float">
            <text:p>312.1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5.979" calcext:value-type="float">
            <text:p>665.979</text:p>
          </table:table-cell>
          <table:table-cell office:value-type="float" office:value="1.00014" calcext:value-type="float">
            <text:p>1.00014</text:p>
          </table:table-cell>
          <table:table-cell office:value-type="float" office:value="665.739" calcext:value-type="float">
            <text:p>665.739</text:p>
          </table:table-cell>
          <table:table-cell office:value-type="float" office:value="665.905" calcext:value-type="float">
            <text:p>665.905</text:p>
          </table:table-cell>
          <table:table-cell office:value-type="float" office:value="665.972" calcext:value-type="float">
            <text:p>665.972</text:p>
          </table:table-cell>
          <table:table-cell office:value-type="float" office:value="666.04" calcext:value-type="float">
            <text:p>666.04</text:p>
          </table:table-cell>
          <table:table-cell office:value-type="float" office:value="666.298" calcext:value-type="float">
            <text:p>666.2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29.48" calcext:value-type="float">
            <text:p>1429.48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1429.1" calcext:value-type="float">
            <text:p>1429.1</text:p>
          </table:table-cell>
          <table:table-cell office:value-type="float" office:value="1429.36" calcext:value-type="float">
            <text:p>1429.36</text:p>
          </table:table-cell>
          <table:table-cell office:value-type="float" office:value="1429.48" calcext:value-type="float">
            <text:p>1429.48</text:p>
          </table:table-cell>
          <table:table-cell office:value-type="float" office:value="1429.6" calcext:value-type="float">
            <text:p>1429.6</text:p>
          </table:table-cell>
          <table:table-cell office:value-type="float" office:value="1430.01" calcext:value-type="float">
            <text:p>1430.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74.07" calcext:value-type="float">
            <text:p>3074.07</text:p>
          </table:table-cell>
          <table:table-cell office:value-type="float" office:value="1.00009" calcext:value-type="float">
            <text:p>1.00009</text:p>
          </table:table-cell>
          <table:table-cell office:value-type="float" office:value="3073.57" calcext:value-type="float">
            <text:p>3073.57</text:p>
          </table:table-cell>
          <table:table-cell office:value-type="float" office:value="3073.85" calcext:value-type="float">
            <text:p>3073.85</text:p>
          </table:table-cell>
          <table:table-cell office:value-type="float" office:value="3074.05" calcext:value-type="float">
            <text:p>3074.05</text:p>
          </table:table-cell>
          <table:table-cell office:value-type="float" office:value="3074.23" calcext:value-type="float">
            <text:p>3074.23</text:p>
          </table:table-cell>
          <table:table-cell office:value-type="float" office:value="3074.75" calcext:value-type="float">
            <text:p>3074.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606.42" calcext:value-type="float">
            <text:p>6606.42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6605.03" calcext:value-type="float">
            <text:p>6605.03</text:p>
          </table:table-cell>
          <table:table-cell office:value-type="float" office:value="6606.16" calcext:value-type="float">
            <text:p>6606.16</text:p>
          </table:table-cell>
          <table:table-cell office:value-type="float" office:value="6606.39" calcext:value-type="float">
            <text:p>6606.39</text:p>
          </table:table-cell>
          <table:table-cell office:value-type="float" office:value="6606.72" calcext:value-type="float">
            <text:p>6606.72</text:p>
          </table:table-cell>
          <table:table-cell office:value-type="float" office:value="6607.88" calcext:value-type="float">
            <text:p>6607.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70.2" calcext:value-type="float">
            <text:p>14170.2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14166.8" calcext:value-type="float">
            <text:p>14166.8</text:p>
          </table:table-cell>
          <table:table-cell office:value-type="float" office:value="14169.5" calcext:value-type="float">
            <text:p>14169.5</text:p>
          </table:table-cell>
          <table:table-cell office:value-type="float" office:value="14170.3" calcext:value-type="float">
            <text:p>14170.3</text:p>
          </table:table-cell>
          <table:table-cell office:value-type="float" office:value="14170.9" calcext:value-type="float">
            <text:p>14170.9</text:p>
          </table:table-cell>
          <table:table-cell office:value-type="float" office:value="14172.4" calcext:value-type="float">
            <text:p>14172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44285" calcext:value-type="float">
            <text:p>0.4744285</text:p>
          </table:table-cell>
          <table:table-cell office:value-type="float" office:value="0.68608" calcext:value-type="float">
            <text:p>0.68608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372746" calcext:value-type="float">
            <text:p>0.372746</text:p>
          </table:table-cell>
          <table:table-cell office:value-type="float" office:value="0.452493" calcext:value-type="float">
            <text:p>0.452493</text:p>
          </table:table-cell>
          <table:table-cell office:value-type="float" office:value="0.5885" calcext:value-type="float">
            <text:p>0.5885</text:p>
          </table:table-cell>
          <table:table-cell office:value-type="float" office:value="1.4245" calcext:value-type="float">
            <text:p>1.424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15" calcext:value-type="float">
            <text:p>0.72515</text:p>
          </table:table-cell>
          <table:table-cell office:value-type="float" office:value="0.74105" calcext:value-type="float">
            <text:p>0.74105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706" calcext:value-type="float">
            <text:p>0.706</text:p>
          </table:table-cell>
          <table:table-cell office:value-type="float" office:value="0.96422" calcext:value-type="float">
            <text:p>0.96422</text:p>
          </table:table-cell>
          <table:table-cell office:value-type="float" office:value="1.9255" calcext:value-type="float">
            <text:p>1.925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45245" calcext:value-type="float">
            <text:p>1.145245</text:p>
          </table:table-cell>
          <table:table-cell office:value-type="float" office:value="0.74783" calcext:value-type="float">
            <text:p>0.74783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8695" calcext:value-type="float">
            <text:p>0.8695</text:p>
          </table:table-cell>
          <table:table-cell office:value-type="float" office:value="1.214485" calcext:value-type="float">
            <text:p>1.214485</text:p>
          </table:table-cell>
          <table:table-cell office:value-type="float" office:value="1.604495" calcext:value-type="float">
            <text:p>1.604495</text:p>
          </table:table-cell>
          <table:table-cell office:value-type="float" office:value="2.551" calcext:value-type="float">
            <text:p>2.551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8931" calcext:value-type="float">
            <text:p>1.48931</text:p>
          </table:table-cell>
          <table:table-cell office:value-type="float" office:value="0.75871" calcext:value-type="float">
            <text:p>0.75871</text:p>
          </table:table-cell>
          <table:table-cell office:value-type="float" office:value="0.5315" calcext:value-type="float">
            <text:p>0.5315</text:p>
          </table:table-cell>
          <table:table-cell office:value-type="float" office:value="1.080495" calcext:value-type="float">
            <text:p>1.080495</text:p>
          </table:table-cell>
          <table:table-cell office:value-type="float" office:value="1.57249" calcext:value-type="float">
            <text:p>1.57249</text:p>
          </table:table-cell>
          <table:table-cell office:value-type="float" office:value="2.16621" calcext:value-type="float">
            <text:p>2.16621</text:p>
          </table:table-cell>
          <table:table-cell office:value-type="float" office:value="3.158" calcext:value-type="float">
            <text:p>3.158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6675" calcext:value-type="float">
            <text:p>2.06675</text:p>
          </table:table-cell>
          <table:table-cell office:value-type="float" office:value="0.735585" calcext:value-type="float">
            <text:p>0.735585</text:p>
          </table:table-cell>
          <table:table-cell office:value-type="float" office:value="0.64" calcext:value-type="float">
            <text:p>0.64</text:p>
          </table:table-cell>
          <table:table-cell office:value-type="float" office:value="1.674495" calcext:value-type="float">
            <text:p>1.674495</text:p>
          </table:table-cell>
          <table:table-cell office:value-type="float" office:value="2.31874" calcext:value-type="float">
            <text:p>2.31874</text:p>
          </table:table-cell>
          <table:table-cell office:value-type="float" office:value="2.77272" calcext:value-type="float">
            <text:p>2.77272</text:p>
          </table:table-cell>
          <table:table-cell office:value-type="float" office:value="3.903" calcext:value-type="float">
            <text:p>3.903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8855" calcext:value-type="float">
            <text:p>2.48855</text:p>
          </table:table-cell>
          <table:table-cell office:value-type="float" office:value="0.74306" calcext:value-type="float">
            <text:p>0.74306</text:p>
          </table:table-cell>
          <table:table-cell office:value-type="float" office:value="0.734" calcext:value-type="float">
            <text:p>0.734</text:p>
          </table:table-cell>
          <table:table-cell office:value-type="float" office:value="2.03325" calcext:value-type="float">
            <text:p>2.03325</text:p>
          </table:table-cell>
          <table:table-cell office:value-type="float" office:value="2.75599" calcext:value-type="float">
            <text:p>2.75599</text:p>
          </table:table-cell>
          <table:table-cell office:value-type="float" office:value="3.336745" calcext:value-type="float">
            <text:p>3.336745</text:p>
          </table:table-cell>
          <table:table-cell office:value-type="float" office:value="4.702" calcext:value-type="float">
            <text:p>4.702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07035" calcext:value-type="float">
            <text:p>3.107035</text:p>
          </table:table-cell>
          <table:table-cell office:value-type="float" office:value="0.71919" calcext:value-type="float">
            <text:p>0.71919</text:p>
          </table:table-cell>
          <table:table-cell office:value-type="float" office:value="0.944" calcext:value-type="float">
            <text:p>0.944</text:p>
          </table:table-cell>
          <table:table-cell office:value-type="float" office:value="2.507345" calcext:value-type="float">
            <text:p>2.507345</text:p>
          </table:table-cell>
          <table:table-cell office:value-type="float" office:value="3.44872" calcext:value-type="float">
            <text:p>3.44872</text:p>
          </table:table-cell>
          <table:table-cell office:value-type="float" office:value="3.931995" calcext:value-type="float">
            <text:p>3.931995</text:p>
          </table:table-cell>
          <table:table-cell office:value-type="float" office:value="5.5425" calcext:value-type="float">
            <text:p>5.542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5255" calcext:value-type="float">
            <text:p>3.75255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1.0905" calcext:value-type="float">
            <text:p>1.0905</text:p>
          </table:table-cell>
          <table:table-cell office:value-type="float" office:value="3.22523" calcext:value-type="float">
            <text:p>3.22523</text:p>
          </table:table-cell>
          <table:table-cell office:value-type="float" office:value="4.081745" calcext:value-type="float">
            <text:p>4.081745</text:p>
          </table:table-cell>
          <table:table-cell office:value-type="float" office:value="4.61411" calcext:value-type="float">
            <text:p>4.61411</text:p>
          </table:table-cell>
          <table:table-cell office:value-type="float" office:value="6.577" calcext:value-type="float">
            <text:p>6.577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8756" calcext:value-type="float">
            <text:p>4.68756</text:p>
          </table:table-cell>
          <table:table-cell office:value-type="float" office:value="0.635635" calcext:value-type="float">
            <text:p>0.635635</text:p>
          </table:table-cell>
          <table:table-cell office:value-type="float" office:value="1.5855" calcext:value-type="float">
            <text:p>1.5855</text:p>
          </table:table-cell>
          <table:table-cell office:value-type="float" office:value="4.169985" calcext:value-type="float">
            <text:p>4.169985</text:p>
          </table:table-cell>
          <table:table-cell office:value-type="float" office:value="4.89" calcext:value-type="float">
            <text:p>4.89</text:p>
          </table:table-cell>
          <table:table-cell office:value-type="float" office:value="5.4995" calcext:value-type="float">
            <text:p>5.4995</text:p>
          </table:table-cell>
          <table:table-cell office:value-type="float" office:value="7.276" calcext:value-type="float">
            <text:p>7.276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707" calcext:value-type="float">
            <text:p>5.2707</text:p>
          </table:table-cell>
          <table:table-cell office:value-type="float" office:value="0.650315" calcext:value-type="float">
            <text:p>0.650315</text:p>
          </table:table-cell>
          <table:table-cell office:value-type="float" office:value="2.1015" calcext:value-type="float">
            <text:p>2.1015</text:p>
          </table:table-cell>
          <table:table-cell office:value-type="float" office:value="4.598235" calcext:value-type="float">
            <text:p>4.598235</text:p>
          </table:table-cell>
          <table:table-cell office:value-type="float" office:value="5.69075" calcext:value-type="float">
            <text:p>5.69075</text:p>
          </table:table-cell>
          <table:table-cell office:value-type="float" office:value="6.37175" calcext:value-type="float">
            <text:p>6.37175</text:p>
          </table:table-cell>
          <table:table-cell office:value-type="float" office:value="8.138" calcext:value-type="float">
            <text:p>8.138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2987" calcext:value-type="float">
            <text:p>6.2987</text:p>
          </table:table-cell>
          <table:table-cell office:value-type="float" office:value="0.63043" calcext:value-type="float">
            <text:p>0.63043</text:p>
          </table:table-cell>
          <table:table-cell office:value-type="float" office:value="2.3385" calcext:value-type="float">
            <text:p>2.3385</text:p>
          </table:table-cell>
          <table:table-cell office:value-type="float" office:value="5.50175" calcext:value-type="float">
            <text:p>5.50175</text:p>
          </table:table-cell>
          <table:table-cell office:value-type="float" office:value="6.64025" calcext:value-type="float">
            <text:p>6.64025</text:p>
          </table:table-cell>
          <table:table-cell office:value-type="float" office:value="7.346" calcext:value-type="float">
            <text:p>7.346</text:p>
          </table:table-cell>
          <table:table-cell office:value-type="float" office:value="9.5635" calcext:value-type="float">
            <text:p>9.563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97535" calcext:value-type="float">
            <text:p>6.97535</text:p>
          </table:table-cell>
          <table:table-cell office:value-type="float" office:value="0.636285" calcext:value-type="float">
            <text:p>0.636285</text:p>
          </table:table-cell>
          <table:table-cell office:value-type="float" office:value="2.8915" calcext:value-type="float">
            <text:p>2.8915</text:p>
          </table:table-cell>
          <table:table-cell office:value-type="float" office:value="6.02075" calcext:value-type="float">
            <text:p>6.02075</text:p>
          </table:table-cell>
          <table:table-cell office:value-type="float" office:value="7.6325" calcext:value-type="float">
            <text:p>7.6325</text:p>
          </table:table-cell>
          <table:table-cell office:value-type="float" office:value="8.143" calcext:value-type="float">
            <text:p>8.143</text:p>
          </table:table-cell>
          <table:table-cell office:value-type="float" office:value="10.582" calcext:value-type="float">
            <text:p>10.582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51285" calcext:value-type="float">
            <text:p>8.51285</text:p>
          </table:table-cell>
          <table:table-cell office:value-type="float" office:value="0.5963" calcext:value-type="float">
            <text:p>0.5963</text:p>
          </table:table-cell>
          <table:table-cell office:value-type="float" office:value="5.12" calcext:value-type="float">
            <text:p>5.12</text:p>
          </table:table-cell>
          <table:table-cell office:value-type="float" office:value="7.78375" calcext:value-type="float">
            <text:p>7.78375</text:p>
          </table:table-cell>
          <table:table-cell office:value-type="float" office:value="8.922" calcext:value-type="float">
            <text:p>8.922</text:p>
          </table:table-cell>
          <table:table-cell office:value-type="float" office:value="9.56825" calcext:value-type="float">
            <text:p>9.56825</text:p>
          </table:table-cell>
          <table:table-cell office:value-type="float" office:value="12.115" calcext:value-type="float">
            <text:p>12.11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44845" calcext:value-type="float">
            <text:p>9.44845</text:p>
          </table:table-cell>
          <table:table-cell office:value-type="float" office:value="0.628155" calcext:value-type="float">
            <text:p>0.628155</text:p>
          </table:table-cell>
          <table:table-cell office:value-type="float" office:value="3.058" calcext:value-type="float">
            <text:p>3.058</text:p>
          </table:table-cell>
          <table:table-cell office:value-type="float" office:value="8.52425" calcext:value-type="float">
            <text:p>8.52425</text:p>
          </table:table-cell>
          <table:table-cell office:value-type="float" office:value="9.9635" calcext:value-type="float">
            <text:p>9.9635</text:p>
          </table:table-cell>
          <table:table-cell office:value-type="float" office:value="11.01175" calcext:value-type="float">
            <text:p>11.01175</text:p>
          </table:table-cell>
          <table:table-cell office:value-type="float" office:value="13.3205" calcext:value-type="float">
            <text:p>13.320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563" calcext:value-type="float">
            <text:p>10.563</text:p>
          </table:table-cell>
          <table:table-cell office:value-type="float" office:value="0.58894" calcext:value-type="float">
            <text:p>0.58894</text:p>
          </table:table-cell>
          <table:table-cell office:value-type="float" office:value="6.108" calcext:value-type="float">
            <text:p>6.108</text:p>
          </table:table-cell>
          <table:table-cell office:value-type="float" office:value="9.60375" calcext:value-type="float">
            <text:p>9.60375</text:p>
          </table:table-cell>
          <table:table-cell office:value-type="float" office:value="10.89425" calcext:value-type="float">
            <text:p>10.89425</text:p>
          </table:table-cell>
          <table:table-cell office:value-type="float" office:value="11.98925" calcext:value-type="float">
            <text:p>11.98925</text:p>
          </table:table-cell>
          <table:table-cell office:value-type="float" office:value="15.1135" calcext:value-type="float">
            <text:p>15.113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47305" calcext:value-type="float">
            <text:p>11.47305</text:p>
          </table:table-cell>
          <table:table-cell office:value-type="float" office:value="0.59348" calcext:value-type="float">
            <text:p>0.59348</text:p>
          </table:table-cell>
          <table:table-cell office:value-type="float" office:value="6.115" calcext:value-type="float">
            <text:p>6.115</text:p>
          </table:table-cell>
          <table:table-cell office:value-type="float" office:value="10.61825" calcext:value-type="float">
            <text:p>10.61825</text:p>
          </table:table-cell>
          <table:table-cell office:value-type="float" office:value="11.78145" calcext:value-type="float">
            <text:p>11.78145</text:p>
          </table:table-cell>
          <table:table-cell office:value-type="float" office:value="13.08445" calcext:value-type="float">
            <text:p>13.08445</text:p>
          </table:table-cell>
          <table:table-cell office:value-type="float" office:value="14.8595" calcext:value-type="float">
            <text:p>14.859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00775" calcext:value-type="float">
            <text:p>13.00775</text:p>
          </table:table-cell>
          <table:table-cell office:value-type="float" office:value="0.61406" calcext:value-type="float">
            <text:p>0.61406</text:p>
          </table:table-cell>
          <table:table-cell office:value-type="float" office:value="6.3405" calcext:value-type="float">
            <text:p>6.3405</text:p>
          </table:table-cell>
          <table:table-cell office:value-type="float" office:value="11.93275" calcext:value-type="float">
            <text:p>11.93275</text:p>
          </table:table-cell>
          <table:table-cell office:value-type="float" office:value="13.46505" calcext:value-type="float">
            <text:p>13.46505</text:p>
          </table:table-cell>
          <table:table-cell office:value-type="float" office:value="14.8143" calcext:value-type="float">
            <text:p>14.8143</text:p>
          </table:table-cell>
          <table:table-cell office:value-type="float" office:value="27.0995" calcext:value-type="float">
            <text:p>27.099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44195" calcext:value-type="float">
            <text:p>15.44195</text:p>
          </table:table-cell>
          <table:table-cell office:value-type="float" office:value="0.646775" calcext:value-type="float">
            <text:p>0.646775</text:p>
          </table:table-cell>
          <table:table-cell office:value-type="float" office:value="7.0745" calcext:value-type="float">
            <text:p>7.0745</text:p>
          </table:table-cell>
          <table:table-cell office:value-type="float" office:value="13.6645" calcext:value-type="float">
            <text:p>13.6645</text:p>
          </table:table-cell>
          <table:table-cell office:value-type="float" office:value="15.55825" calcext:value-type="float">
            <text:p>15.55825</text:p>
          </table:table-cell>
          <table:table-cell office:value-type="float" office:value="17.7251" calcext:value-type="float">
            <text:p>17.7251</text:p>
          </table:table-cell>
          <table:table-cell office:value-type="float" office:value="38.908" calcext:value-type="float">
            <text:p>38.908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72215" calcext:value-type="float">
            <text:p>16.72215</text:p>
          </table:table-cell>
          <table:table-cell office:value-type="float" office:value="0.64137" calcext:value-type="float">
            <text:p>0.64137</text:p>
          </table:table-cell>
          <table:table-cell office:value-type="float" office:value="7.211" calcext:value-type="float">
            <text:p>7.211</text:p>
          </table:table-cell>
          <table:table-cell office:value-type="float" office:value="13.84925" calcext:value-type="float">
            <text:p>13.84925</text:p>
          </table:table-cell>
          <table:table-cell office:value-type="float" office:value="16.9435" calcext:value-type="float">
            <text:p>16.9435</text:p>
          </table:table-cell>
          <table:table-cell office:value-type="float" office:value="19.565" calcext:value-type="float">
            <text:p>19.565</text:p>
          </table:table-cell>
          <table:table-cell office:value-type="float" office:value="26.18" calcext:value-type="float">
            <text:p>26.18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8109" calcext:value-type="float">
            <text:p>21.8109</text:p>
          </table:table-cell>
          <table:table-cell office:value-type="float" office:value="0.819695" calcext:value-type="float">
            <text:p>0.819695</text:p>
          </table:table-cell>
          <table:table-cell office:value-type="float" office:value="6.67" calcext:value-type="float">
            <text:p>6.67</text:p>
          </table:table-cell>
          <table:table-cell office:value-type="float" office:value="16.0525" calcext:value-type="float">
            <text:p>16.0525</text:p>
          </table:table-cell>
          <table:table-cell office:value-type="float" office:value="18.8305" calcext:value-type="float">
            <text:p>18.8305</text:p>
          </table:table-cell>
          <table:table-cell office:value-type="float" office:value="26.69065" calcext:value-type="float">
            <text:p>26.69065</text:p>
          </table:table-cell>
          <table:table-cell office:value-type="float" office:value="128.2775" calcext:value-type="float">
            <text:p>128.277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.6993" calcext:value-type="float">
            <text:p>29.6993</text:p>
          </table:table-cell>
          <table:table-cell office:value-type="float" office:value="0.96805" calcext:value-type="float">
            <text:p>0.96805</text:p>
          </table:table-cell>
          <table:table-cell office:value-type="float" office:value="13.0035" calcext:value-type="float">
            <text:p>13.0035</text:p>
          </table:table-cell>
          <table:table-cell office:value-type="float" office:value="18.38005" calcext:value-type="float">
            <text:p>18.38005</text:p>
          </table:table-cell>
          <table:table-cell office:value-type="float" office:value="22.49665" calcext:value-type="float">
            <text:p>22.49665</text:p>
          </table:table-cell>
          <table:table-cell office:value-type="float" office:value="37.96135" calcext:value-type="float">
            <text:p>37.96135</text:p>
          </table:table-cell>
          <table:table-cell office:value-type="float" office:value="245.731" calcext:value-type="float">
            <text:p>245.731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.3282" calcext:value-type="float">
            <text:p>41.3282</text:p>
          </table:table-cell>
          <table:table-cell office:value-type="float" office:value="1.063695" calcext:value-type="float">
            <text:p>1.063695</text:p>
          </table:table-cell>
          <table:table-cell office:value-type="float" office:value="9.518" calcext:value-type="float">
            <text:p>9.518</text:p>
          </table:table-cell>
          <table:table-cell office:value-type="float" office:value="20.7276" calcext:value-type="float">
            <text:p>20.7276</text:p>
          </table:table-cell>
          <table:table-cell office:value-type="float" office:value="38.35155" calcext:value-type="float">
            <text:p>38.35155</text:p>
          </table:table-cell>
          <table:table-cell office:value-type="float" office:value="67.2045" calcext:value-type="float">
            <text:p>67.2045</text:p>
          </table:table-cell>
          <table:table-cell office:value-type="float" office:value="492.1235" calcext:value-type="float">
            <text:p>492.123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.9265" calcext:value-type="float">
            <text:p>65.9265</text:p>
          </table:table-cell>
          <table:table-cell office:value-type="float" office:value="1.27723" calcext:value-type="float">
            <text:p>1.27723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27.47905" calcext:value-type="float">
            <text:p>27.47905</text:p>
          </table:table-cell>
          <table:table-cell office:value-type="float" office:value="66.902" calcext:value-type="float">
            <text:p>66.902</text:p>
          </table:table-cell>
          <table:table-cell office:value-type="float" office:value="126.185" calcext:value-type="float">
            <text:p>126.185</text:p>
          </table:table-cell>
          <table:table-cell office:value-type="float" office:value="990.495" calcext:value-type="float">
            <text:p>990.49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.5595" calcext:value-type="float">
            <text:p>104.5595</text:p>
          </table:table-cell>
          <table:table-cell office:value-type="float" office:value="1.43893" calcext:value-type="float">
            <text:p>1.43893</text:p>
          </table:table-cell>
          <table:table-cell office:value-type="float" office:value="11.2315" calcext:value-type="float">
            <text:p>11.2315</text:p>
          </table:table-cell>
          <table:table-cell office:value-type="float" office:value="40.3763" calcext:value-type="float">
            <text:p>40.3763</text:p>
          </table:table-cell>
          <table:table-cell office:value-type="float" office:value="126.4105" calcext:value-type="float">
            <text:p>126.4105</text:p>
          </table:table-cell>
          <table:table-cell office:value-type="float" office:value="247.08" calcext:value-type="float">
            <text:p>247.08</text:p>
          </table:table-cell>
          <table:table-cell office:value-type="float" office:value="996.705" calcext:value-type="float">
            <text:p>996.70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.4855" calcext:value-type="float">
            <text:p>225.4855</text:p>
          </table:table-cell>
          <table:table-cell office:value-type="float" office:value="2.138065" calcext:value-type="float">
            <text:p>2.138065</text:p>
          </table:table-cell>
          <table:table-cell office:value-type="float" office:value="16.3215" calcext:value-type="float">
            <text:p>16.3215</text:p>
          </table:table-cell>
          <table:table-cell office:value-type="float" office:value="68.513" calcext:value-type="float">
            <text:p>68.513</text:p>
          </table:table-cell>
          <table:table-cell office:value-type="float" office:value="247.9495" calcext:value-type="float">
            <text:p>247.9495</text:p>
          </table:table-cell>
          <table:table-cell office:value-type="float" office:value="990.38" calcext:value-type="float">
            <text:p>990.38</text:p>
          </table:table-cell>
          <table:table-cell office:value-type="float" office:value="4175.785" calcext:value-type="float">
            <text:p>4175.78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657" calcext:value-type="float">
            <text:p>0.63657</text:p>
          </table:table-cell>
          <table:table-cell office:value-type="float" office:value="1.3984" calcext:value-type="float">
            <text:p>1.3984</text:p>
          </table:table-cell>
          <table:table-cell office:value-type="float" office:value="0.284" calcext:value-type="float">
            <text:p>0.284</text:p>
          </table:table-cell>
          <table:table-cell office:value-type="float" office:value="0.333" calcext:value-type="float">
            <text:p>0.333</text:p>
          </table:table-cell>
          <table:table-cell office:value-type="float" office:value="0.439248" calcext:value-type="float">
            <text:p>0.439248</text:p>
          </table:table-cell>
          <table:table-cell office:value-type="float" office:value="0.566245" calcext:value-type="float">
            <text:p>0.566245</text:p>
          </table:table-cell>
          <table:table-cell office:value-type="float" office:value="11.0235" calcext:value-type="float">
            <text:p>11.023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70215" calcext:value-type="float">
            <text:p>1.570215</text:p>
          </table:table-cell>
          <table:table-cell office:value-type="float" office:value="1.519645" calcext:value-type="float">
            <text:p>1.519645</text:p>
          </table:table-cell>
          <table:table-cell office:value-type="float" office:value="0.368" calcext:value-type="float">
            <text:p>0.368</text:p>
          </table:table-cell>
          <table:table-cell office:value-type="float" office:value="0.598485" calcext:value-type="float">
            <text:p>0.598485</text:p>
          </table:table-cell>
          <table:table-cell office:value-type="float" office:value="0.7385" calcext:value-type="float">
            <text:p>0.7385</text:p>
          </table:table-cell>
          <table:table-cell office:value-type="float" office:value="3.9824" calcext:value-type="float">
            <text:p>3.9824</text:p>
          </table:table-cell>
          <table:table-cell office:value-type="float" office:value="14.3265" calcext:value-type="float">
            <text:p>14.326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35165" calcext:value-type="float">
            <text:p>2.835165</text:p>
          </table:table-cell>
          <table:table-cell office:value-type="float" office:value="1.656665" calcext:value-type="float">
            <text:p>1.656665</text:p>
          </table:table-cell>
          <table:table-cell office:value-type="float" office:value="0.456" calcext:value-type="float">
            <text:p>0.456</text:p>
          </table:table-cell>
          <table:table-cell office:value-type="float" office:value="0.808" calcext:value-type="float">
            <text:p>0.808</text:p>
          </table:table-cell>
          <table:table-cell office:value-type="float" office:value="4.2655" calcext:value-type="float">
            <text:p>4.2655</text:p>
          </table:table-cell>
          <table:table-cell office:value-type="float" office:value="7.79575" calcext:value-type="float">
            <text:p>7.79575</text:p>
          </table:table-cell>
          <table:table-cell office:value-type="float" office:value="11.551" calcext:value-type="float">
            <text:p>11.551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55785" calcext:value-type="float">
            <text:p>3.755785</text:p>
          </table:table-cell>
          <table:table-cell office:value-type="float" office:value="1.71811" calcext:value-type="float">
            <text:p>1.71811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99599" calcext:value-type="float">
            <text:p>0.99599</text:p>
          </table:table-cell>
          <table:table-cell office:value-type="float" office:value="6.94685" calcext:value-type="float">
            <text:p>6.94685</text:p>
          </table:table-cell>
          <table:table-cell office:value-type="float" office:value="11.2686" calcext:value-type="float">
            <text:p>11.2686</text:p>
          </table:table-cell>
          <table:table-cell office:value-type="float" office:value="21.51" calcext:value-type="float">
            <text:p>21.51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152" calcext:value-type="float">
            <text:p>7.7152</text:p>
          </table:table-cell>
          <table:table-cell office:value-type="float" office:value="1.25866" calcext:value-type="float">
            <text:p>1.25866</text:p>
          </table:table-cell>
          <table:table-cell office:value-type="float" office:value="0.622" calcext:value-type="float">
            <text:p>0.622</text:p>
          </table:table-cell>
          <table:table-cell office:value-type="float" office:value="7.44845" calcext:value-type="float">
            <text:p>7.44845</text:p>
          </table:table-cell>
          <table:table-cell office:value-type="float" office:value="10.99285" calcext:value-type="float">
            <text:p>10.99285</text:p>
          </table:table-cell>
          <table:table-cell office:value-type="float" office:value="14.9385" calcext:value-type="float">
            <text:p>14.9385</text:p>
          </table:table-cell>
          <table:table-cell office:value-type="float" office:value="23.2035" calcext:value-type="float">
            <text:p>23.203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9542" calcext:value-type="float">
            <text:p>8.9542</text:p>
          </table:table-cell>
          <table:table-cell office:value-type="float" office:value="1.33612" calcext:value-type="float">
            <text:p>1.33612</text:p>
          </table:table-cell>
          <table:table-cell office:value-type="float" office:value="0.821" calcext:value-type="float">
            <text:p>0.821</text:p>
          </table:table-cell>
          <table:table-cell office:value-type="float" office:value="7.42235" calcext:value-type="float">
            <text:p>7.42235</text:p>
          </table:table-cell>
          <table:table-cell office:value-type="float" office:value="14.5573" calcext:value-type="float">
            <text:p>14.5573</text:p>
          </table:table-cell>
          <table:table-cell office:value-type="float" office:value="18.24965" calcext:value-type="float">
            <text:p>18.24965</text:p>
          </table:table-cell>
          <table:table-cell office:value-type="float" office:value="28.062" calcext:value-type="float">
            <text:p>28.062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55425" calcext:value-type="float">
            <text:p>12.55425</text:p>
          </table:table-cell>
          <table:table-cell office:value-type="float" office:value="1.19561" calcext:value-type="float">
            <text:p>1.19561</text:p>
          </table:table-cell>
          <table:table-cell office:value-type="float" office:value="0.8475" calcext:value-type="float">
            <text:p>0.8475</text:p>
          </table:table-cell>
          <table:table-cell office:value-type="float" office:value="11.7377" calcext:value-type="float">
            <text:p>11.7377</text:p>
          </table:table-cell>
          <table:table-cell office:value-type="float" office:value="17.2998" calcext:value-type="float">
            <text:p>17.2998</text:p>
          </table:table-cell>
          <table:table-cell office:value-type="float" office:value="20.99395" calcext:value-type="float">
            <text:p>20.99395</text:p>
          </table:table-cell>
          <table:table-cell office:value-type="float" office:value="30.929" calcext:value-type="float">
            <text:p>30.929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2993" calcext:value-type="float">
            <text:p>19.2993</text:p>
          </table:table-cell>
          <table:table-cell office:value-type="float" office:value="0.80122" calcext:value-type="float">
            <text:p>0.80122</text:p>
          </table:table-cell>
          <table:table-cell office:value-type="float" office:value="3.3645" calcext:value-type="float">
            <text:p>3.3645</text:p>
          </table:table-cell>
          <table:table-cell office:value-type="float" office:value="17.22635" calcext:value-type="float">
            <text:p>17.22635</text:p>
          </table:table-cell>
          <table:table-cell office:value-type="float" office:value="22.07215" calcext:value-type="float">
            <text:p>22.07215</text:p>
          </table:table-cell>
          <table:table-cell office:value-type="float" office:value="26.748" calcext:value-type="float">
            <text:p>26.748</text:p>
          </table:table-cell>
          <table:table-cell office:value-type="float" office:value="34.503" calcext:value-type="float">
            <text:p>34.503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75085" calcext:value-type="float">
            <text:p>25.75085</text:p>
          </table:table-cell>
          <table:table-cell office:value-type="float" office:value="0.722915" calcext:value-type="float">
            <text:p>0.722915</text:p>
          </table:table-cell>
          <table:table-cell office:value-type="float" office:value="2.34" calcext:value-type="float">
            <text:p>2.34</text:p>
          </table:table-cell>
          <table:table-cell office:value-type="float" office:value="22.09455" calcext:value-type="float">
            <text:p>22.09455</text:p>
          </table:table-cell>
          <table:table-cell office:value-type="float" office:value="27.21025" calcext:value-type="float">
            <text:p>27.21025</text:p>
          </table:table-cell>
          <table:table-cell office:value-type="float" office:value="32.60715" calcext:value-type="float">
            <text:p>32.60715</text:p>
          </table:table-cell>
          <table:table-cell office:value-type="float" office:value="42.1265" calcext:value-type="float">
            <text:p>42.126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31125" calcext:value-type="float">
            <text:p>25.31125</text:p>
          </table:table-cell>
          <table:table-cell office:value-type="float" office:value="0.919205" calcext:value-type="float">
            <text:p>0.919205</text:p>
          </table:table-cell>
          <table:table-cell office:value-type="float" office:value="1.7335" calcext:value-type="float">
            <text:p>1.7335</text:p>
          </table:table-cell>
          <table:table-cell office:value-type="float" office:value="23.22425" calcext:value-type="float">
            <text:p>23.22425</text:p>
          </table:table-cell>
          <table:table-cell office:value-type="float" office:value="31.10115" calcext:value-type="float">
            <text:p>31.10115</text:p>
          </table:table-cell>
          <table:table-cell office:value-type="float" office:value="34.2812" calcext:value-type="float">
            <text:p>34.2812</text:p>
          </table:table-cell>
          <table:table-cell office:value-type="float" office:value="45.436" calcext:value-type="float">
            <text:p>45.436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83235" calcext:value-type="float">
            <text:p>29.83235</text:p>
          </table:table-cell>
          <table:table-cell office:value-type="float" office:value="0.691795" calcext:value-type="float">
            <text:p>0.691795</text:p>
          </table:table-cell>
          <table:table-cell office:value-type="float" office:value="8.9475" calcext:value-type="float">
            <text:p>8.9475</text:p>
          </table:table-cell>
          <table:table-cell office:value-type="float" office:value="26.7962" calcext:value-type="float">
            <text:p>26.7962</text:p>
          </table:table-cell>
          <table:table-cell office:value-type="float" office:value="31.79735" calcext:value-type="float">
            <text:p>31.79735</text:p>
          </table:table-cell>
          <table:table-cell office:value-type="float" office:value="37.7372" calcext:value-type="float">
            <text:p>37.7372</text:p>
          </table:table-cell>
          <table:table-cell office:value-type="float" office:value="51.2935" calcext:value-type="float">
            <text:p>51.293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526" calcext:value-type="float">
            <text:p>34.526</text:p>
          </table:table-cell>
          <table:table-cell office:value-type="float" office:value="0.679695" calcext:value-type="float">
            <text:p>0.679695</text:p>
          </table:table-cell>
          <table:table-cell office:value-type="float" office:value="9.8745" calcext:value-type="float">
            <text:p>9.8745</text:p>
          </table:table-cell>
          <table:table-cell office:value-type="float" office:value="29.333" calcext:value-type="float">
            <text:p>29.333</text:p>
          </table:table-cell>
          <table:table-cell office:value-type="float" office:value="37.4957" calcext:value-type="float">
            <text:p>37.4957</text:p>
          </table:table-cell>
          <table:table-cell office:value-type="float" office:value="42.534" calcext:value-type="float">
            <text:p>42.534</text:p>
          </table:table-cell>
          <table:table-cell office:value-type="float" office:value="57.19" calcext:value-type="float">
            <text:p>57.19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.69195" calcext:value-type="float">
            <text:p>41.69195</text:p>
          </table:table-cell>
          <table:table-cell office:value-type="float" office:value="0.63701" calcext:value-type="float">
            <text:p>0.63701</text:p>
          </table:table-cell>
          <table:table-cell office:value-type="float" office:value="13.2225" calcext:value-type="float">
            <text:p>13.2225</text:p>
          </table:table-cell>
          <table:table-cell office:value-type="float" office:value="36.9145" calcext:value-type="float">
            <text:p>36.9145</text:p>
          </table:table-cell>
          <table:table-cell office:value-type="float" office:value="43.70085" calcext:value-type="float">
            <text:p>43.70085</text:p>
          </table:table-cell>
          <table:table-cell office:value-type="float" office:value="49.8911" calcext:value-type="float">
            <text:p>49.8911</text:p>
          </table:table-cell>
          <table:table-cell office:value-type="float" office:value="63.126" calcext:value-type="float">
            <text:p>63.126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557" calcext:value-type="float">
            <text:p>42.557</text:p>
          </table:table-cell>
          <table:table-cell office:value-type="float" office:value="0.6806" calcext:value-type="float">
            <text:p>0.6806</text:p>
          </table:table-cell>
          <table:table-cell office:value-type="float" office:value="9.361" calcext:value-type="float">
            <text:p>9.361</text:p>
          </table:table-cell>
          <table:table-cell office:value-type="float" office:value="37.52245" calcext:value-type="float">
            <text:p>37.52245</text:p>
          </table:table-cell>
          <table:table-cell office:value-type="float" office:value="45.27175" calcext:value-type="float">
            <text:p>45.27175</text:p>
          </table:table-cell>
          <table:table-cell office:value-type="float" office:value="52.145" calcext:value-type="float">
            <text:p>52.145</text:p>
          </table:table-cell>
          <table:table-cell office:value-type="float" office:value="80.51" calcext:value-type="float">
            <text:p>80.51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7419" calcext:value-type="float">
            <text:p>49.7419</text:p>
          </table:table-cell>
          <table:table-cell office:value-type="float" office:value="0.68435" calcext:value-type="float">
            <text:p>0.68435</text:p>
          </table:table-cell>
          <table:table-cell office:value-type="float" office:value="9.067" calcext:value-type="float">
            <text:p>9.067</text:p>
          </table:table-cell>
          <table:table-cell office:value-type="float" office:value="42.6641" calcext:value-type="float">
            <text:p>42.6641</text:p>
          </table:table-cell>
          <table:table-cell office:value-type="float" office:value="51.963" calcext:value-type="float">
            <text:p>51.963</text:p>
          </table:table-cell>
          <table:table-cell office:value-type="float" office:value="58.7055" calcext:value-type="float">
            <text:p>58.7055</text:p>
          </table:table-cell>
          <table:table-cell office:value-type="float" office:value="103.1175" calcext:value-type="float">
            <text:p>103.117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0095" calcext:value-type="float">
            <text:p>54.0095</text:p>
          </table:table-cell>
          <table:table-cell office:value-type="float" office:value="0.686235" calcext:value-type="float">
            <text:p>0.686235</text:p>
          </table:table-cell>
          <table:table-cell office:value-type="float" office:value="19.672" calcext:value-type="float">
            <text:p>19.672</text:p>
          </table:table-cell>
          <table:table-cell office:value-type="float" office:value="46.52985" calcext:value-type="float">
            <text:p>46.52985</text:p>
          </table:table-cell>
          <table:table-cell office:value-type="float" office:value="56.225" calcext:value-type="float">
            <text:p>56.225</text:p>
          </table:table-cell>
          <table:table-cell office:value-type="float" office:value="66.6995" calcext:value-type="float">
            <text:p>66.6995</text:p>
          </table:table-cell>
          <table:table-cell office:value-type="float" office:value="143.739" calcext:value-type="float">
            <text:p>143.739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0165" calcext:value-type="float">
            <text:p>62.0165</text:p>
          </table:table-cell>
          <table:table-cell office:value-type="float" office:value="0.724445" calcext:value-type="float">
            <text:p>0.724445</text:p>
          </table:table-cell>
          <table:table-cell office:value-type="float" office:value="27.3895" calcext:value-type="float">
            <text:p>27.3895</text:p>
          </table:table-cell>
          <table:table-cell office:value-type="float" office:value="52.126" calcext:value-type="float">
            <text:p>52.126</text:p>
          </table:table-cell>
          <table:table-cell office:value-type="float" office:value="63.0435" calcext:value-type="float">
            <text:p>63.0435</text:p>
          </table:table-cell>
          <table:table-cell office:value-type="float" office:value="71.6235" calcext:value-type="float">
            <text:p>71.6235</text:p>
          </table:table-cell>
          <table:table-cell office:value-type="float" office:value="232.805" calcext:value-type="float">
            <text:p>232.80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02" calcext:value-type="float">
            <text:p>71.02</text:p>
          </table:table-cell>
          <table:table-cell office:value-type="float" office:value="0.738365" calcext:value-type="float">
            <text:p>0.738365</text:p>
          </table:table-cell>
          <table:table-cell office:value-type="float" office:value="31.7075" calcext:value-type="float">
            <text:p>31.7075</text:p>
          </table:table-cell>
          <table:table-cell office:value-type="float" office:value="55.092" calcext:value-type="float">
            <text:p>55.092</text:p>
          </table:table-cell>
          <table:table-cell office:value-type="float" office:value="68.94" calcext:value-type="float">
            <text:p>68.94</text:p>
          </table:table-cell>
          <table:table-cell office:value-type="float" office:value="84.4715" calcext:value-type="float">
            <text:p>84.4715</text:p>
          </table:table-cell>
          <table:table-cell office:value-type="float" office:value="437.7425" calcext:value-type="float">
            <text:p>437.742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.453" calcext:value-type="float">
            <text:p>95.453</text:p>
          </table:table-cell>
          <table:table-cell office:value-type="float" office:value="0.8211" calcext:value-type="float">
            <text:p>0.8211</text:p>
          </table:table-cell>
          <table:table-cell office:value-type="float" office:value="37.402" calcext:value-type="float">
            <text:p>37.402</text:p>
          </table:table-cell>
          <table:table-cell office:value-type="float" office:value="67.364" calcext:value-type="float">
            <text:p>67.364</text:p>
          </table:table-cell>
          <table:table-cell office:value-type="float" office:value="86.519" calcext:value-type="float">
            <text:p>86.519</text:p>
          </table:table-cell>
          <table:table-cell office:value-type="float" office:value="122.679" calcext:value-type="float">
            <text:p>122.679</text:p>
          </table:table-cell>
          <table:table-cell office:value-type="float" office:value="789.13" calcext:value-type="float">
            <text:p>789.13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8.051" calcext:value-type="float">
            <text:p>118.051</text:p>
          </table:table-cell>
          <table:table-cell office:value-type="float" office:value="0.890215" calcext:value-type="float">
            <text:p>0.890215</text:p>
          </table:table-cell>
          <table:table-cell office:value-type="float" office:value="35.711" calcext:value-type="float">
            <text:p>35.711</text:p>
          </table:table-cell>
          <table:table-cell office:value-type="float" office:value="74.352" calcext:value-type="float">
            <text:p>74.352</text:p>
          </table:table-cell>
          <table:table-cell office:value-type="float" office:value="109.924" calcext:value-type="float">
            <text:p>109.924</text:p>
          </table:table-cell>
          <table:table-cell office:value-type="float" office:value="182.6625" calcext:value-type="float">
            <text:p>182.6625</text:p>
          </table:table-cell>
          <table:table-cell office:value-type="float" office:value="452.1045" calcext:value-type="float">
            <text:p>452.104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5.385" calcext:value-type="float">
            <text:p>195.385</text:p>
          </table:table-cell>
          <table:table-cell office:value-type="float" office:value="1.211205" calcext:value-type="float">
            <text:p>1.211205</text:p>
          </table:table-cell>
          <table:table-cell office:value-type="float" office:value="29.379" calcext:value-type="float">
            <text:p>29.379</text:p>
          </table:table-cell>
          <table:table-cell office:value-type="float" office:value="101.259" calcext:value-type="float">
            <text:p>101.259</text:p>
          </table:table-cell>
          <table:table-cell office:value-type="float" office:value="149.4305" calcext:value-type="float">
            <text:p>149.4305</text:p>
          </table:table-cell>
          <table:table-cell office:value-type="float" office:value="361.503" calcext:value-type="float">
            <text:p>361.503</text:p>
          </table:table-cell>
          <table:table-cell office:value-type="float" office:value="3082.53" calcext:value-type="float">
            <text:p>3082.53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.1715" calcext:value-type="float">
            <text:p>250.1715</text:p>
          </table:table-cell>
          <table:table-cell office:value-type="float" office:value="1.30432" calcext:value-type="float">
            <text:p>1.30432</text:p>
          </table:table-cell>
          <table:table-cell office:value-type="float" office:value="52.446" calcext:value-type="float">
            <text:p>52.446</text:p>
          </table:table-cell>
          <table:table-cell office:value-type="float" office:value="110.316" calcext:value-type="float">
            <text:p>110.316</text:p>
          </table:table-cell>
          <table:table-cell office:value-type="float" office:value="238.627" calcext:value-type="float">
            <text:p>238.627</text:p>
          </table:table-cell>
          <table:table-cell office:value-type="float" office:value="437.9215" calcext:value-type="float">
            <text:p>437.9215</text:p>
          </table:table-cell>
          <table:table-cell office:value-type="float" office:value="6462.8" calcext:value-type="float">
            <text:p>6462.8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6.897" calcext:value-type="float">
            <text:p>476.897</text:p>
          </table:table-cell>
          <table:table-cell office:value-type="float" office:value="1.53081" calcext:value-type="float">
            <text:p>1.53081</text:p>
          </table:table-cell>
          <table:table-cell office:value-type="float" office:value="60.2595" calcext:value-type="float">
            <text:p>60.2595</text:p>
          </table:table-cell>
          <table:table-cell office:value-type="float" office:value="164.4705" calcext:value-type="float">
            <text:p>164.4705</text:p>
          </table:table-cell>
          <table:table-cell office:value-type="float" office:value="450.5825" calcext:value-type="float">
            <text:p>450.5825</text:p>
          </table:table-cell>
          <table:table-cell office:value-type="float" office:value="1433.7" calcext:value-type="float">
            <text:p>1433.7</text:p>
          </table:table-cell>
          <table:table-cell office:value-type="float" office:value="6564.05" calcext:value-type="float">
            <text:p>6564.0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4.91" calcext:value-type="float">
            <text:p>974.91</text:p>
          </table:table-cell>
          <table:table-cell office:value-type="float" office:value="1.89753" calcext:value-type="float">
            <text:p>1.89753</text:p>
          </table:table-cell>
          <table:table-cell office:value-type="float" office:value="74.059" calcext:value-type="float">
            <text:p>74.059</text:p>
          </table:table-cell>
          <table:table-cell office:value-type="float" office:value="370.078" calcext:value-type="float">
            <text:p>370.078</text:p>
          </table:table-cell>
          <table:table-cell office:value-type="float" office:value="860.275" calcext:value-type="float">
            <text:p>860.275</text:p>
          </table:table-cell>
          <table:table-cell office:value-type="float" office:value="2299.32" calcext:value-type="float">
            <text:p>2299.32</text:p>
          </table:table-cell>
          <table:table-cell office:value-type="float" office:value="26676.35" calcext:value-type="float">
            <text:p>26676.3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31.065" calcext:value-type="float">
            <text:p>1931.065</text:p>
          </table:table-cell>
          <table:table-cell office:value-type="float" office:value="2.455655" calcext:value-type="float">
            <text:p>2.455655</text:p>
          </table:table-cell>
          <table:table-cell office:value-type="float" office:value="55.348" calcext:value-type="float">
            <text:p>55.348</text:p>
          </table:table-cell>
          <table:table-cell office:value-type="float" office:value="459.9845" calcext:value-type="float">
            <text:p>459.9845</text:p>
          </table:table-cell>
          <table:table-cell office:value-type="float" office:value="3263.85" calcext:value-type="float">
            <text:p>3263.85</text:p>
          </table:table-cell>
          <table:table-cell office:value-type="float" office:value="6699.85" calcext:value-type="float">
            <text:p>6699.85</text:p>
          </table:table-cell>
          <table:table-cell office:value-type="float" office:value="54116.5" calcext:value-type="float">
            <text:p>54116.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7035" calcext:value-type="float">
            <text:p>1.197035</text:p>
          </table:table-cell>
          <table:table-cell office:value-type="float" office:value="0.77381" calcext:value-type="float">
            <text:p>0.77381</text:p>
          </table:table-cell>
          <table:table-cell office:value-type="float" office:value="0.334" calcext:value-type="float">
            <text:p>0.334</text:p>
          </table:table-cell>
          <table:table-cell office:value-type="float" office:value="1.062745" calcext:value-type="float">
            <text:p>1.062745</text:p>
          </table:table-cell>
          <table:table-cell office:value-type="float" office:value="1.498745" calcext:value-type="float">
            <text:p>1.498745</text:p>
          </table:table-cell>
          <table:table-cell office:value-type="float" office:value="1.585" calcext:value-type="float">
            <text:p>1.585</text:p>
          </table:table-cell>
          <table:table-cell office:value-type="float" office:value="1.801" calcext:value-type="float">
            <text:p>1.801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47575" calcext:value-type="float">
            <text:p>1.747575</text:p>
          </table:table-cell>
          <table:table-cell office:value-type="float" office:value="0.690425" calcext:value-type="float">
            <text:p>0.690425</text:p>
          </table:table-cell>
          <table:table-cell office:value-type="float" office:value="0.646" calcext:value-type="float">
            <text:p>0.646</text:p>
          </table:table-cell>
          <table:table-cell office:value-type="float" office:value="1.53048" calcext:value-type="float">
            <text:p>1.53048</text:p>
          </table:table-cell>
          <table:table-cell office:value-type="float" office:value="1.988" calcext:value-type="float">
            <text:p>1.988</text:p>
          </table:table-cell>
          <table:table-cell office:value-type="float" office:value="2.11075" calcext:value-type="float">
            <text:p>2.11075</text:p>
          </table:table-cell>
          <table:table-cell office:value-type="float" office:value="2.594" calcext:value-type="float">
            <text:p>2.594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21035" calcext:value-type="float">
            <text:p>2.621035</text:p>
          </table:table-cell>
          <table:table-cell office:value-type="float" office:value="0.630095" calcext:value-type="float">
            <text:p>0.630095</text:p>
          </table:table-cell>
          <table:table-cell office:value-type="float" office:value="0.9085" calcext:value-type="float">
            <text:p>0.9085</text:p>
          </table:table-cell>
          <table:table-cell office:value-type="float" office:value="2.544" calcext:value-type="float">
            <text:p>2.544</text:p>
          </table:table-cell>
          <table:table-cell office:value-type="float" office:value="2.75575" calcext:value-type="float">
            <text:p>2.75575</text:p>
          </table:table-cell>
          <table:table-cell office:value-type="float" office:value="2.92" calcext:value-type="float">
            <text:p>2.92</text:p>
          </table:table-cell>
          <table:table-cell office:value-type="float" office:value="3.8185" calcext:value-type="float">
            <text:p>3.818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3177" calcext:value-type="float">
            <text:p>3.23177</text:p>
          </table:table-cell>
          <table:table-cell office:value-type="float" office:value="0.61106" calcext:value-type="float">
            <text:p>0.61106</text:p>
          </table:table-cell>
          <table:table-cell office:value-type="float" office:value="1.3795" calcext:value-type="float">
            <text:p>1.3795</text:p>
          </table:table-cell>
          <table:table-cell office:value-type="float" office:value="3.00849" calcext:value-type="float">
            <text:p>3.00849</text:p>
          </table:table-cell>
          <table:table-cell office:value-type="float" office:value="3.3995" calcext:value-type="float">
            <text:p>3.3995</text:p>
          </table:table-cell>
          <table:table-cell office:value-type="float" office:value="3.592" calcext:value-type="float">
            <text:p>3.592</text:p>
          </table:table-cell>
          <table:table-cell office:value-type="float" office:value="4.707" calcext:value-type="float">
            <text:p>4.707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878" calcext:value-type="float">
            <text:p>3.9878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1.241" calcext:value-type="float">
            <text:p>1.241</text:p>
          </table:table-cell>
          <table:table-cell office:value-type="float" office:value="3.897675" calcext:value-type="float">
            <text:p>3.897675</text:p>
          </table:table-cell>
          <table:table-cell office:value-type="float" office:value="4.1465" calcext:value-type="float">
            <text:p>4.1465</text:p>
          </table:table-cell>
          <table:table-cell office:value-type="float" office:value="4.417" calcext:value-type="float">
            <text:p>4.417</text:p>
          </table:table-cell>
          <table:table-cell office:value-type="float" office:value="5.974" calcext:value-type="float">
            <text:p>5.974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99958" calcext:value-type="float">
            <text:p>4.99958</text:p>
          </table:table-cell>
          <table:table-cell office:value-type="float" office:value="0.576955" calcext:value-type="float">
            <text:p>0.576955</text:p>
          </table:table-cell>
          <table:table-cell office:value-type="float" office:value="3.225" calcext:value-type="float">
            <text:p>3.225</text:p>
          </table:table-cell>
          <table:table-cell office:value-type="float" office:value="4.580175" calcext:value-type="float">
            <text:p>4.580175</text:p>
          </table:table-cell>
          <table:table-cell office:value-type="float" office:value="5.01425" calcext:value-type="float">
            <text:p>5.01425</text:p>
          </table:table-cell>
          <table:table-cell office:value-type="float" office:value="5.4115" calcext:value-type="float">
            <text:p>5.4115</text:p>
          </table:table-cell>
          <table:table-cell office:value-type="float" office:value="7.0235" calcext:value-type="float">
            <text:p>7.023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8862" calcext:value-type="float">
            <text:p>5.8862</text:p>
          </table:table-cell>
          <table:table-cell office:value-type="float" office:value="0.584225" calcext:value-type="float">
            <text:p>0.584225</text:p>
          </table:table-cell>
          <table:table-cell office:value-type="float" office:value="3.8775" calcext:value-type="float">
            <text:p>3.8775</text:p>
          </table:table-cell>
          <table:table-cell office:value-type="float" office:value="5.51945" calcext:value-type="float">
            <text:p>5.51945</text:p>
          </table:table-cell>
          <table:table-cell office:value-type="float" office:value="5.94875" calcext:value-type="float">
            <text:p>5.94875</text:p>
          </table:table-cell>
          <table:table-cell office:value-type="float" office:value="6.36115" calcext:value-type="float">
            <text:p>6.36115</text:p>
          </table:table-cell>
          <table:table-cell office:value-type="float" office:value="8.9255" calcext:value-type="float">
            <text:p>8.925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9325" calcext:value-type="float">
            <text:p>6.89325</text:p>
          </table:table-cell>
          <table:table-cell office:value-type="float" office:value="0.57392" calcext:value-type="float">
            <text:p>0.57392</text:p>
          </table:table-cell>
          <table:table-cell office:value-type="float" office:value="4.3835" calcext:value-type="float">
            <text:p>4.3835</text:p>
          </table:table-cell>
          <table:table-cell office:value-type="float" office:value="6.5895" calcext:value-type="float">
            <text:p>6.5895</text:p>
          </table:table-cell>
          <table:table-cell office:value-type="float" office:value="6.96725" calcext:value-type="float">
            <text:p>6.96725</text:p>
          </table:table-cell>
          <table:table-cell office:value-type="float" office:value="7.313" calcext:value-type="float">
            <text:p>7.313</text:p>
          </table:table-cell>
          <table:table-cell office:value-type="float" office:value="9.362" calcext:value-type="float">
            <text:p>9.362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92605" calcext:value-type="float">
            <text:p>7.92605</text:p>
          </table:table-cell>
          <table:table-cell office:value-type="float" office:value="0.58918" calcext:value-type="float">
            <text:p>0.58918</text:p>
          </table:table-cell>
          <table:table-cell office:value-type="float" office:value="2.98" calcext:value-type="float">
            <text:p>2.98</text:p>
          </table:table-cell>
          <table:table-cell office:value-type="float" office:value="7.53075" calcext:value-type="float">
            <text:p>7.53075</text:p>
          </table:table-cell>
          <table:table-cell office:value-type="float" office:value="8.1522" calcext:value-type="float">
            <text:p>8.1522</text:p>
          </table:table-cell>
          <table:table-cell office:value-type="float" office:value="8.5642" calcext:value-type="float">
            <text:p>8.5642</text:p>
          </table:table-cell>
          <table:table-cell office:value-type="float" office:value="10.6115" calcext:value-type="float">
            <text:p>10.611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3433" calcext:value-type="float">
            <text:p>9.3433</text:p>
          </table:table-cell>
          <table:table-cell office:value-type="float" office:value="0.579795" calcext:value-type="float">
            <text:p>0.579795</text:p>
          </table:table-cell>
          <table:table-cell office:value-type="float" office:value="5.926" calcext:value-type="float">
            <text:p>5.926</text:p>
          </table:table-cell>
          <table:table-cell office:value-type="float" office:value="8.50225" calcext:value-type="float">
            <text:p>8.50225</text:p>
          </table:table-cell>
          <table:table-cell office:value-type="float" office:value="9.31975" calcext:value-type="float">
            <text:p>9.31975</text:p>
          </table:table-cell>
          <table:table-cell office:value-type="float" office:value="10.36965" calcext:value-type="float">
            <text:p>10.36965</text:p>
          </table:table-cell>
          <table:table-cell office:value-type="float" office:value="13.8515" calcext:value-type="float">
            <text:p>13.851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3382" calcext:value-type="float">
            <text:p>10.3382</text:p>
          </table:table-cell>
          <table:table-cell office:value-type="float" office:value="0.56202" calcext:value-type="float">
            <text:p>0.56202</text:p>
          </table:table-cell>
          <table:table-cell office:value-type="float" office:value="7.5085" calcext:value-type="float">
            <text:p>7.5085</text:p>
          </table:table-cell>
          <table:table-cell office:value-type="float" office:value="9.71925" calcext:value-type="float">
            <text:p>9.71925</text:p>
          </table:table-cell>
          <table:table-cell office:value-type="float" office:value="10.25325" calcext:value-type="float">
            <text:p>10.25325</text:p>
          </table:table-cell>
          <table:table-cell office:value-type="float" office:value="11.27725" calcext:value-type="float">
            <text:p>11.27725</text:p>
          </table:table-cell>
          <table:table-cell office:value-type="float" office:value="13.2845" calcext:value-type="float">
            <text:p>13.284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9795" calcext:value-type="float">
            <text:p>12.09795</text:p>
          </table:table-cell>
          <table:table-cell office:value-type="float" office:value="0.569165" calcext:value-type="float">
            <text:p>0.569165</text:p>
          </table:table-cell>
          <table:table-cell office:value-type="float" office:value="8.8855" calcext:value-type="float">
            <text:p>8.8855</text:p>
          </table:table-cell>
          <table:table-cell office:value-type="float" office:value="11.2" calcext:value-type="float">
            <text:p>11.2</text:p>
          </table:table-cell>
          <table:table-cell office:value-type="float" office:value="11.98995" calcext:value-type="float">
            <text:p>11.98995</text:p>
          </table:table-cell>
          <table:table-cell office:value-type="float" office:value="13.1365" calcext:value-type="float">
            <text:p>13.1365</text:p>
          </table:table-cell>
          <table:table-cell office:value-type="float" office:value="17.8595" calcext:value-type="float">
            <text:p>17.859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63435" calcext:value-type="float">
            <text:p>13.63435</text:p>
          </table:table-cell>
          <table:table-cell office:value-type="float" office:value="0.572715" calcext:value-type="float">
            <text:p>0.572715</text:p>
          </table:table-cell>
          <table:table-cell office:value-type="float" office:value="9.094" calcext:value-type="float">
            <text:p>9.094</text:p>
          </table:table-cell>
          <table:table-cell office:value-type="float" office:value="12.6665" calcext:value-type="float">
            <text:p>12.6665</text:p>
          </table:table-cell>
          <table:table-cell office:value-type="float" office:value="13.77775" calcext:value-type="float">
            <text:p>13.77775</text:p>
          </table:table-cell>
          <table:table-cell office:value-type="float" office:value="14.82975" calcext:value-type="float">
            <text:p>14.82975</text:p>
          </table:table-cell>
          <table:table-cell office:value-type="float" office:value="19.215" calcext:value-type="float">
            <text:p>19.21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94515" calcext:value-type="float">
            <text:p>15.94515</text:p>
          </table:table-cell>
          <table:table-cell office:value-type="float" office:value="0.570975" calcext:value-type="float">
            <text:p>0.570975</text:p>
          </table:table-cell>
          <table:table-cell office:value-type="float" office:value="10.54" calcext:value-type="float">
            <text:p>10.54</text:p>
          </table:table-cell>
          <table:table-cell office:value-type="float" office:value="14.57365" calcext:value-type="float">
            <text:p>14.57365</text:p>
          </table:table-cell>
          <table:table-cell office:value-type="float" office:value="16.27775" calcext:value-type="float">
            <text:p>16.27775</text:p>
          </table:table-cell>
          <table:table-cell office:value-type="float" office:value="17.5417" calcext:value-type="float">
            <text:p>17.5417</text:p>
          </table:table-cell>
          <table:table-cell office:value-type="float" office:value="20.043" calcext:value-type="float">
            <text:p>20.043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3938" calcext:value-type="float">
            <text:p>19.3938</text:p>
          </table:table-cell>
          <table:table-cell office:value-type="float" office:value="0.5879" calcext:value-type="float">
            <text:p>0.5879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17.21825" calcext:value-type="float">
            <text:p>17.21825</text:p>
          </table:table-cell>
          <table:table-cell office:value-type="float" office:value="20.425" calcext:value-type="float">
            <text:p>20.425</text:p>
          </table:table-cell>
          <table:table-cell office:value-type="float" office:value="21.961" calcext:value-type="float">
            <text:p>21.961</text:p>
          </table:table-cell>
          <table:table-cell office:value-type="float" office:value="25.841" calcext:value-type="float">
            <text:p>25.841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1524" calcext:value-type="float">
            <text:p>26.1524</text:p>
          </table:table-cell>
          <table:table-cell office:value-type="float" office:value="0.60703" calcext:value-type="float">
            <text:p>0.60703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22.40845" calcext:value-type="float">
            <text:p>22.40845</text:p>
          </table:table-cell>
          <table:table-cell office:value-type="float" office:value="28.4262" calcext:value-type="float">
            <text:p>28.4262</text:p>
          </table:table-cell>
          <table:table-cell office:value-type="float" office:value="30.3525" calcext:value-type="float">
            <text:p>30.3525</text:p>
          </table:table-cell>
          <table:table-cell office:value-type="float" office:value="33.4085" calcext:value-type="float">
            <text:p>33.408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.4098" calcext:value-type="float">
            <text:p>42.4098</text:p>
          </table:table-cell>
          <table:table-cell office:value-type="float" office:value="0.781915" calcext:value-type="float">
            <text:p>0.781915</text:p>
          </table:table-cell>
          <table:table-cell office:value-type="float" office:value="15.6345" calcext:value-type="float">
            <text:p>15.6345</text:p>
          </table:table-cell>
          <table:table-cell office:value-type="float" office:value="29.17875" calcext:value-type="float">
            <text:p>29.17875</text:p>
          </table:table-cell>
          <table:table-cell office:value-type="float" office:value="59.866" calcext:value-type="float">
            <text:p>59.866</text:p>
          </table:table-cell>
          <table:table-cell office:value-type="float" office:value="62.135" calcext:value-type="float">
            <text:p>62.135</text:p>
          </table:table-cell>
          <table:table-cell office:value-type="float" office:value="66.227" calcext:value-type="float">
            <text:p>66.227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.5895" calcext:value-type="float">
            <text:p>70.5895</text:p>
          </table:table-cell>
          <table:table-cell office:value-type="float" office:value="0.941485" calcext:value-type="float">
            <text:p>0.941485</text:p>
          </table:table-cell>
          <table:table-cell office:value-type="float" office:value="16.2645" calcext:value-type="float">
            <text:p>16.2645</text:p>
          </table:table-cell>
          <table:table-cell office:value-type="float" office:value="36.07875" calcext:value-type="float">
            <text:p>36.07875</text:p>
          </table:table-cell>
          <table:table-cell office:value-type="float" office:value="70.474" calcext:value-type="float">
            <text:p>70.474</text:p>
          </table:table-cell>
          <table:table-cell office:value-type="float" office:value="124.075" calcext:value-type="float">
            <text:p>124.075</text:p>
          </table:table-cell>
          <table:table-cell office:value-type="float" office:value="136.8685" calcext:value-type="float">
            <text:p>136.868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7.4295" calcext:value-type="float">
            <text:p>137.4295</text:p>
          </table:table-cell>
          <table:table-cell office:value-type="float" office:value="1.01153" calcext:value-type="float">
            <text:p>1.01153</text:p>
          </table:table-cell>
          <table:table-cell office:value-type="float" office:value="20.106" calcext:value-type="float">
            <text:p>20.106</text:p>
          </table:table-cell>
          <table:table-cell office:value-type="float" office:value="120.407" calcext:value-type="float">
            <text:p>120.407</text:p>
          </table:table-cell>
          <table:table-cell office:value-type="float" office:value="132.8875" calcext:value-type="float">
            <text:p>132.8875</text:p>
          </table:table-cell>
          <table:table-cell office:value-type="float" office:value="251.669" calcext:value-type="float">
            <text:p>251.669</text:p>
          </table:table-cell>
          <table:table-cell office:value-type="float" office:value="293.409" calcext:value-type="float">
            <text:p>293.409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3.163" calcext:value-type="float">
            <text:p>333.163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41.614" calcext:value-type="float">
            <text:p>41.614</text:p>
          </table:table-cell>
          <table:table-cell office:value-type="float" office:value="250.6825" calcext:value-type="float">
            <text:p>250.6825</text:p>
          </table:table-cell>
          <table:table-cell office:value-type="float" office:value="523.005" calcext:value-type="float">
            <text:p>523.005</text:p>
          </table:table-cell>
          <table:table-cell office:value-type="float" office:value="533.43" calcext:value-type="float">
            <text:p>533.43</text:p>
          </table:table-cell>
          <table:table-cell office:value-type="float" office:value="584.17" calcext:value-type="float">
            <text:p>584.17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4.835" calcext:value-type="float">
            <text:p>614.835</text:p>
          </table:table-cell>
          <table:table-cell office:value-type="float" office:value="1.102795" calcext:value-type="float">
            <text:p>1.102795</text:p>
          </table:table-cell>
          <table:table-cell office:value-type="float" office:value="33.167" calcext:value-type="float">
            <text:p>33.167</text:p>
          </table:table-cell>
          <table:table-cell office:value-type="float" office:value="524.66" calcext:value-type="float">
            <text:p>524.66</text:p>
          </table:table-cell>
          <table:table-cell office:value-type="float" office:value="578.845" calcext:value-type="float">
            <text:p>578.845</text:p>
          </table:table-cell>
          <table:table-cell office:value-type="float" office:value="1138.105" calcext:value-type="float">
            <text:p>1138.105</text:p>
          </table:table-cell>
          <table:table-cell office:value-type="float" office:value="1298.62" calcext:value-type="float">
            <text:p>1298.62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0.765" calcext:value-type="float">
            <text:p>1200.765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128.5765" calcext:value-type="float">
            <text:p>128.5765</text:p>
          </table:table-cell>
          <table:table-cell office:value-type="float" office:value="551.005" calcext:value-type="float">
            <text:p>551.005</text:p>
          </table:table-cell>
          <table:table-cell office:value-type="float" office:value="1219.8" calcext:value-type="float">
            <text:p>1219.8</text:p>
          </table:table-cell>
          <table:table-cell office:value-type="float" office:value="2420.365" calcext:value-type="float">
            <text:p>2420.365</text:p>
          </table:table-cell>
          <table:table-cell office:value-type="float" office:value="2681.195" calcext:value-type="float">
            <text:p>2681.19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35.08" calcext:value-type="float">
            <text:p>3035.08</text:p>
          </table:table-cell>
          <table:table-cell office:value-type="float" office:value="1.078325" calcext:value-type="float">
            <text:p>1.078325</text:p>
          </table:table-cell>
          <table:table-cell office:value-type="float" office:value="92.2255" calcext:value-type="float">
            <text:p>92.2255</text:p>
          </table:table-cell>
          <table:table-cell office:value-type="float" office:value="2456.68" calcext:value-type="float">
            <text:p>2456.68</text:p>
          </table:table-cell>
          <table:table-cell office:value-type="float" office:value="5125.2" calcext:value-type="float">
            <text:p>5125.2</text:p>
          </table:table-cell>
          <table:table-cell office:value-type="float" office:value="5213.45" calcext:value-type="float">
            <text:p>5213.45</text:p>
          </table:table-cell>
          <table:table-cell office:value-type="float" office:value="5739.25" calcext:value-type="float">
            <text:p>5739.2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21.45" calcext:value-type="float">
            <text:p>5121.45</text:p>
          </table:table-cell>
          <table:table-cell office:value-type="float" office:value="1.254735" calcext:value-type="float">
            <text:p>1.254735</text:p>
          </table:table-cell>
          <table:table-cell office:value-type="float" office:value="146.828" calcext:value-type="float">
            <text:p>146.828</text:p>
          </table:table-cell>
          <table:table-cell office:value-type="float" office:value="2531.23" calcext:value-type="float">
            <text:p>2531.23</text:p>
          </table:table-cell>
          <table:table-cell office:value-type="float" office:value="5403.1" calcext:value-type="float">
            <text:p>5403.1</text:p>
          </table:table-cell>
          <table:table-cell office:value-type="float" office:value="11092.75" calcext:value-type="float">
            <text:p>11092.75</text:p>
          </table:table-cell>
          <table:table-cell office:value-type="float" office:value="12623.1" calcext:value-type="float">
            <text:p>12623.1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454.15" calcext:value-type="float">
            <text:p>12454.15</text:p>
          </table:table-cell>
          <table:table-cell office:value-type="float" office:value="1.258515" calcext:value-type="float">
            <text:p>1.258515</text:p>
          </table:table-cell>
          <table:table-cell office:value-type="float" office:value="535.46" calcext:value-type="float">
            <text:p>535.46</text:p>
          </table:table-cell>
          <table:table-cell office:value-type="float" office:value="11081.55" calcext:value-type="float">
            <text:p>11081.55</text:p>
          </table:table-cell>
          <table:table-cell office:value-type="float" office:value="23530.4" calcext:value-type="float">
            <text:p>23530.4</text:p>
          </table:table-cell>
          <table:table-cell office:value-type="float" office:value="23750.15" calcext:value-type="float">
            <text:p>23750.15</text:p>
          </table:table-cell>
          <table:table-cell office:value-type="float" office:value="27797.15" calcext:value-type="float">
            <text:p>27797.15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</table:table>
      <table:table table:name="Grover'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275" calcext:value-type="float">
            <text:p>2.51275</text:p>
          </table:table-cell>
          <table:table-cell office:value-type="float" office:value="1.01292" calcext:value-type="float">
            <text:p>1.01292</text:p>
          </table:table-cell>
          <table:table-cell office:value-type="float" office:value="2.462" calcext:value-type="float">
            <text:p>2.462</text:p>
          </table:table-cell>
          <table:table-cell office:value-type="float" office:value="2.49" calcext:value-type="float">
            <text:p>2.49</text:p>
          </table:table-cell>
          <table:table-cell office:value-type="float" office:value="2.507" calcext:value-type="float">
            <text:p>2.507</text:p>
          </table:table-cell>
          <table:table-cell office:value-type="float" office:value="2.5355" calcext:value-type="float">
            <text:p>2.5355</text:p>
          </table:table-cell>
          <table:table-cell office:value-type="float" office:value="2.699" calcext:value-type="float">
            <text:p>2.6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273" calcext:value-type="float">
            <text:p>2.91273</text:p>
          </table:table-cell>
          <table:table-cell office:value-type="float" office:value="1.00612" calcext:value-type="float">
            <text:p>1.00612</text:p>
          </table:table-cell>
          <table:table-cell office:value-type="float" office:value="2.868" calcext:value-type="float">
            <text:p>2.868</text:p>
          </table:table-cell>
          <table:table-cell office:value-type="float" office:value="2.8995" calcext:value-type="float">
            <text:p>2.8995</text:p>
          </table:table-cell>
          <table:table-cell office:value-type="float" office:value="2.914" calcext:value-type="float">
            <text:p>2.914</text:p>
          </table:table-cell>
          <table:table-cell office:value-type="float" office:value="2.9255" calcext:value-type="float">
            <text:p>2.9255</text:p>
          </table:table-cell>
          <table:table-cell office:value-type="float" office:value="2.957" calcext:value-type="float">
            <text:p>2.9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4797" calcext:value-type="float">
            <text:p>4.64797</text:p>
          </table:table-cell>
          <table:table-cell office:value-type="float" office:value="1.00411" calcext:value-type="float">
            <text:p>1.00411</text:p>
          </table:table-cell>
          <table:table-cell office:value-type="float" office:value="4.619" calcext:value-type="float">
            <text:p>4.619</text:p>
          </table:table-cell>
          <table:table-cell office:value-type="float" office:value="4.635" calcext:value-type="float">
            <text:p>4.635</text:p>
          </table:table-cell>
          <table:table-cell office:value-type="float" office:value="4.6445" calcext:value-type="float">
            <text:p>4.6445</text:p>
          </table:table-cell>
          <table:table-cell office:value-type="float" office:value="4.6545" calcext:value-type="float">
            <text:p>4.6545</text:p>
          </table:table-cell>
          <table:table-cell office:value-type="float" office:value="4.721" calcext:value-type="float">
            <text:p>4.7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8526" calcext:value-type="float">
            <text:p>6.78526</text:p>
          </table:table-cell>
          <table:table-cell office:value-type="float" office:value="1.00324" calcext:value-type="float">
            <text:p>1.00324</text:p>
          </table:table-cell>
          <table:table-cell office:value-type="float" office:value="6.746" calcext:value-type="float">
            <text:p>6.746</text:p>
          </table:table-cell>
          <table:table-cell office:value-type="float" office:value="6.772" calcext:value-type="float">
            <text:p>6.772</text:p>
          </table:table-cell>
          <table:table-cell office:value-type="float" office:value="6.784" calcext:value-type="float">
            <text:p>6.784</text:p>
          </table:table-cell>
          <table:table-cell office:value-type="float" office:value="6.795" calcext:value-type="float">
            <text:p>6.795</text:p>
          </table:table-cell>
          <table:table-cell office:value-type="float" office:value="6.881" calcext:value-type="float">
            <text:p>6.8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843" calcext:value-type="float">
            <text:p>10.9843</text:p>
          </table:table-cell>
          <table:table-cell office:value-type="float" office:value="1.01585" calcext:value-type="float">
            <text:p>1.01585</text:p>
          </table:table-cell>
          <table:table-cell office:value-type="float" office:value="10.886" calcext:value-type="float">
            <text:p>10.886</text:p>
          </table:table-cell>
          <table:table-cell office:value-type="float" office:value="10.9345" calcext:value-type="float">
            <text:p>10.9345</text:p>
          </table:table-cell>
          <table:table-cell office:value-type="float" office:value="10.9615" calcext:value-type="float">
            <text:p>10.9615</text:p>
          </table:table-cell>
          <table:table-cell office:value-type="float" office:value="10.985" calcext:value-type="float">
            <text:p>10.985</text:p>
          </table:table-cell>
          <table:table-cell office:value-type="float" office:value="12.759" calcext:value-type="float">
            <text:p>12.7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1512" calcext:value-type="float">
            <text:p>17.1512</text:p>
          </table:table-cell>
          <table:table-cell office:value-type="float" office:value="1.00511" calcext:value-type="float">
            <text:p>1.00511</text:p>
          </table:table-cell>
          <table:table-cell office:value-type="float" office:value="17.043" calcext:value-type="float">
            <text:p>17.043</text:p>
          </table:table-cell>
          <table:table-cell office:value-type="float" office:value="17.1165" calcext:value-type="float">
            <text:p>17.1165</text:p>
          </table:table-cell>
          <table:table-cell office:value-type="float" office:value="17.1385" calcext:value-type="float">
            <text:p>17.1385</text:p>
          </table:table-cell>
          <table:table-cell office:value-type="float" office:value="17.1665" calcext:value-type="float">
            <text:p>17.1665</text:p>
          </table:table-cell>
          <table:table-cell office:value-type="float" office:value="17.876" calcext:value-type="float">
            <text:p>17.8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1569" calcext:value-type="float">
            <text:p>27.1569</text:p>
          </table:table-cell>
          <table:table-cell office:value-type="float" office:value="1.00235" calcext:value-type="float">
            <text:p>1.0023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7.1125" calcext:value-type="float">
            <text:p>27.1125</text:p>
          </table:table-cell>
          <table:table-cell office:value-type="float" office:value="27.165" calcext:value-type="float">
            <text:p>27.165</text:p>
          </table:table-cell>
          <table:table-cell office:value-type="float" office:value="27.1975" calcext:value-type="float">
            <text:p>27.1975</text:p>
          </table:table-cell>
          <table:table-cell office:value-type="float" office:value="27.328" calcext:value-type="float">
            <text:p>27.32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0499" calcext:value-type="float">
            <text:p>41.0499</text:p>
          </table:table-cell>
          <table:table-cell office:value-type="float" office:value="1.00424" calcext:value-type="float">
            <text:p>1.00424</text:p>
          </table:table-cell>
          <table:table-cell office:value-type="float" office:value="40.891" calcext:value-type="float">
            <text:p>40.891</text:p>
          </table:table-cell>
          <table:table-cell office:value-type="float" office:value="40.9855" calcext:value-type="float">
            <text:p>40.9855</text:p>
          </table:table-cell>
          <table:table-cell office:value-type="float" office:value="41.0315" calcext:value-type="float">
            <text:p>41.0315</text:p>
          </table:table-cell>
          <table:table-cell office:value-type="float" office:value="41.081" calcext:value-type="float">
            <text:p>41.081</text:p>
          </table:table-cell>
          <table:table-cell office:value-type="float" office:value="42.687" calcext:value-type="float">
            <text:p>42.68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.1591" calcext:value-type="float">
            <text:p>63.1591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62.929" calcext:value-type="float">
            <text:p>62.929</text:p>
          </table:table-cell>
          <table:table-cell office:value-type="float" office:value="63.0885" calcext:value-type="float">
            <text:p>63.0885</text:p>
          </table:table-cell>
          <table:table-cell office:value-type="float" office:value="63.1395" calcext:value-type="float">
            <text:p>63.1395</text:p>
          </table:table-cell>
          <table:table-cell office:value-type="float" office:value="63.197" calcext:value-type="float">
            <text:p>63.197</text:p>
          </table:table-cell>
          <table:table-cell office:value-type="float" office:value="64.336" calcext:value-type="float">
            <text:p>64.3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.1443" calcext:value-type="float">
            <text:p>97.1443</text:p>
          </table:table-cell>
          <table:table-cell office:value-type="float" office:value="1.00265" calcext:value-type="float">
            <text:p>1.00265</text:p>
          </table:table-cell>
          <table:table-cell office:value-type="float" office:value="96.765" calcext:value-type="float">
            <text:p>96.765</text:p>
          </table:table-cell>
          <table:table-cell office:value-type="float" office:value="96.9945" calcext:value-type="float">
            <text:p>96.9945</text:p>
          </table:table-cell>
          <table:table-cell office:value-type="float" office:value="97.1" calcext:value-type="float">
            <text:p>97.1</text:p>
          </table:table-cell>
          <table:table-cell office:value-type="float" office:value="97.2585" calcext:value-type="float">
            <text:p>97.2585</text:p>
          </table:table-cell>
          <table:table-cell office:value-type="float" office:value="98.957" calcext:value-type="float">
            <text:p>98.9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8.842" calcext:value-type="float">
            <text:p>148.842</text:p>
          </table:table-cell>
          <table:table-cell office:value-type="float" office:value="1.00321" calcext:value-type="float">
            <text:p>1.00321</text:p>
          </table:table-cell>
          <table:table-cell office:value-type="float" office:value="148.15" calcext:value-type="float">
            <text:p>148.15</text:p>
          </table:table-cell>
          <table:table-cell office:value-type="float" office:value="148.524" calcext:value-type="float">
            <text:p>148.524</text:p>
          </table:table-cell>
          <table:table-cell office:value-type="float" office:value="148.795" calcext:value-type="float">
            <text:p>148.795</text:p>
          </table:table-cell>
          <table:table-cell office:value-type="float" office:value="149.055" calcext:value-type="float">
            <text:p>149.055</text:p>
          </table:table-cell>
          <table:table-cell office:value-type="float" office:value="151.062" calcext:value-type="float">
            <text:p>151.0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.568" calcext:value-type="float">
            <text:p>235.568</text:p>
          </table:table-cell>
          <table:table-cell office:value-type="float" office:value="1.00534" calcext:value-type="float">
            <text:p>1.00534</text:p>
          </table:table-cell>
          <table:table-cell office:value-type="float" office:value="234.873" calcext:value-type="float">
            <text:p>234.873</text:p>
          </table:table-cell>
          <table:table-cell office:value-type="float" office:value="235.204" calcext:value-type="float">
            <text:p>235.204</text:p>
          </table:table-cell>
          <table:table-cell office:value-type="float" office:value="235.372" calcext:value-type="float">
            <text:p>235.372</text:p>
          </table:table-cell>
          <table:table-cell office:value-type="float" office:value="235.554" calcext:value-type="float">
            <text:p>235.554</text:p>
          </table:table-cell>
          <table:table-cell office:value-type="float" office:value="247.672" calcext:value-type="float">
            <text:p>247.67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9.073" calcext:value-type="float">
            <text:p>369.073</text:p>
          </table:table-cell>
          <table:table-cell office:value-type="float" office:value="1.00413" calcext:value-type="float">
            <text:p>1.00413</text:p>
          </table:table-cell>
          <table:table-cell office:value-type="float" office:value="367.718" calcext:value-type="float">
            <text:p>367.718</text:p>
          </table:table-cell>
          <table:table-cell office:value-type="float" office:value="368.333" calcext:value-type="float">
            <text:p>368.333</text:p>
          </table:table-cell>
          <table:table-cell office:value-type="float" office:value="368.789" calcext:value-type="float">
            <text:p>368.789</text:p>
          </table:table-cell>
          <table:table-cell office:value-type="float" office:value="369.431" calcext:value-type="float">
            <text:p>369.431</text:p>
          </table:table-cell>
          <table:table-cell office:value-type="float" office:value="382.186" calcext:value-type="float">
            <text:p>382.1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3.911" calcext:value-type="float">
            <text:p>673.911</text:p>
          </table:table-cell>
          <table:table-cell office:value-type="float" office:value="1.00149" calcext:value-type="float">
            <text:p>1.00149</text:p>
          </table:table-cell>
          <table:table-cell office:value-type="float" office:value="672.028" calcext:value-type="float">
            <text:p>672.028</text:p>
          </table:table-cell>
          <table:table-cell office:value-type="float" office:value="673.118" calcext:value-type="float">
            <text:p>673.118</text:p>
          </table:table-cell>
          <table:table-cell office:value-type="float" office:value="673.864" calcext:value-type="float">
            <text:p>673.864</text:p>
          </table:table-cell>
          <table:table-cell office:value-type="float" office:value="674.561" calcext:value-type="float">
            <text:p>674.561</text:p>
          </table:table-cell>
          <table:table-cell office:value-type="float" office:value="678.077" calcext:value-type="float">
            <text:p>678.0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40.85" calcext:value-type="float">
            <text:p>1340.85</text:p>
          </table:table-cell>
          <table:table-cell office:value-type="float" office:value="1.00118" calcext:value-type="float">
            <text:p>1.00118</text:p>
          </table:table-cell>
          <table:table-cell office:value-type="float" office:value="1338.57" calcext:value-type="float">
            <text:p>1338.57</text:p>
          </table:table-cell>
          <table:table-cell office:value-type="float" office:value="1339.56" calcext:value-type="float">
            <text:p>1339.56</text:p>
          </table:table-cell>
          <table:table-cell office:value-type="float" office:value="1340.57" calcext:value-type="float">
            <text:p>1340.57</text:p>
          </table:table-cell>
          <table:table-cell office:value-type="float" office:value="1341.9" calcext:value-type="float">
            <text:p>1341.9</text:p>
          </table:table-cell>
          <table:table-cell office:value-type="float" office:value="1345.92" calcext:value-type="float">
            <text:p>1345.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3.76" calcext:value-type="float">
            <text:p>2813.76</text:p>
          </table:table-cell>
          <table:table-cell office:value-type="float" office:value="1.00056" calcext:value-type="float">
            <text:p>1.00056</text:p>
          </table:table-cell>
          <table:table-cell office:value-type="float" office:value="2810.95" calcext:value-type="float">
            <text:p>2810.95</text:p>
          </table:table-cell>
          <table:table-cell office:value-type="float" office:value="2812.65" calcext:value-type="float">
            <text:p>2812.65</text:p>
          </table:table-cell>
          <table:table-cell office:value-type="float" office:value="2813.49" calcext:value-type="float">
            <text:p>2813.49</text:p>
          </table:table-cell>
          <table:table-cell office:value-type="float" office:value="2814.91" calcext:value-type="float">
            <text:p>2814.91</text:p>
          </table:table-cell>
          <table:table-cell office:value-type="float" office:value="2820.42" calcext:value-type="float">
            <text:p>2820.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34.24" calcext:value-type="float">
            <text:p>9534.24</text:p>
          </table:table-cell>
          <table:table-cell office:value-type="float" office:value="1.00016" calcext:value-type="float">
            <text:p>1.00016</text:p>
          </table:table-cell>
          <table:table-cell office:value-type="float" office:value="9531.49" calcext:value-type="float">
            <text:p>9531.49</text:p>
          </table:table-cell>
          <table:table-cell office:value-type="float" office:value="9533.33" calcext:value-type="float">
            <text:p>9533.33</text:p>
          </table:table-cell>
          <table:table-cell office:value-type="float" office:value="9534" calcext:value-type="float">
            <text:p>9534</text:p>
          </table:table-cell>
          <table:table-cell office:value-type="float" office:value="9534.85" calcext:value-type="float">
            <text:p>9534.85</text:p>
          </table:table-cell>
          <table:table-cell office:value-type="float" office:value="9540.65" calcext:value-type="float">
            <text:p>9540.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069" calcext:value-type="float">
            <text:p>21.8069</text:p>
          </table:table-cell>
          <table:table-cell office:value-type="float" office:value="1.01708" calcext:value-type="float">
            <text:p>1.01708</text:p>
          </table:table-cell>
          <table:table-cell office:value-type="float" office:value="20.489" calcext:value-type="float">
            <text:p>20.489</text:p>
          </table:table-cell>
          <table:table-cell office:value-type="float" office:value="21.584" calcext:value-type="float">
            <text:p>21.584</text:p>
          </table:table-cell>
          <table:table-cell office:value-type="float" office:value="21.7685" calcext:value-type="float">
            <text:p>21.7685</text:p>
          </table:table-cell>
          <table:table-cell office:value-type="float" office:value="22.07" calcext:value-type="float">
            <text:p>22.07</text:p>
          </table:table-cell>
          <table:table-cell office:value-type="float" office:value="22.735" calcext:value-type="float">
            <text:p>22.73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8971" calcext:value-type="float">
            <text:p>28.8971</text:p>
          </table:table-cell>
          <table:table-cell office:value-type="float" office:value="1.01386" calcext:value-type="float">
            <text:p>1.01386</text:p>
          </table:table-cell>
          <table:table-cell office:value-type="float" office:value="27.521" calcext:value-type="float">
            <text:p>27.521</text:p>
          </table:table-cell>
          <table:table-cell office:value-type="float" office:value="28.618" calcext:value-type="float">
            <text:p>28.618</text:p>
          </table:table-cell>
          <table:table-cell office:value-type="float" office:value="28.969" calcext:value-type="float">
            <text:p>28.969</text:p>
          </table:table-cell>
          <table:table-cell office:value-type="float" office:value="29.2135" calcext:value-type="float">
            <text:p>29.2135</text:p>
          </table:table-cell>
          <table:table-cell office:value-type="float" office:value="29.581" calcext:value-type="float">
            <text:p>29.58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9919" calcext:value-type="float">
            <text:p>36.9919</text:p>
          </table:table-cell>
          <table:table-cell office:value-type="float" office:value="1.01493" calcext:value-type="float">
            <text:p>1.01493</text:p>
          </table:table-cell>
          <table:table-cell office:value-type="float" office:value="35.54" calcext:value-type="float">
            <text:p>35.54</text:p>
          </table:table-cell>
          <table:table-cell office:value-type="float" office:value="36.6215" calcext:value-type="float">
            <text:p>36.6215</text:p>
          </table:table-cell>
          <table:table-cell office:value-type="float" office:value="37.0515" calcext:value-type="float">
            <text:p>37.0515</text:p>
          </table:table-cell>
          <table:table-cell office:value-type="float" office:value="37.321" calcext:value-type="float">
            <text:p>37.321</text:p>
          </table:table-cell>
          <table:table-cell office:value-type="float" office:value="38.186" calcext:value-type="float">
            <text:p>38.1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9751" calcext:value-type="float">
            <text:p>45.9751</text:p>
          </table:table-cell>
          <table:table-cell office:value-type="float" office:value="1.01165" calcext:value-type="float">
            <text:p>1.01165</text:p>
          </table:table-cell>
          <table:table-cell office:value-type="float" office:value="44.614" calcext:value-type="float">
            <text:p>44.614</text:p>
          </table:table-cell>
          <table:table-cell office:value-type="float" office:value="45.645" calcext:value-type="float">
            <text:p>45.645</text:p>
          </table:table-cell>
          <table:table-cell office:value-type="float" office:value="46.004" calcext:value-type="float">
            <text:p>46.004</text:p>
          </table:table-cell>
          <table:table-cell office:value-type="float" office:value="46.3545" calcext:value-type="float">
            <text:p>46.3545</text:p>
          </table:table-cell>
          <table:table-cell office:value-type="float" office:value="47.176" calcext:value-type="float">
            <text:p>47.1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751" calcext:value-type="float">
            <text:p>59.751</text:p>
          </table:table-cell>
          <table:table-cell office:value-type="float" office:value="1.01359" calcext:value-type="float">
            <text:p>1.01359</text:p>
          </table:table-cell>
          <table:table-cell office:value-type="float" office:value="57.71" calcext:value-type="float">
            <text:p>57.71</text:p>
          </table:table-cell>
          <table:table-cell office:value-type="float" office:value="59.1945" calcext:value-type="float">
            <text:p>59.1945</text:p>
          </table:table-cell>
          <table:table-cell office:value-type="float" office:value="59.8065" calcext:value-type="float">
            <text:p>59.8065</text:p>
          </table:table-cell>
          <table:table-cell office:value-type="float" office:value="60.229" calcext:value-type="float">
            <text:p>60.229</text:p>
          </table:table-cell>
          <table:table-cell office:value-type="float" office:value="62.128" calcext:value-type="float">
            <text:p>62.12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.1139" calcext:value-type="float">
            <text:p>76.1139</text:p>
          </table:table-cell>
          <table:table-cell office:value-type="float" office:value="1.01113" calcext:value-type="float">
            <text:p>1.01113</text:p>
          </table:table-cell>
          <table:table-cell office:value-type="float" office:value="73.602" calcext:value-type="float">
            <text:p>73.602</text:p>
          </table:table-cell>
          <table:table-cell office:value-type="float" office:value="75.5205" calcext:value-type="float">
            <text:p>75.5205</text:p>
          </table:table-cell>
          <table:table-cell office:value-type="float" office:value="75.986" calcext:value-type="float">
            <text:p>75.986</text:p>
          </table:table-cell>
          <table:table-cell office:value-type="float" office:value="76.6775" calcext:value-type="float">
            <text:p>76.6775</text:p>
          </table:table-cell>
          <table:table-cell office:value-type="float" office:value="78.326" calcext:value-type="float">
            <text:p>78.3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.389" calcext:value-type="float">
            <text:p>103.389</text:p>
          </table:table-cell>
          <table:table-cell office:value-type="float" office:value="1.01104" calcext:value-type="float">
            <text:p>1.01104</text:p>
          </table:table-cell>
          <table:table-cell office:value-type="float" office:value="99.616" calcext:value-type="float">
            <text:p>99.616</text:p>
          </table:table-cell>
          <table:table-cell office:value-type="float" office:value="102.977" calcext:value-type="float">
            <text:p>102.977</text:p>
          </table:table-cell>
          <table:table-cell office:value-type="float" office:value="103.644" calcext:value-type="float">
            <text:p>103.644</text:p>
          </table:table-cell>
          <table:table-cell office:value-type="float" office:value="104.111" calcext:value-type="float">
            <text:p>104.111</text:p>
          </table:table-cell>
          <table:table-cell office:value-type="float" office:value="105.824" calcext:value-type="float">
            <text:p>105.8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.304" calcext:value-type="float">
            <text:p>132.304</text:p>
          </table:table-cell>
          <table:table-cell office:value-type="float" office:value="1.01337" calcext:value-type="float">
            <text:p>1.01337</text:p>
          </table:table-cell>
          <table:table-cell office:value-type="float" office:value="128.786" calcext:value-type="float">
            <text:p>128.786</text:p>
          </table:table-cell>
          <table:table-cell office:value-type="float" office:value="130.945" calcext:value-type="float">
            <text:p>130.945</text:p>
          </table:table-cell>
          <table:table-cell office:value-type="float" office:value="132.247" calcext:value-type="float">
            <text:p>132.247</text:p>
          </table:table-cell>
          <table:table-cell office:value-type="float" office:value="133.681" calcext:value-type="float">
            <text:p>133.681</text:p>
          </table:table-cell>
          <table:table-cell office:value-type="float" office:value="136.011" calcext:value-type="float">
            <text:p>136.0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5.668" calcext:value-type="float">
            <text:p>175.668</text:p>
          </table:table-cell>
          <table:table-cell office:value-type="float" office:value="1.01807" calcext:value-type="float">
            <text:p>1.01807</text:p>
          </table:table-cell>
          <table:table-cell office:value-type="float" office:value="168.61" calcext:value-type="float">
            <text:p>168.61</text:p>
          </table:table-cell>
          <table:table-cell office:value-type="float" office:value="173.675" calcext:value-type="float">
            <text:p>173.675</text:p>
          </table:table-cell>
          <table:table-cell office:value-type="float" office:value="175.5" calcext:value-type="float">
            <text:p>175.5</text:p>
          </table:table-cell>
          <table:table-cell office:value-type="float" office:value="177.394" calcext:value-type="float">
            <text:p>177.394</text:p>
          </table:table-cell>
          <table:table-cell office:value-type="float" office:value="184.283" calcext:value-type="float">
            <text:p>184.2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5.154" calcext:value-type="float">
            <text:p>245.154</text:p>
          </table:table-cell>
          <table:table-cell office:value-type="float" office:value="1.01105" calcext:value-type="float">
            <text:p>1.01105</text:p>
          </table:table-cell>
          <table:table-cell office:value-type="float" office:value="238.983" calcext:value-type="float">
            <text:p>238.983</text:p>
          </table:table-cell>
          <table:table-cell office:value-type="float" office:value="242.803" calcext:value-type="float">
            <text:p>242.803</text:p>
          </table:table-cell>
          <table:table-cell office:value-type="float" office:value="245.62" calcext:value-type="float">
            <text:p>245.62</text:p>
          </table:table-cell>
          <table:table-cell office:value-type="float" office:value="247.021" calcext:value-type="float">
            <text:p>247.021</text:p>
          </table:table-cell>
          <table:table-cell office:value-type="float" office:value="250.839" calcext:value-type="float">
            <text:p>250.8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2.122" calcext:value-type="float">
            <text:p>332.122</text:p>
          </table:table-cell>
          <table:table-cell office:value-type="float" office:value="1.00836" calcext:value-type="float">
            <text:p>1.00836</text:p>
          </table:table-cell>
          <table:table-cell office:value-type="float" office:value="327.989" calcext:value-type="float">
            <text:p>327.989</text:p>
          </table:table-cell>
          <table:table-cell office:value-type="float" office:value="329.804" calcext:value-type="float">
            <text:p>329.804</text:p>
          </table:table-cell>
          <table:table-cell office:value-type="float" office:value="331.202" calcext:value-type="float">
            <text:p>331.202</text:p>
          </table:table-cell>
          <table:table-cell office:value-type="float" office:value="334.689" calcext:value-type="float">
            <text:p>334.689</text:p>
          </table:table-cell>
          <table:table-cell office:value-type="float" office:value="339.327" calcext:value-type="float">
            <text:p>339.3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0.504" calcext:value-type="float">
            <text:p>480.504</text:p>
          </table:table-cell>
          <table:table-cell office:value-type="float" office:value="1.01077" calcext:value-type="float">
            <text:p>1.01077</text:p>
          </table:table-cell>
          <table:table-cell office:value-type="float" office:value="465.713" calcext:value-type="float">
            <text:p>465.713</text:p>
          </table:table-cell>
          <table:table-cell office:value-type="float" office:value="476.488" calcext:value-type="float">
            <text:p>476.488</text:p>
          </table:table-cell>
          <table:table-cell office:value-type="float" office:value="479.729" calcext:value-type="float">
            <text:p>479.729</text:p>
          </table:table-cell>
          <table:table-cell office:value-type="float" office:value="483.673" calcext:value-type="float">
            <text:p>483.673</text:p>
          </table:table-cell>
          <table:table-cell office:value-type="float" office:value="496.886" calcext:value-type="float">
            <text:p>496.8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1.011" calcext:value-type="float">
            <text:p>731.011</text:p>
          </table:table-cell>
          <table:table-cell office:value-type="float" office:value="1.00921" calcext:value-type="float">
            <text:p>1.00921</text:p>
          </table:table-cell>
          <table:table-cell office:value-type="float" office:value="720.266" calcext:value-type="float">
            <text:p>720.266</text:p>
          </table:table-cell>
          <table:table-cell office:value-type="float" office:value="725.701" calcext:value-type="float">
            <text:p>725.701</text:p>
          </table:table-cell>
          <table:table-cell office:value-type="float" office:value="728.96" calcext:value-type="float">
            <text:p>728.96</text:p>
          </table:table-cell>
          <table:table-cell office:value-type="float" office:value="736.236" calcext:value-type="float">
            <text:p>736.236</text:p>
          </table:table-cell>
          <table:table-cell office:value-type="float" office:value="750.258" calcext:value-type="float">
            <text:p>750.2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53" calcext:value-type="float">
            <text:p>1153</text:p>
          </table:table-cell>
          <table:table-cell office:value-type="float" office:value="1.01276" calcext:value-type="float">
            <text:p>1.01276</text:p>
          </table:table-cell>
          <table:table-cell office:value-type="float" office:value="1133.91" calcext:value-type="float">
            <text:p>1133.91</text:p>
          </table:table-cell>
          <table:table-cell office:value-type="float" office:value="1141.82" calcext:value-type="float">
            <text:p>1141.82</text:p>
          </table:table-cell>
          <table:table-cell office:value-type="float" office:value="1147.17" calcext:value-type="float">
            <text:p>1147.17</text:p>
          </table:table-cell>
          <table:table-cell office:value-type="float" office:value="1159.18" calcext:value-type="float">
            <text:p>1159.18</text:p>
          </table:table-cell>
          <table:table-cell office:value-type="float" office:value="1194.45" calcext:value-type="float">
            <text:p>1194.4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78.92" calcext:value-type="float">
            <text:p>2178.92</text:p>
          </table:table-cell>
          <table:table-cell office:value-type="float" office:value="1.00713" calcext:value-type="float">
            <text:p>1.00713</text:p>
          </table:table-cell>
          <table:table-cell office:value-type="float" office:value="2152.93" calcext:value-type="float">
            <text:p>2152.93</text:p>
          </table:table-cell>
          <table:table-cell office:value-type="float" office:value="2164.49" calcext:value-type="float">
            <text:p>2164.49</text:p>
          </table:table-cell>
          <table:table-cell office:value-type="float" office:value="2177.47" calcext:value-type="float">
            <text:p>2177.47</text:p>
          </table:table-cell>
          <table:table-cell office:value-type="float" office:value="2192.93" calcext:value-type="float">
            <text:p>2192.93</text:p>
          </table:table-cell>
          <table:table-cell office:value-type="float" office:value="2216.23" calcext:value-type="float">
            <text:p>2216.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72.42" calcext:value-type="float">
            <text:p>4372.42</text:p>
          </table:table-cell>
          <table:table-cell office:value-type="float" office:value="1.00528" calcext:value-type="float">
            <text:p>1.00528</text:p>
          </table:table-cell>
          <table:table-cell office:value-type="float" office:value="4296.27" calcext:value-type="float">
            <text:p>4296.27</text:p>
          </table:table-cell>
          <table:table-cell office:value-type="float" office:value="4350.9" calcext:value-type="float">
            <text:p>4350.9</text:p>
          </table:table-cell>
          <table:table-cell office:value-type="float" office:value="4378.71" calcext:value-type="float">
            <text:p>4378.71</text:p>
          </table:table-cell>
          <table:table-cell office:value-type="float" office:value="4390.51" calcext:value-type="float">
            <text:p>4390.51</text:p>
          </table:table-cell>
          <table:table-cell office:value-type="float" office:value="4433.07" calcext:value-type="float">
            <text:p>4433.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09.9" calcext:value-type="float">
            <text:p>12809.9</text:p>
          </table:table-cell>
          <table:table-cell office:value-type="float" office:value="1.00572" calcext:value-type="float">
            <text:p>1.00572</text:p>
          </table:table-cell>
          <table:table-cell office:value-type="float" office:value="12625.3" calcext:value-type="float">
            <text:p>12625.3</text:p>
          </table:table-cell>
          <table:table-cell office:value-type="float" office:value="12760.7" calcext:value-type="float">
            <text:p>12760.7</text:p>
          </table:table-cell>
          <table:table-cell office:value-type="float" office:value="12816.4" calcext:value-type="float">
            <text:p>12816.4</text:p>
          </table:table-cell>
          <table:table-cell office:value-type="float" office:value="12862.4" calcext:value-type="float">
            <text:p>12862.4</text:p>
          </table:table-cell>
          <table:table-cell office:value-type="float" office:value="12973.4" calcext:value-type="float">
            <text:p>12973.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20:52:37.465471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21:18.426994493</meta:creation-date>
    <dc:date>2019-05-19T21:10:12.692663092</dc:date>
    <meta:editing-duration>PT2H1M51S</meta:editing-duration>
    <meta:editing-cycles>36</meta:editing-cycles>
    <meta:generator>LibreOffice/6.0.7.3$Linux_X86_64 LibreOffice_project/00m0$Build-3</meta:generator>
    <meta:document-statistic meta:table-count="6" meta:cell-count="5310" meta:object-count="0"/>
  </office:meta>
</office:document-meta>
</file>